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E01B5344.svm"/>
  <manifest:file-entry manifest:media-type="" manifest:full-path="Object 2/Pictures/2000000D000000DD000000DD8CD999B1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50E15C1E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FD000000FD47D2A0B4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9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2"/>
        <table:table-column table:style-name="co4" table:default-cell-style-name="Default"/>
        <table:table-row table:style-name="ro1">
          <table:table-cell office:value-type="string">
            <text:p>Precision</text:p>
          </table:table-cell>
          <table:table-cell office:value-type="string">
            <text:p>Near</text:p>
          </table:table-cell>
          <table:table-cell office:value-type="string">
            <text:p>Far</text:p>
          </table:table-cell>
          <table:table-cell office:value-type="string">
            <text:p>Test Camera Z</text:p>
          </table:table-cell>
          <table:table-cell table:style-name="Default" office:value-type="string">
            <text:p>Test Norm Z</text:p>
          </table:table-cell>
          <table:table-cell office:value-type="string">
            <text:p>Offset To Camera</text:p>
          </table:table-cell>
          <table:table-cell table:style-name="Default" office:value-type="string">
            <text:p>Delta</text:p>
          </table:table-cell>
          <table:table-cell/>
        </table:table-row>
        <table:table-row table:style-name="ro1">
          <table:table-cell office:value-type="float" office:value="65535">
            <text:p>6553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60">
            <text:p>-160</text:p>
          </table:table-cell>
          <table:table-cell table:formula="of:=(((((((([.B2]+[.C2])/([.B2]-[.C2]))) * [.D2]) + ((2 * [.B2] * [.C2])/([.B2]-[.C2]))) / -[.D2]) / 2) + 0.5) * [.A2]" office:value-type="float" office:value="65126.0575105751">
            <text:p>65126.05751058</text:p>
          </table:table-cell>
          <table:table-cell table:formula="of:=((2 * [.$B2]*[.$C2])/ ((([.$C2]-[.$B2])*((2 * ([.$E2] - 1) / [.$A2]) - 1)) + (-[.$B2]) + (-[.$C2])))" office:value-type="float" office:value="-159.610324307428">
            <text:p>-159.61</text:p>
          </table:table-cell>
          <table:table-cell table:formula="of:=[.D2]-[.F2]" office:value-type="float" office:value="-0.389675692571757">
            <text:p>-0.38967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60">
            <text:p>-160</text:p>
          </table:table-cell>
          <table:table-cell table:formula="of:=(((((((([.B3]+[.C3])/([.B3]-[.C3]))) * [.D3]) + ((2 * [.B3] * [.C3])/([.B3]-[.C3]))) / -[.D3]) / 2) + 0.5) * [.A3]" office:value-type="float" office:value="16672524.1314913">
            <text:p>16672524.13149130</text:p>
          </table:table-cell>
          <table:table-cell table:formula="of:=((2 * [.$B3]*[.$C3])/ ((([.$C3]-[.$B3])*((2 * ([.$E3] - 1) / [.$A3]) - 1)) + (-[.$B3]) + (-[.$C3])))" office:value-type="float" office:value="-159.998474150813">
            <text:p>-160</text:p>
          </table:table-cell>
          <table:table-cell table:formula="of:=[.D3]-[.F3]" office:value-type="float" office:value="-0.00152584918723164">
            <text:p>-0.00152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20000000">
            <text:p>20000000</text:p>
          </table:table-cell>
          <table:table-cell office:value-type="float" office:value="-2900">
            <text:p>-2900</text:p>
          </table:table-cell>
          <table:table-cell table:formula="of:=(((((((([.B4]+[.C4])/([.B4]-[.C4]))) * [.D4]) + ((2 * [.B4] * [.C4])/([.B4]-[.C4]))) / -[.D4]) / 2) + 0.5) * [.A4]" office:value-type="float" office:value="16771430.5920198">
            <text:p>16771430.59201980</text:p>
          </table:table-cell>
          <table:table-cell table:formula="of:=((2 * [.$B4]*[.$C4])/ ((([.$C4]-[.$B4])*((2 * ([.$E4] - 1) / [.$A4]) - 1)) + (-[.$B4]) + (-[.$C4])))" office:value-type="float" office:value="-2899.49881156498">
            <text:p>-2899.5</text:p>
          </table:table-cell>
          <table:table-cell table:formula="of:=[.D4]-[.F4]" office:value-type="float" office:value="-0.501188435018776">
            <text:p>-0.50118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">
            <text:p>-1</text:p>
          </table:table-cell>
          <table:table-cell table:formula="of:=(((((((([.B6]+[.C6])/([.B6]-[.C6]))) * [.D6]) + ((2 * [.B6] * [.C6])/([.B6]-[.C6]))) / -[.D6]) / 2) + 0.5) * [.A6]" office:value-type="float" office:value="0">
            <text:p>0.00000000</text:p>
          </table:table-cell>
          <table:table-cell table:formula="of:=((2 * [.$B6]*[.$C6])/ ((([.$C6]-[.$B6])*((2 * ([.$E6] - 1) / [.$A6]) - 1)) + (-[.$B6]) + (-[.$C6])))" office:value-type="float" office:value="-0.999999940395951">
            <text:p>-1</text:p>
          </table:table-cell>
          <table:table-cell table:formula="of:=[.F6] - [.D6]" office:value-type="float" office:value="0.0000000596040486966487">
            <text:p>0.000000</text:p>
          </table:table-cell>
          <table:table-cell office:value-type="string">
            <text:p>1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">
            <text:p>-5</text:p>
          </table:table-cell>
          <table:table-cell table:formula="of:=(((((((([.B7]+[.C7])/([.B7]-[.C7]))) * [.D7]) + ((2 * [.B7] * [.C7])/([.B7]-[.C7]))) / -[.D7]) / 2) + 0.5) * [.A7]" office:value-type="float" office:value="13421906.2190622">
            <text:p>13421906.21906220</text:p>
          </table:table-cell>
          <table:table-cell table:formula="of:=((2 * [.$B7]*[.$C7])/ ((([.$C7]-[.$B7])*((2 * ([.$E7] - 1) / [.$A7]) - 1)) + (-[.$B7]) + (-[.$C7])))" office:value-type="float" office:value="-4.99999850989914">
            <text:p>-5</text:p>
          </table:table-cell>
          <table:table-cell table:formula="of:=[.F7] - [.D7]" office:value-type="float" office:value="0.00000149010086492041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8]+[.C8])/([.B8]-[.C8]))) * [.D8]) + ((2 * [.B8] * [.C8])/([.B8]-[.C8]))) / -[.D8]) / 2) + 0.5) * [.A8]" office:value-type="float" office:value="15099644.496445">
            <text:p>15099644.49644500</text:p>
          </table:table-cell>
          <table:table-cell table:formula="of:=((2 * [.$B8]*[.$C8])/ ((([.$C8]-[.$B8])*((2 * ([.$E8] - 1) / [.$A8]) - 1)) + (-[.$B8]) + (-[.$C8])))" office:value-type="float" office:value="-9.99999403959833">
            <text:p>-10</text:p>
          </table:table-cell>
          <table:table-cell table:formula="of:=[.F8] - [.D8]" office:value-type="float" office:value="0.00000596040166911394">
            <text:p>0.00000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9]+[.C9])/([.B9]-[.C9]))) * [.D9]) + ((2 * [.B9] * [.C9])/([.B9]-[.C9]))) / -[.D9]) / 2) + 0.5) * [.A9]" office:value-type="float" office:value="16441835.1183512">
            <text:p>16441835.11835120</text:p>
          </table:table-cell>
          <table:table-cell table:formula="of:=((2 * [.$B9]*[.$C9])/ ((([.$C9]-[.$B9])*((2 * ([.$E9] - 1) / [.$A9]) - 1)) + (-[.$B9]) + (-[.$C9])))" office:value-type="float" office:value="-49.9998509903132">
            <text:p>-50</text:p>
          </table:table-cell>
          <table:table-cell table:formula="of:=[.F9] - [.D9]" office:value-type="float" office:value="0.000149009686836621">
            <text:p>0.00014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10]+[.C10])/([.B10]-[.C10]))) * [.D10]) + ((2 * [.B10] * [.C10])/([.B10]-[.C10]))) / -[.D10]) / 2) + 0.5) * [.A10]" office:value-type="float" office:value="16609608.9460895">
            <text:p>16609608.94608950</text:p>
          </table:table-cell>
          <table:table-cell table:formula="of:=((2 * [.$B10]*[.$C10])/ ((([.$C10]-[.$B10])*((2 * ([.$E10] - 1) / [.$A10]) - 1)) + (-[.$B10]) + (-[.$C10])))" office:value-type="float" office:value="-99.9994039630304">
            <text:p>-100</text:p>
          </table:table-cell>
          <table:table-cell table:formula="of:=[.F10] - [.D10]" office:value-type="float" office:value="0.00059603696959698">
            <text:p>0.0005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11]+[.C11])/([.B11]-[.C11]))) * [.D11]) + ((2 * [.B11] * [.C11])/([.B11]-[.C11]))) / -[.D11]) / 2) + 0.5) * [.A11]" office:value-type="float" office:value="16693495.8599586">
            <text:p>16693495.85995860</text:p>
          </table:table-cell>
          <table:table-cell table:formula="of:=((2 * [.$B11]*[.$C11])/ ((([.$C11]-[.$B11])*((2 * ([.$E11] - 1) / [.$A11]) - 1)) + (-[.$B11]) + (-[.$C11])))" office:value-type="float" office:value="-199.997615866326">
            <text:p>-200</text:p>
          </table:table-cell>
          <table:table-cell table:formula="of:=[.F11] - [.D11]" office:value-type="float" office:value="0.00238413367387125">
            <text:p>0.00238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12]+[.C12])/([.B12]-[.C12]))) * [.D12]) + ((2 * [.B12] * [.C12])/([.B12]-[.C12]))) / -[.D12]) / 2) + 0.5) * [.A12]" office:value-type="float" office:value="16721458.1645816">
            <text:p>16721458.16458160</text:p>
          </table:table-cell>
          <table:table-cell table:formula="of:=((2 * [.$B12]*[.$C12])/ ((([.$C12]-[.$B12])*((2 * ([.$E12] - 1) / [.$A12]) - 1)) + (-[.$B12]) + (-[.$C12])))" office:value-type="float" office:value="-299.994635731218">
            <text:p>-299.99</text:p>
          </table:table-cell>
          <table:table-cell table:formula="of:=[.F12] - [.D12]" office:value-type="float" office:value="0.00536426878244356">
            <text:p>0.0053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13]+[.C13])/([.B13]-[.C13]))) * [.D13]) + ((2 * [.B13] * [.C13])/([.B13]-[.C13]))) / -[.D13]) / 2) + 0.5) * [.A13]" office:value-type="float" office:value="16735439.3168932">
            <text:p>16735439.31689320</text:p>
          </table:table-cell>
          <table:table-cell table:formula="of:=((2 * [.$B13]*[.$C13])/ ((([.$C13]-[.$B13])*((2 * ([.$E13] - 1) / [.$A13]) - 1)) + (-[.$B13]) + (-[.$C13])))" office:value-type="float" office:value="-399.990463578985">
            <text:p>-399.99</text:p>
          </table:table-cell>
          <table:table-cell table:formula="of:=[.F13] - [.D13]" office:value-type="float" office:value="0.00953642101495689">
            <text:p>0.00953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14]+[.C14])/([.B14]-[.C14]))) * [.D14]) + ((2 * [.B14] * [.C14])/([.B14]-[.C14]))) / -[.D14]) / 2) + 0.5) * [.A14]" office:value-type="float" office:value="16743828.0082801">
            <text:p>16743828.00828010</text:p>
          </table:table-cell>
          <table:table-cell table:formula="of:=((2 * [.$B14]*[.$C14])/ ((([.$C14]-[.$B14])*((2 * ([.$E14] - 1) / [.$A14]) - 1)) + (-[.$B14]) + (-[.$C14])))" office:value-type="float" office:value="-499.985099430994">
            <text:p>-499.99</text:p>
          </table:table-cell>
          <table:table-cell table:formula="of:=[.F14] - [.D14]" office:value-type="float" office:value="0.0149005690063859">
            <text:p>0.0149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15]+[.C15])/([.B15]-[.C15]))) * [.D15]) + ((2 * [.B15] * [.C15])/([.B15]-[.C15]))) / -[.D15]) / 2) + 0.5) * [.A15]" office:value-type="float" office:value="16749420.4692047">
            <text:p>16749420.46920470</text:p>
          </table:table-cell>
          <table:table-cell table:formula="of:=((2 * [.$B15]*[.$C15])/ ((([.$C15]-[.$B15])*((2 * ([.$E15] - 1) / [.$A15]) - 1)) + (-[.$B15]) + (-[.$C15])))" office:value-type="float" office:value="-599.978543308526">
            <text:p>-599.98</text:p>
          </table:table-cell>
          <table:table-cell table:formula="of:=[.F15] - [.D15]" office:value-type="float" office:value="0.0214566914737588">
            <text:p>0.0214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16]+[.C16])/([.B16]-[.C16]))) * [.D16]) + ((2 * [.B16] * [.C16])/([.B16]-[.C16]))) / -[.D16]) / 2) + 0.5) * [.A16]" office:value-type="float" office:value="16753415.0841508">
            <text:p>16753415.08415080</text:p>
          </table:table-cell>
          <table:table-cell table:formula="of:=((2 * [.$B16]*[.$C16])/ ((([.$C16]-[.$B16])*((2 * ([.$E16] - 1) / [.$A16]) - 1)) + (-[.$B16]) + (-[.$C16])))" office:value-type="float" office:value="-699.970795232907">
            <text:p>-699.97</text:p>
          </table:table-cell>
          <table:table-cell table:formula="of:=[.F16] - [.D16]" office:value-type="float" office:value="0.0292047670928923">
            <text:p>0.02920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17]+[.C17])/([.B17]-[.C17]))) * [.D17]) + ((2 * [.B17] * [.C17])/([.B17]-[.C17]))) / -[.D17]) / 2) + 0.5) * [.A17]" office:value-type="float" office:value="16756411.0453605">
            <text:p>16756411.04536050</text:p>
          </table:table-cell>
          <table:table-cell table:formula="of:=((2 * [.$B17]*[.$C17])/ ((([.$C17]-[.$B17])*((2 * ([.$E17] - 1) / [.$A17]) - 1)) + (-[.$B17]) + (-[.$C17])))" office:value-type="float" office:value="-799.961855225352">
            <text:p>-799.96</text:p>
          </table:table-cell>
          <table:table-cell table:formula="of:=[.F17] - [.D17]" office:value-type="float" office:value="0.0381447746483445">
            <text:p>0.0381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18]+[.C18])/([.B18]-[.C18]))) * [.D18]) + ((2 * [.B18] * [.C18])/([.B18]-[.C18]))) / -[.D18]) / 2) + 0.5) * [.A18]" office:value-type="float" office:value="16758741.2374124">
            <text:p>16758741.23741240</text:p>
          </table:table-cell>
          <table:table-cell table:formula="of:=((2 * [.$B18]*[.$C18])/ ((([.$C18]-[.$B18])*((2 * ([.$E18] - 1) / [.$A18]) - 1)) + (-[.$B18]) + (-[.$C18])))" office:value-type="float" office:value="-899.951723307334">
            <text:p>-899.95</text:p>
          </table:table-cell>
          <table:table-cell table:formula="of:=[.F18] - [.D18]" office:value-type="float" office:value="0.0482766926662634">
            <text:p>0.04827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19]+[.C19])/([.B19]-[.C19]))) * [.D19]) + ((2 * [.B19] * [.C19])/([.B19]-[.C19]))) / -[.D19]) / 2) + 0.5) * [.A19]" office:value-type="float" office:value="16760605.3910539">
            <text:p>16760605.39105390</text:p>
          </table:table-cell>
          <table:table-cell table:formula="of:=((2 * [.$B19]*[.$C19])/ ((([.$C19]-[.$B19])*((2 * ([.$E19] - 1) / [.$A19]) - 1)) + (-[.$B19]) + (-[.$C19])))" office:value-type="float" office:value="-999.940399500137">
            <text:p>-999.94</text:p>
          </table:table-cell>
          <table:table-cell table:formula="of:=[.F19] - [.D19]" office:value-type="float" office:value="0.0596004998628814">
            <text:p>0.05960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20]+[.C20])/([.B20]-[.C20]))) * [.D20]) + ((2 * [.B20] * [.C20])/([.B20]-[.C20]))) / -[.D20]) / 2) + 0.5) * [.A20]" office:value-type="float" office:value="16763401.6215162">
            <text:p>16763401.62151620</text:p>
          </table:table-cell>
          <table:table-cell table:formula="of:=((2 * [.$B20]*[.$C20])/ ((([.$C20]-[.$B20])*((2 * ([.$E20] - 1) / [.$A20]) - 1)) + (-[.$B20]) + (-[.$C20])))" office:value-type="float" office:value="-1199.91417630319">
            <text:p>-1199.91</text:p>
          </table:table-cell>
          <table:table-cell table:formula="of:=[.F20] - [.D20]" office:value-type="float" office:value="0.0858236968103938">
            <text:p>0.08582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21]+[.C21])/([.B21]-[.C21]))) * [.D21]) + ((2 * [.B21] * [.C21])/([.B21]-[.C21]))) / -[.D21]) / 2) + 0.5) * [.A21]" office:value-type="float" office:value="16765398.9289893">
            <text:p>16765398.92898930</text:p>
          </table:table-cell>
          <table:table-cell table:formula="of:=((2 * [.$B21]*[.$C21])/ ((([.$C21]-[.$B21])*((2 * ([.$E21] - 1) / [.$A21]) - 1)) + (-[.$B21]) + (-[.$C21])))" office:value-type="float" office:value="-1399.88318580498">
            <text:p>-1399.88</text:p>
          </table:table-cell>
          <table:table-cell table:formula="of:=[.F21] - [.D21]" office:value-type="float" office:value="0.116814195020424">
            <text:p>0.11681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22]+[.C22])/([.B22]-[.C22]))) * [.D22]) + ((2 * [.B22] * [.C22])/([.B22]-[.C22]))) / -[.D22]) / 2) + 0.5) * [.A22]" office:value-type="float" office:value="16766896.9095941">
            <text:p>16766896.90959410</text:p>
          </table:table-cell>
          <table:table-cell table:formula="of:=((2 * [.$B22]*[.$C22])/ ((([.$C22]-[.$B22])*((2 * ([.$E22] - 1) / [.$A22]) - 1)) + (-[.$B22]) + (-[.$C22])))" office:value-type="float" office:value="-1599.84742817618">
            <text:p>-1599.85</text:p>
          </table:table-cell>
          <table:table-cell table:formula="of:=[.F22] - [.D22]" office:value-type="float" office:value="0.152571823821063">
            <text:p>0.15257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23]+[.C23])/([.B23]-[.C23]))) * [.D23]) + ((2 * [.B23] * [.C23])/([.B23]-[.C23]))) / -[.D23]) / 2) + 0.5) * [.A23]" office:value-type="float" office:value="16768062.0056201">
            <text:p>16768062.00562010</text:p>
          </table:table-cell>
          <table:table-cell table:formula="of:=((2 * [.$B23]*[.$C23])/ ((([.$C23]-[.$B23])*((2 * ([.$E23] - 1) / [.$A23]) - 1)) + (-[.$B23]) + (-[.$C23])))" office:value-type="float" office:value="-1799.80690358715">
            <text:p>-1799.81</text:p>
          </table:table-cell>
          <table:table-cell table:formula="of:=[.F23] - [.D23]" office:value-type="float" office:value="0.193096412850991">
            <text:p>0.1930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24]+[.C24])/([.B24]-[.C24]))) * [.D24]) + ((2 * [.B24] * [.C24])/([.B24]-[.C24]))) / -[.D24]) / 2) + 0.5) * [.A24]" office:value-type="float" office:value="16768994.0824408">
            <text:p>16768994.08244080</text:p>
          </table:table-cell>
          <table:table-cell table:formula="of:=((2 * [.$B24]*[.$C24])/ ((([.$C24]-[.$B24])*((2 * ([.$E24] - 1) / [.$A24]) - 1)) + (-[.$B24]) + (-[.$C24])))" office:value-type="float" office:value="-1999.76161220858">
            <text:p>-1999.76</text:p>
          </table:table-cell>
          <table:table-cell table:formula="of:=[.F24] - [.D24]" office:value-type="float" office:value="0.238387791419882">
            <text:p>0.23838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25]+[.C25])/([.B25]-[.C25]))) * [.D25]) + ((2 * [.B25] * [.C25])/([.B25]-[.C25]))) / -[.D25]) / 2) + 0.5) * [.A25]" office:value-type="float" office:value="16770392.197672">
            <text:p>16770392.19767200</text:p>
          </table:table-cell>
          <table:table-cell table:formula="of:=((2 * [.$B25]*[.$C25])/ ((([.$C25]-[.$B25])*((2 * ([.$E25] - 1) / [.$A25]) - 1)) + (-[.$B25]) + (-[.$C25])))" office:value-type="float" office:value="-2399.65672976322">
            <text:p>-2399.66</text:p>
          </table:table-cell>
          <table:table-cell table:formula="of:=[.F25] - [.D25]" office:value-type="float" office:value="0.343270236780427">
            <text:p>0.34327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26]+[.C26])/([.B26]-[.C26]))) * [.D26]) + ((2 * [.B26] * [.C26])/([.B26]-[.C26]))) / -[.D26]) / 2) + 0.5) * [.A26]" office:value-type="float" office:value="16771390.8514085">
            <text:p>16771390.85140850</text:p>
          </table:table-cell>
          <table:table-cell table:formula="of:=((2 * [.$B26]*[.$C26])/ ((([.$C26]-[.$B26])*((2 * ([.$E26] - 1) / [.$A26]) - 1)) + (-[.$B26]) + (-[.$C26])))" office:value-type="float" office:value="-2799.53278220429">
            <text:p>-2799.53</text:p>
          </table:table-cell>
          <table:table-cell table:formula="of:=[.F26] - [.D26]" office:value-type="float" office:value="0.467217795704983">
            <text:p>0.46721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27]+[.C27])/([.B27]-[.C27]))) * [.D27]) + ((2 * [.B27] * [.C27])/([.B27]-[.C27]))) / -[.D27]) / 2) + 0.5) * [.A27]" office:value-type="float" office:value="16772139.8417109">
            <text:p>16772139.84171090</text:p>
          </table:table-cell>
          <table:table-cell table:formula="of:=((2 * [.$B27]*[.$C27])/ ((([.$C27]-[.$B27])*((2 * ([.$E27] - 1) / [.$A27]) - 1)) + (-[.$B27]) + (-[.$C27])))" office:value-type="float" office:value="-3199.38977089457">
            <text:p>-3199.39</text:p>
          </table:table-cell>
          <table:table-cell table:formula="of:=[.F27] - [.D27]" office:value-type="float" office:value="0.610229105428971">
            <text:p>0.6102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28]+[.C28])/([.B28]-[.C28]))) * [.D28]) + ((2 * [.B28] * [.C28])/([.B28]-[.C28]))) / -[.D28]) / 2) + 0.5) * [.A28]" office:value-type="float" office:value="16772722.3897239">
            <text:p>16772722.38972390</text:p>
          </table:table-cell>
          <table:table-cell table:formula="of:=((2 * [.$B28]*[.$C28])/ ((([.$C28]-[.$B28])*((2 * ([.$E28] - 1) / [.$A28]) - 1)) + (-[.$B28]) + (-[.$C28])))" office:value-type="float" office:value="-3599.2276971984">
            <text:p>-3599.23</text:p>
          </table:table-cell>
          <table:table-cell table:formula="of:=[.F28] - [.D28]" office:value-type="float" office:value="0.772302801595743">
            <text:p>0.77230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29]+[.C29])/([.B29]-[.C29]))) * [.D29]) + ((2 * [.B29] * [.C29])/([.B29]-[.C29]))) / -[.D29]) / 2) + 0.5) * [.A29]" office:value-type="float" office:value="16773188.4281343">
            <text:p>16773188.42813430</text:p>
          </table:table-cell>
          <table:table-cell table:formula="of:=((2 * [.$B29]*[.$C29])/ ((([.$C29]-[.$B29])*((2 * ([.$E29] - 1) / [.$A29]) - 1)) + (-[.$B29]) + (-[.$C29])))" office:value-type="float" office:value="-3999.04656247942">
            <text:p>-3999.05</text:p>
          </table:table-cell>
          <table:table-cell table:formula="of:=[.F29] - [.D29]" office:value-type="float" office:value="0.95343752058352">
            <text:p>0.9534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30]+[.C30])/([.B30]-[.C30]))) * [.D30]) + ((2 * [.B30] * [.C30])/([.B30]-[.C30]))) / -[.D30]) / 2) + 0.5) * [.A30]" office:value-type="float" office:value="16773569.7322882">
            <text:p>16773569.73228820</text:p>
          </table:table-cell>
          <table:table-cell table:formula="of:=((2 * [.$B30]*[.$C30])/ ((([.$C30]-[.$B30])*((2 * ([.$E30] - 1) / [.$A30]) - 1)) + (-[.$B30]) + (-[.$C30])))" office:value-type="float" office:value="-4398.84636809671">
            <text:p>-4398.85</text:p>
          </table:table-cell>
          <table:table-cell table:formula="of:=[.F30] - [.D30]" office:value-type="float" office:value="1.15363190328753">
            <text:p>1.15363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31]+[.C31])/([.B31]-[.C31]))) * [.D31]) + ((2 * [.B31] * [.C31])/([.B31]-[.C31]))) / -[.D31]) / 2) + 0.5) * [.A31]" office:value-type="float" office:value="16773887.4857499">
            <text:p>16773887.48574990</text:p>
          </table:table-cell>
          <table:table-cell table:formula="of:=((2 * [.$B31]*[.$C31])/ ((([.$C31]-[.$B31])*((2 * ([.$E31] - 1) / [.$A31]) - 1)) + (-[.$B31]) + (-[.$C31])))" office:value-type="float" office:value="-4798.62711541611">
            <text:p>-4798.63</text:p>
          </table:table-cell>
          <table:table-cell table:formula="of:=[.F31] - [.D31]" office:value-type="float" office:value="1.37288458389048">
            <text:p>1.37288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32]+[.C32])/([.B32]-[.C32]))) * [.D32]) + ((2 * [.B32] * [.C32])/([.B32]-[.C32]))) / -[.D32]) / 2) + 0.5) * [.A32]" office:value-type="float" office:value="16774156.3540635">
            <text:p>16774156.35406350</text:p>
          </table:table-cell>
          <table:table-cell table:formula="of:=((2 * [.$B32]*[.$C32])/ ((([.$C32]-[.$B32])*((2 * ([.$E32] - 1) / [.$A32]) - 1)) + (-[.$B32]) + (-[.$C32])))" office:value-type="float" office:value="-5198.3888058041">
            <text:p>-5198.39</text:p>
          </table:table-cell>
          <table:table-cell table:formula="of:=[.F32] - [.D32]" office:value-type="float" office:value="1.61119419590341">
            <text:p>1.61119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33]+[.C33])/([.B33]-[.C33]))) * [.D33]) + ((2 * [.B33] * [.C33])/([.B33]-[.C33]))) / -[.D33]) / 2) + 0.5) * [.A33]" office:value-type="float" office:value="16774386.8126181">
            <text:p>16774386.81261810</text:p>
          </table:table-cell>
          <table:table-cell table:formula="of:=((2 * [.$B33]*[.$C33])/ ((([.$C33]-[.$B33])*((2 * ([.$E33] - 1) / [.$A33]) - 1)) + (-[.$B33]) + (-[.$C33])))" office:value-type="float" office:value="-5598.13144061219">
            <text:p>-5598.13</text:p>
          </table:table-cell>
          <table:table-cell table:formula="of:=[.F33] - [.D33]" office:value-type="float" office:value="1.86855938781264">
            <text:p>1.86855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34]+[.C34])/([.B34]-[.C34]))) * [.D34]) + ((2 * [.B34] * [.C34])/([.B34]-[.C34]))) / -[.D34]) / 2) + 0.5) * [.A34]" office:value-type="float" office:value="16774586.5433654">
            <text:p>16774586.54336540</text:p>
          </table:table-cell>
          <table:table-cell table:formula="of:=((2 * [.$B34]*[.$C34])/ ((([.$C34]-[.$B34])*((2 * ([.$E34] - 1) / [.$A34]) - 1)) + (-[.$B34]) + (-[.$C34])))" office:value-type="float" office:value="-5997.85502121747">
            <text:p>-5997.86</text:p>
          </table:table-cell>
          <table:table-cell table:formula="of:=[.F34] - [.D34]" office:value-type="float" office:value="2.14497878253314">
            <text:p>2.14497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35]+[.C35])/([.B35]-[.C35]))) * [.D35]) + ((2 * [.B35] * [.C35])/([.B35]-[.C35]))) / -[.D35]) / 2) + 0.5) * [.A35]" office:value-type="float" office:value="16774801.6380164">
            <text:p>16774801.63801640</text:p>
          </table:table-cell>
          <table:table-cell table:formula="of:=((2 * [.$B35]*[.$C35])/ ((([.$C35]-[.$B35])*((2 * ([.$E35] - 1) / [.$A35]) - 1)) + (-[.$B35]) + (-[.$C35])))" office:value-type="float" office:value="-6497.48270405662">
            <text:p>-6497.48</text:p>
          </table:table-cell>
          <table:table-cell table:formula="of:=[.F35] - [.D35]" office:value-type="float" office:value="2.51729594338394">
            <text:p>2.5172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36]+[.C36])/([.B36]-[.C36]))) * [.D36]) + ((2 * [.B36] * [.C36])/([.B36]-[.C36]))) / -[.D36]) / 2) + 0.5) * [.A36]" office:value-type="float" office:value="16774986.0048601">
            <text:p>16774986.00486010</text:p>
          </table:table-cell>
          <table:table-cell table:formula="of:=((2 * [.$B36]*[.$C36])/ ((([.$C36]-[.$B36])*((2 * ([.$E36] - 1) / [.$A36]) - 1)) + (-[.$B36]) + (-[.$C36])))" office:value-type="float" office:value="-6997.08061948798">
            <text:p>-6997.08</text:p>
          </table:table-cell>
          <table:table-cell table:formula="of:=[.F36] - [.D36]" office:value-type="float" office:value="2.91938051201669">
            <text:p>2.91938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37]+[.C37])/([.B37]-[.C37]))) * [.D37]) + ((2 * [.B37] * [.C37])/([.B37]-[.C37]))) / -[.D37]) / 2) + 0.5) * [.A37]" office:value-type="float" office:value="16775145.7894579">
            <text:p>16775145.78945790</text:p>
          </table:table-cell>
          <table:table-cell table:formula="of:=((2 * [.$B37]*[.$C37])/ ((([.$C37]-[.$B37])*((2 * ([.$E37] - 1) / [.$A37]) - 1)) + (-[.$B37]) + (-[.$C37])))" office:value-type="float" office:value="-7496.64877015868">
            <text:p>-7496.65</text:p>
          </table:table-cell>
          <table:table-cell table:formula="of:=[.F37] - [.D37]" office:value-type="float" office:value="3.35122984131976">
            <text:p>3.35123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38]+[.C38])/([.B38]-[.C38]))) * [.D38]) + ((2 * [.B38] * [.C38])/([.B38]-[.C38]))) / -[.D38]) / 2) + 0.5) * [.A38]" office:value-type="float" office:value="16775285.600981">
            <text:p>16775285.60098100</text:p>
          </table:table-cell>
          <table:table-cell table:formula="of:=((2 * [.$B38]*[.$C38])/ ((([.$C38]-[.$B38])*((2 * ([.$E38] - 1) / [.$A38]) - 1)) + (-[.$B38]) + (-[.$C38])))" office:value-type="float" office:value="-7996.18715873949">
            <text:p>-7996.19</text:p>
          </table:table-cell>
          <table:table-cell table:formula="of:=[.F38] - [.D38]" office:value-type="float" office:value="3.81284126050741">
            <text:p>3.8128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39]+[.C39])/([.B39]-[.C39]))) * [.D39]) + ((2 * [.B39] * [.C39])/([.B39]-[.C39]))) / -[.D39]) / 2) + 0.5) * [.A39]" office:value-type="float" office:value="16775408.9640896">
            <text:p>16775408.96408960</text:p>
          </table:table-cell>
          <table:table-cell table:formula="of:=((2 * [.$B39]*[.$C39])/ ((([.$C39]-[.$B39])*((2 * ([.$E39] - 1) / [.$A39]) - 1)) + (-[.$B39]) + (-[.$C39])))" office:value-type="float" office:value="-8495.69578788633">
            <text:p>-8495.7</text:p>
          </table:table-cell>
          <table:table-cell table:formula="of:=[.F39] - [.D39]" office:value-type="float" office:value="4.30421211366775">
            <text:p>4.30421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40]+[.C40])/([.B40]-[.C40]))) * [.D40]) + ((2 * [.B40] * [.C40])/([.B40]-[.C40]))) / -[.D40]) / 2) + 0.5) * [.A40]" office:value-type="float" office:value="16775518.6201862">
            <text:p>16775518.62018620</text:p>
          </table:table-cell>
          <table:table-cell table:formula="of:=((2 * [.$B40]*[.$C40])/ ((([.$C40]-[.$B40])*((2 * ([.$E40] - 1) / [.$A40]) - 1)) + (-[.$B40]) + (-[.$C40])))" office:value-type="float" office:value="-8995.1746602537">
            <text:p>-8995.17</text:p>
          </table:table-cell>
          <table:table-cell table:formula="of:=[.F40] - [.D40]" office:value-type="float" office:value="4.82533974629587">
            <text:p>4.82534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41]+[.C41])/([.B41]-[.C41]))) * [.D41]) + ((2 * [.B41] * [.C41])/([.B41]-[.C41]))) / -[.D41]) / 2) + 0.5) * [.A41]" office:value-type="float" office:value="16775616.7335358">
            <text:p>16775616.73353580</text:p>
          </table:table-cell>
          <table:table-cell table:formula="of:=((2 * [.$B41]*[.$C41])/ ((([.$C41]-[.$B41])*((2 * ([.$E41] - 1) / [.$A41]) - 1)) + (-[.$B41]) + (-[.$C41])))" office:value-type="float" office:value="-9494.62377850438">
            <text:p>-9494.62</text:p>
          </table:table-cell>
          <table:table-cell table:formula="of:=[.F41] - [.D41]" office:value-type="float" office:value="5.37622149562412">
            <text:p>5.3762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42]+[.C42])/([.B42]-[.C42]))) * [.D42]) + ((2 * [.B42] * [.C42])/([.B42]-[.C42]))) / -[.D42]) / 2) + 0.5) * [.A42]" office:value-type="float" office:value="16775705.0355504">
            <text:p>16775705.03555040</text:p>
          </table:table-cell>
          <table:table-cell table:formula="of:=((2 * [.$B42]*[.$C42])/ ((([.$C42]-[.$B42])*((2 * ([.$E42] - 1) / [.$A42]) - 1)) + (-[.$B42]) + (-[.$C42])))" office:value-type="float" office:value="-9994.04314529738">
            <text:p>-9994.04</text:p>
          </table:table-cell>
          <table:table-cell table:formula="of:=[.F42] - [.D42]" office:value-type="float" office:value="5.9568547026247">
            <text:p>5.95685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">
            <text:p>-1</text:p>
          </table:table-cell>
          <table:table-cell table:formula="of:=(((((((([.B44]+[.C44])/([.B44]-[.C44]))) * [.D44]) + ((2 * [.B44] * [.C44])/([.B44]-[.C44]))) / -[.D44]) / 2) + 0.5) * [.A44]" office:value-type="float" office:value="0">
            <text:p>0.00000000</text:p>
          </table:table-cell>
          <table:table-cell table:formula="of:=((2 * [.$B44]*[.$C44])/ ((([.$C44]-[.$B44])*((2 * ([.$E44] - 1) / [.$A44]) - 1)) + (-[.$B44]) + (-[.$C44])))" office:value-type="float" office:value="-0.999999940395415">
            <text:p>-1</text:p>
          </table:table-cell>
          <table:table-cell table:formula="of:=[.F44] - [.D44]" office:value-type="float" office:value="0.0000000596045851564142">
            <text:p>0.000000</text:p>
          </table:table-cell>
          <table:table-cell office:value-type="string">
            <text:p>1:1,0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">
            <text:p>-5</text:p>
          </table:table-cell>
          <table:table-cell table:formula="of:=(((((((([.B45]+[.C45])/([.B45]-[.C45]))) * [.D45]) + ((2 * [.B45] * [.C45])/([.B45]-[.C45]))) / -[.D45]) / 2) + 0.5) * [.A45]" office:value-type="float" office:value="13421785.4217854">
            <text:p>13421785.42178540</text:p>
          </table:table-cell>
          <table:table-cell table:formula="of:=((2 * [.$B45]*[.$C45])/ ((([.$C45]-[.$B45])*((2 * ([.$E45] - 1) / [.$A45]) - 1)) + (-[.$B45]) + (-[.$C45])))" office:value-type="float" office:value="-4.99999850988573">
            <text:p>-5</text:p>
          </table:table-cell>
          <table:table-cell table:formula="of:=[.F45] - [.D45]" office:value-type="float" office:value="0.00000149011427108547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">
            <text:p>-10</text:p>
          </table:table-cell>
          <table:table-cell table:formula="of:=(((((((([.B46]+[.C46])/([.B46]-[.C46]))) * [.D46]) + ((2 * [.B46] * [.C46])/([.B46]-[.C46]))) / -[.D46]) / 2) + 0.5) * [.A46]" office:value-type="float" office:value="15099508.5995086">
            <text:p>15099508.59950860</text:p>
          </table:table-cell>
          <table:table-cell table:formula="of:=((2 * [.$B46]*[.$C46])/ ((([.$C46]-[.$B46])*((2 * ([.$E46] - 1) / [.$A46]) - 1)) + (-[.$B46]) + (-[.$C46])))" office:value-type="float" office:value="-9.99999403954469">
            <text:p>-10</text:p>
          </table:table-cell>
          <table:table-cell table:formula="of:=[.F46] - [.D46]" office:value-type="float" office:value="0.00000596045531331413">
            <text:p>0.00000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0">
            <text:p>-50</text:p>
          </table:table-cell>
          <table:table-cell table:formula="of:=(((((((([.B47]+[.C47])/([.B47]-[.C47]))) * [.D47]) + ((2 * [.B47] * [.C47])/([.B47]-[.C47]))) / -[.D47]) / 2) + 0.5) * [.A47]" office:value-type="float" office:value="16441687.1416871">
            <text:p>16441687.14168710</text:p>
          </table:table-cell>
          <table:table-cell table:formula="of:=((2 * [.$B47]*[.$C47])/ ((([.$C47]-[.$B47])*((2 * ([.$E47] - 1) / [.$A47]) - 1)) + (-[.$B47]) + (-[.$C47])))" office:value-type="float" office:value="-49.9998509889723">
            <text:p>-50</text:p>
          </table:table-cell>
          <table:table-cell table:formula="of:=[.F47] - [.D47]" office:value-type="float" office:value="0.000149011027716028">
            <text:p>0.00014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0">
            <text:p>-100</text:p>
          </table:table-cell>
          <table:table-cell table:formula="of:=(((((((([.B48]+[.C48])/([.B48]-[.C48]))) * [.D48]) + ((2 * [.B48] * [.C48])/([.B48]-[.C48]))) / -[.D48]) / 2) + 0.5) * [.A48]" office:value-type="float" office:value="16609459.4594595">
            <text:p>16609459.45945950</text:p>
          </table:table-cell>
          <table:table-cell table:formula="of:=((2 * [.$B48]*[.$C48])/ ((([.$C48]-[.$B48])*((2 * ([.$E48] - 1) / [.$A48]) - 1)) + (-[.$B48]) + (-[.$C48])))" office:value-type="float" office:value="-99.999403957666">
            <text:p>-100</text:p>
          </table:table-cell>
          <table:table-cell table:formula="of:=[.F48] - [.D48]" office:value-type="float" office:value="0.000596042333953051">
            <text:p>0.0005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00">
            <text:p>-200</text:p>
          </table:table-cell>
          <table:table-cell table:formula="of:=(((((((([.B49]+[.C49])/([.B49]-[.C49]))) * [.D49]) + ((2 * [.B49] * [.C49])/([.B49]-[.C49]))) / -[.D49]) / 2) + 0.5) * [.A49]" office:value-type="float" office:value="16693345.6183456">
            <text:p>16693345.61834560</text:p>
          </table:table-cell>
          <table:table-cell table:formula="of:=((2 * [.$B49]*[.$C49])/ ((([.$C49]-[.$B49])*((2 * ([.$E49] - 1) / [.$A49]) - 1)) + (-[.$B49]) + (-[.$C49])))" office:value-type="float" office:value="-199.99761584487">
            <text:p>-200</text:p>
          </table:table-cell>
          <table:table-cell table:formula="of:=[.F49] - [.D49]" office:value-type="float" office:value="0.00238415512987444">
            <text:p>0.00238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300">
            <text:p>-300</text:p>
          </table:table-cell>
          <table:table-cell table:formula="of:=(((((((([.B50]+[.C50])/([.B50]-[.C50]))) * [.D50]) + ((2 * [.B50] * [.C50])/([.B50]-[.C50]))) / -[.D50]) / 2) + 0.5) * [.A50]" office:value-type="float" office:value="16721307.6713077">
            <text:p>16721307.67130770</text:p>
          </table:table-cell>
          <table:table-cell table:formula="of:=((2 * [.$B50]*[.$C50])/ ((([.$C50]-[.$B50])*((2 * ([.$E50] - 1) / [.$A50]) - 1)) + (-[.$B50]) + (-[.$C50])))" office:value-type="float" office:value="-299.994635682943">
            <text:p>-299.99</text:p>
          </table:table-cell>
          <table:table-cell table:formula="of:=[.F50] - [.D50]" office:value-type="float" office:value="0.0053643170565465">
            <text:p>0.0053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00">
            <text:p>-400</text:p>
          </table:table-cell>
          <table:table-cell table:formula="of:=(((((((([.B51]+[.C51])/([.B51]-[.C51]))) * [.D51]) + ((2 * [.B51] * [.C51])/([.B51]-[.C51]))) / -[.D51]) / 2) + 0.5) * [.A51]" office:value-type="float" office:value="16735288.6977887">
            <text:p>16735288.69778870</text:p>
          </table:table-cell>
          <table:table-cell table:formula="of:=((2 * [.$B51]*[.$C51])/ ((([.$C51]-[.$B51])*((2 * ([.$E51] - 1) / [.$A51]) - 1)) + (-[.$B51]) + (-[.$C51])))" office:value-type="float" office:value="-399.990463493172">
            <text:p>-399.99</text:p>
          </table:table-cell>
          <table:table-cell table:formula="of:=[.F51] - [.D51]" office:value-type="float" office:value="0.00953650682760099">
            <text:p>0.00953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00">
            <text:p>-500</text:p>
          </table:table-cell>
          <table:table-cell table:formula="of:=(((((((([.B52]+[.C52])/([.B52]-[.C52]))) * [.D52]) + ((2 * [.B52] * [.C52])/([.B52]-[.C52]))) / -[.D52]) / 2) + 0.5) * [.A52]" office:value-type="float" office:value="16743677.3136773">
            <text:p>16743677.31367730</text:p>
          </table:table-cell>
          <table:table-cell table:formula="of:=((2 * [.$B52]*[.$C52])/ ((([.$C52]-[.$B52])*((2 * ([.$E52] - 1) / [.$A52]) - 1)) + (-[.$B52]) + (-[.$C52])))" office:value-type="float" office:value="-499.985099296909">
            <text:p>-499.99</text:p>
          </table:table-cell>
          <table:table-cell table:formula="of:=[.F52] - [.D52]" office:value-type="float" office:value="0.0149007030906887">
            <text:p>0.0149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600">
            <text:p>-600</text:p>
          </table:table-cell>
          <table:table-cell table:formula="of:=(((((((([.B53]+[.C53])/([.B53]-[.C53]))) * [.D53]) + ((2 * [.B53] * [.C53])/([.B53]-[.C53]))) / -[.D53]) / 2) + 0.5) * [.A53]" office:value-type="float" office:value="16749269.7242697">
            <text:p>16749269.72426970</text:p>
          </table:table-cell>
          <table:table-cell table:formula="of:=((2 * [.$B53]*[.$C53])/ ((([.$C53]-[.$B53])*((2 * ([.$E53] - 1) / [.$A53]) - 1)) + (-[.$B53]) + (-[.$C53])))" office:value-type="float" office:value="-599.97854311539">
            <text:p>-599.98</text:p>
          </table:table-cell>
          <table:table-cell table:formula="of:=[.F53] - [.D53]" office:value-type="float" office:value="0.0214568846104157">
            <text:p>0.0214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700">
            <text:p>-700</text:p>
          </table:table-cell>
          <table:table-cell table:formula="of:=(((((((([.B54]+[.C54])/([.B54]-[.C54]))) * [.D54]) + ((2 * [.B54] * [.C54])/([.B54]-[.C54]))) / -[.D54]) / 2) + 0.5) * [.A54]" office:value-type="float" office:value="16753264.3032643">
            <text:p>16753264.30326430</text:p>
          </table:table-cell>
          <table:table-cell table:formula="of:=((2 * [.$B54]*[.$C54])/ ((([.$C54]-[.$B54])*((2 * ([.$E54] - 1) / [.$A54]) - 1)) + (-[.$B54]) + (-[.$C54])))" office:value-type="float" office:value="-699.970794970001">
            <text:p>-699.97</text:p>
          </table:table-cell>
          <table:table-cell table:formula="of:=[.F54] - [.D54]" office:value-type="float" office:value="0.0292050299988205">
            <text:p>0.02920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800">
            <text:p>-800</text:p>
          </table:table-cell>
          <table:table-cell table:formula="of:=(((((((([.B55]+[.C55])/([.B55]-[.C55]))) * [.D55]) + ((2 * [.B55] * [.C55])/([.B55]-[.C55]))) / -[.D55]) / 2) + 0.5) * [.A55]" office:value-type="float" office:value="16756260.2375102">
            <text:p>16756260.23751020</text:p>
          </table:table-cell>
          <table:table-cell table:formula="of:=((2 * [.$B55]*[.$C55])/ ((([.$C55]-[.$B55])*((2 * ([.$E55] - 1) / [.$A55]) - 1)) + (-[.$B55]) + (-[.$C55])))" office:value-type="float" office:value="-799.96185488208">
            <text:p>-799.96</text:p>
          </table:table-cell>
          <table:table-cell table:formula="of:=[.F55] - [.D55]" office:value-type="float" office:value="0.0381451179197256">
            <text:p>0.0381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900">
            <text:p>-900</text:p>
          </table:table-cell>
          <table:table-cell table:formula="of:=(((((((([.B56]+[.C56])/([.B56]-[.C56]))) * [.D56]) + ((2 * [.B56] * [.C56])/([.B56]-[.C56]))) / -[.D56]) / 2) + 0.5) * [.A56]" office:value-type="float" office:value="16758590.4085904">
            <text:p>16758590.40859040</text:p>
          </table:table-cell>
          <table:table-cell table:formula="of:=((2 * [.$B56]*[.$C56])/ ((([.$C56]-[.$B56])*((2 * ([.$E56] - 1) / [.$A56]) - 1)) + (-[.$B56]) + (-[.$C56])))" office:value-type="float" office:value="-899.95172287291">
            <text:p>-899.95</text:p>
          </table:table-cell>
          <table:table-cell table:formula="of:=[.F56] - [.D56]" office:value-type="float" office:value="0.0482771270903868">
            <text:p>0.04827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00">
            <text:p>-1000</text:p>
          </table:table-cell>
          <table:table-cell table:formula="of:=(((((((([.B57]+[.C57])/([.B57]-[.C57]))) * [.D57]) + ((2 * [.B57] * [.C57])/([.B57]-[.C57]))) / -[.D57]) / 2) + 0.5) * [.A57]" office:value-type="float" office:value="16760454.5454545">
            <text:p>16760454.54545450</text:p>
          </table:table-cell>
          <table:table-cell table:formula="of:=((2 * [.$B57]*[.$C57])/ ((([.$C57]-[.$B57])*((2 * ([.$E57] - 1) / [.$A57]) - 1)) + (-[.$B57]) + (-[.$C57])))" office:value-type="float" office:value="-999.940398963716">
            <text:p>-999.94</text:p>
          </table:table-cell>
          <table:table-cell table:formula="of:=[.F57] - [.D57]" office:value-type="float" office:value="0.0596010362843344">
            <text:p>0.0596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200">
            <text:p>-1200</text:p>
          </table:table-cell>
          <table:table-cell table:formula="of:=(((((((([.B58]+[.C58])/([.B58]-[.C58]))) * [.D58]) + ((2 * [.B58] * [.C58])/([.B58]-[.C58]))) / -[.D58]) / 2) + 0.5) * [.A58]" office:value-type="float" office:value="16763250.7507508">
            <text:p>16763250.75075080</text:p>
          </table:table-cell>
          <table:table-cell table:formula="of:=((2 * [.$B58]*[.$C58])/ ((([.$C58]-[.$B58])*((2 * ([.$E58] - 1) / [.$A58]) - 1)) + (-[.$B58]) + (-[.$C58])))" office:value-type="float" office:value="-1199.91417553082">
            <text:p>-1199.91</text:p>
          </table:table-cell>
          <table:table-cell table:formula="of:=[.F58] - [.D58]" office:value-type="float" office:value="0.0858244691760319">
            <text:p>0.08582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400">
            <text:p>-1400</text:p>
          </table:table-cell>
          <table:table-cell table:formula="of:=(((((((([.B59]+[.C59])/([.B59]-[.C59]))) * [.D59]) + ((2 * [.B59] * [.C59])/([.B59]-[.C59]))) / -[.D59]) / 2) + 0.5) * [.A59]" office:value-type="float" office:value="16765248.040248">
            <text:p>16765248.04024800</text:p>
          </table:table-cell>
          <table:table-cell table:formula="of:=((2 * [.$B59]*[.$C59])/ ((([.$C59]-[.$B59])*((2 * ([.$E59] - 1) / [.$A59]) - 1)) + (-[.$B59]) + (-[.$C59])))" office:value-type="float" office:value="-1399.8831847541">
            <text:p>-1399.88</text:p>
          </table:table-cell>
          <table:table-cell table:formula="of:=[.F59] - [.D59]" office:value-type="float" office:value="0.11681524590017">
            <text:p>0.1168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600">
            <text:p>-1600</text:p>
          </table:table-cell>
          <table:table-cell table:formula="of:=(((((((([.B60]+[.C60])/([.B60]-[.C60]))) * [.D60]) + ((2 * [.B60] * [.C60])/([.B60]-[.C60]))) / -[.D60]) / 2) + 0.5) * [.A60]" office:value-type="float" office:value="16766746.007371">
            <text:p>16766746.00737100</text:p>
          </table:table-cell>
          <table:table-cell table:formula="of:=((2 * [.$B60]*[.$C60])/ ((([.$C60]-[.$B60])*((2 * ([.$E60] - 1) / [.$A60]) - 1)) + (-[.$B60]) + (-[.$C60])))" office:value-type="float" office:value="-1599.84742680352">
            <text:p>-1599.85</text:p>
          </table:table-cell>
          <table:table-cell table:formula="of:=[.F60] - [.D60]" office:value-type="float" office:value="0.152573196477533">
            <text:p>0.1525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800">
            <text:p>-1800</text:p>
          </table:table-cell>
          <table:table-cell table:formula="of:=(((((((([.B61]+[.C61])/([.B61]-[.C61]))) * [.D61]) + ((2 * [.B61] * [.C61])/([.B61]-[.C61]))) / -[.D61]) / 2) + 0.5) * [.A61]" office:value-type="float" office:value="16767911.0929111">
            <text:p>16767911.09291110</text:p>
          </table:table-cell>
          <table:table-cell table:formula="of:=((2 * [.$B61]*[.$C61])/ ((([.$C61]-[.$B61])*((2 * ([.$E61] - 1) / [.$A61]) - 1)) + (-[.$B61]) + (-[.$C61])))" office:value-type="float" office:value="-1799.80690184969">
            <text:p>-1799.81</text:p>
          </table:table-cell>
          <table:table-cell table:formula="of:=[.F61] - [.D61]" office:value-type="float" office:value="0.193098150313745">
            <text:p>0.19309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000">
            <text:p>-2000</text:p>
          </table:table-cell>
          <table:table-cell table:formula="of:=(((((((([.B62]+[.C62])/([.B62]-[.C62]))) * [.D62]) + ((2 * [.B62] * [.C62])/([.B62]-[.C62]))) / -[.D62]) / 2) + 0.5) * [.A62]" office:value-type="float" office:value="16768843.1613432">
            <text:p>16768843.16134320</text:p>
          </table:table-cell>
          <table:table-cell table:formula="of:=((2 * [.$B62]*[.$C62])/ ((([.$C62]-[.$B62])*((2 * ([.$E62] - 1) / [.$A62]) - 1)) + (-[.$B62]) + (-[.$C62])))" office:value-type="float" office:value="-1999.76161006362">
            <text:p>-1999.76</text:p>
          </table:table-cell>
          <table:table-cell table:formula="of:=[.F62] - [.D62]" office:value-type="float" office:value="0.238389936384692">
            <text:p>0.2383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400">
            <text:p>-2400</text:p>
          </table:table-cell>
          <table:table-cell table:formula="of:=(((((((([.B63]+[.C63])/([.B63]-[.C63]))) * [.D63]) + ((2 * [.B63] * [.C63])/([.B63]-[.C63]))) / -[.D63]) / 2) + 0.5) * [.A63]" office:value-type="float" office:value="16770241.2639913">
            <text:p>16770241.26399130</text:p>
          </table:table-cell>
          <table:table-cell table:formula="of:=((2 * [.$B63]*[.$C63])/ ((([.$C63]-[.$B63])*((2 * ([.$E63] - 1) / [.$A63]) - 1)) + (-[.$B63]) + (-[.$C63])))" office:value-type="float" office:value="-2399.65672667445">
            <text:p>-2399.66</text:p>
          </table:table-cell>
          <table:table-cell table:formula="of:=[.F63] - [.D63]" office:value-type="float" office:value="0.343273325549944">
            <text:p>0.3432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800">
            <text:p>-2800</text:p>
          </table:table-cell>
          <table:table-cell table:formula="of:=(((((((([.B64]+[.C64])/([.B64]-[.C64]))) * [.D64]) + ((2 * [.B64] * [.C64])/([.B64]-[.C64]))) / -[.D64]) / 2) + 0.5) * [.A64]" office:value-type="float" office:value="16771239.9087399">
            <text:p>16771239.90873990</text:p>
          </table:table-cell>
          <table:table-cell table:formula="of:=((2 * [.$B64]*[.$C64])/ ((([.$C64]-[.$B64])*((2 * ([.$E64] - 1) / [.$A64]) - 1)) + (-[.$B64]) + (-[.$C64])))" office:value-type="float" office:value="-2799.53277800056">
            <text:p>-2799.53</text:p>
          </table:table-cell>
          <table:table-cell table:formula="of:=[.F64] - [.D64]" office:value-type="float" office:value="0.467221999434969">
            <text:p>0.46722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3200">
            <text:p>-3200</text:p>
          </table:table-cell>
          <table:table-cell table:formula="of:=(((((((([.B65]+[.C65])/([.B65]-[.C65]))) * [.D65]) + ((2 * [.B65] * [.C65])/([.B65]-[.C65]))) / -[.D65]) / 2) + 0.5) * [.A65]" office:value-type="float" office:value="16771988.8923014">
            <text:p>16771988.89230140</text:p>
          </table:table-cell>
          <table:table-cell table:formula="of:=((2 * [.$B65]*[.$C65])/ ((([.$C65]-[.$B65])*((2 * ([.$E65] - 1) / [.$A65]) - 1)) + (-[.$B65]) + (-[.$C65])))" office:value-type="float" office:value="-3199.3897654032">
            <text:p>-3199.39</text:p>
          </table:table-cell>
          <table:table-cell table:formula="of:=[.F65] - [.D65]" office:value-type="float" office:value="0.61023459679609">
            <text:p>0.61023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3600">
            <text:p>-3600</text:p>
          </table:table-cell>
          <table:table-cell table:formula="of:=(((((((([.B66]+[.C66])/([.B66]-[.C66]))) * [.D66]) + ((2 * [.B66] * [.C66])/([.B66]-[.C66]))) / -[.D66]) / 2) + 0.5) * [.A66]" office:value-type="float" office:value="16772571.4350714">
            <text:p>16772571.43507140</text:p>
          </table:table-cell>
          <table:table-cell table:formula="of:=((2 * [.$B66]*[.$C66])/ ((([.$C66]-[.$B66])*((2 * ([.$E66] - 1) / [.$A66]) - 1)) + (-[.$B66]) + (-[.$C66])))" office:value-type="float" office:value="-3599.22769024929">
            <text:p>-3599.23</text:p>
          </table:table-cell>
          <table:table-cell table:formula="of:=[.F66] - [.D66]" office:value-type="float" office:value="0.772309750710519">
            <text:p>0.77231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000">
            <text:p>-4000</text:p>
          </table:table-cell>
          <table:table-cell table:formula="of:=(((((((([.B67]+[.C67])/([.B67]-[.C67]))) * [.D67]) + ((2 * [.B67] * [.C67])/([.B67]-[.C67]))) / -[.D67]) / 2) + 0.5) * [.A67]" office:value-type="float" office:value="16773037.4692875">
            <text:p>16773037.46928750</text:p>
          </table:table-cell>
          <table:table-cell table:formula="of:=((2 * [.$B67]*[.$C67])/ ((([.$C67]-[.$B67])*((2 * ([.$E67] - 1) / [.$A67]) - 1)) + (-[.$B67]) + (-[.$C67])))" office:value-type="float" office:value="-3999.04655390044">
            <text:p>-3999.05</text:p>
          </table:table-cell>
          <table:table-cell table:formula="of:=[.F67] - [.D67]" office:value-type="float" office:value="0.953446099561006">
            <text:p>0.9534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400">
            <text:p>-4400</text:p>
          </table:table-cell>
          <table:table-cell table:formula="of:=(((((((([.B68]+[.C68])/([.B68]-[.C68]))) * [.D68]) + ((2 * [.B68] * [.C68])/([.B68]-[.C68]))) / -[.D68]) / 2) + 0.5) * [.A68]" office:value-type="float" office:value="16773418.7700097">
            <text:p>16773418.77000970</text:p>
          </table:table-cell>
          <table:table-cell table:formula="of:=((2 * [.$B68]*[.$C68])/ ((([.$C68]-[.$B68])*((2 * ([.$E68] - 1) / [.$A68]) - 1)) + (-[.$B68]) + (-[.$C68])))" office:value-type="float" office:value="-4398.84635771833">
            <text:p>-4398.85</text:p>
          </table:table-cell>
          <table:table-cell table:formula="of:=[.F68] - [.D68]" office:value-type="float" office:value="1.15364228166618">
            <text:p>1.15364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800">
            <text:p>-4800</text:p>
          </table:table-cell>
          <table:table-cell table:formula="of:=(((((((([.B69]+[.C69])/([.B69]-[.C69]))) * [.D69]) + ((2 * [.B69] * [.C69])/([.B69]-[.C69]))) / -[.D69]) / 2) + 0.5) * [.A69]" office:value-type="float" office:value="16773736.5206115">
            <text:p>16773736.52061150</text:p>
          </table:table-cell>
          <table:table-cell table:formula="of:=((2 * [.$B69]*[.$C69])/ ((([.$C69]-[.$B69])*((2 * ([.$E69] - 1) / [.$A69]) - 1)) + (-[.$B69]) + (-[.$C69])))" office:value-type="float" office:value="-4798.62710306624">
            <text:p>-4798.63</text:p>
          </table:table-cell>
          <table:table-cell table:formula="of:=[.F69] - [.D69]" office:value-type="float" office:value="1.37289693375988">
            <text:p>1.37289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200">
            <text:p>-5200</text:p>
          </table:table-cell>
          <table:table-cell table:formula="of:=(((((((([.B70]+[.C70])/([.B70]-[.C70]))) * [.D70]) + ((2 * [.B70] * [.C70])/([.B70]-[.C70]))) / -[.D70]) / 2) + 0.5) * [.A70]" office:value-type="float" office:value="16774005.3865054">
            <text:p>16774005.38650540</text:p>
          </table:table-cell>
          <table:table-cell table:formula="of:=((2 * [.$B70]*[.$C70])/ ((([.$C70]-[.$B70])*((2 * ([.$E70] - 1) / [.$A70]) - 1)) + (-[.$B70]) + (-[.$C70])))" office:value-type="float" office:value="-5198.38879130534">
            <text:p>-5198.39</text:p>
          </table:table-cell>
          <table:table-cell table:formula="of:=[.F70] - [.D70]" office:value-type="float" office:value="1.6112086946614">
            <text:p>1.61120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600">
            <text:p>-5600</text:p>
          </table:table-cell>
          <table:table-cell table:formula="of:=(((((((([.B71]+[.C71])/([.B71]-[.C71]))) * [.D71]) + ((2 * [.B71] * [.C71])/([.B71]-[.C71]))) / -[.D71]) / 2) + 0.5) * [.A71]" office:value-type="float" office:value="16774235.8429858">
            <text:p>16774235.84298580</text:p>
          </table:table-cell>
          <table:table-cell table:formula="of:=((2 * [.$B71]*[.$C71])/ ((([.$C71]-[.$B71])*((2 * ([.$E71] - 1) / [.$A71]) - 1)) + (-[.$B71]) + (-[.$C71])))" office:value-type="float" office:value="-5598.13142380379">
            <text:p>-5598.13</text:p>
          </table:table-cell>
          <table:table-cell table:formula="of:=[.F71] - [.D71]" office:value-type="float" office:value="1.8685761962106">
            <text:p>1.86857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6000">
            <text:p>-6000</text:p>
          </table:table-cell>
          <table:table-cell table:formula="of:=(((((((([.B72]+[.C72])/([.B72]-[.C72]))) * [.D72]) + ((2 * [.B72] * [.C72])/([.B72]-[.C72]))) / -[.D72]) / 2) + 0.5) * [.A72]" office:value-type="float" office:value="16774435.5719356">
            <text:p>16774435.57193560</text:p>
          </table:table-cell>
          <table:table-cell table:formula="of:=((2 * [.$B72]*[.$C72])/ ((([.$C72]-[.$B72])*((2 * ([.$E72] - 1) / [.$A72]) - 1)) + (-[.$B72]) + (-[.$C72])))" office:value-type="float" office:value="-5997.8550019178">
            <text:p>-5997.86</text:p>
          </table:table-cell>
          <table:table-cell table:formula="of:=[.F72] - [.D72]" office:value-type="float" office:value="2.14499808220353">
            <text:p>2.14499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6500">
            <text:p>-6500</text:p>
          </table:table-cell>
          <table:table-cell table:formula="of:=(((((((([.B73]+[.C73])/([.B73]-[.C73]))) * [.D73]) + ((2 * [.B73] * [.C73])/([.B73]-[.C73]))) / -[.D73]) / 2) + 0.5) * [.A73]" office:value-type="float" office:value="16774650.6646507">
            <text:p>16774650.66465070</text:p>
          </table:table-cell>
          <table:table-cell table:formula="of:=((2 * [.$B73]*[.$C73])/ ((([.$C73]-[.$B73])*((2 * ([.$E73] - 1) / [.$A73]) - 1)) + (-[.$B73]) + (-[.$C73])))" office:value-type="float" office:value="-6497.48268141196">
            <text:p>-6497.48</text:p>
          </table:table-cell>
          <table:table-cell table:formula="of:=[.F73] - [.D73]" office:value-type="float" office:value="2.51731858804123">
            <text:p>2.51731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7000">
            <text:p>-7000</text:p>
          </table:table-cell>
          <table:table-cell table:formula="of:=(((((((([.B74]+[.C74])/([.B74]-[.C74]))) * [.D74]) + ((2 * [.B74] * [.C74])/([.B74]-[.C74]))) / -[.D74]) / 2) + 0.5) * [.A74]" office:value-type="float" office:value="16774835.029835">
            <text:p>16774835.02983500</text:p>
          </table:table-cell>
          <table:table-cell table:formula="of:=((2 * [.$B74]*[.$C74])/ ((([.$C74]-[.$B74])*((2 * ([.$E74] - 1) / [.$A74]) - 1)) + (-[.$B74]) + (-[.$C74])))" office:value-type="float" office:value="-6997.08059322497">
            <text:p>-6997.08</text:p>
          </table:table-cell>
          <table:table-cell table:formula="of:=[.F74] - [.D74]" office:value-type="float" office:value="2.91940677503226">
            <text:p>2.91940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7500">
            <text:p>-7500</text:p>
          </table:table-cell>
          <table:table-cell table:formula="of:=(((((((([.B75]+[.C75])/([.B75]-[.C75]))) * [.D75]) + ((2 * [.B75] * [.C75])/([.B75]-[.C75]))) / -[.D75]) / 2) + 0.5) * [.A75]" office:value-type="float" office:value="16774994.8129948">
            <text:p>16774994.81299480</text:p>
          </table:table-cell>
          <table:table-cell table:formula="of:=((2 * [.$B75]*[.$C75])/ ((([.$C75]-[.$B75])*((2 * ([.$E75] - 1) / [.$A75]) - 1)) + (-[.$B75]) + (-[.$C75])))" office:value-type="float" office:value="-7496.64874001406">
            <text:p>-7496.65</text:p>
          </table:table-cell>
          <table:table-cell table:formula="of:=[.F75] - [.D75]" office:value-type="float" office:value="3.35125998593958">
            <text:p>3.3512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8000">
            <text:p>-8000</text:p>
          </table:table-cell>
          <table:table-cell table:formula="of:=(((((((([.B76]+[.C76])/([.B76]-[.C76]))) * [.D76]) + ((2 * [.B76] * [.C76])/([.B76]-[.C76]))) / -[.D76]) / 2) + 0.5) * [.A76]" office:value-type="float" office:value="16775134.6232596">
            <text:p>16775134.62325960</text:p>
          </table:table-cell>
          <table:table-cell table:formula="of:=((2 * [.$B76]*[.$C76])/ ((([.$C76]-[.$B76])*((2 * ([.$E76] - 1) / [.$A76]) - 1)) + (-[.$B76]) + (-[.$C76])))" office:value-type="float" office:value="-7996.18712443714">
            <text:p>-7996.19</text:p>
          </table:table-cell>
          <table:table-cell table:formula="of:=[.F76] - [.D76]" office:value-type="float" office:value="3.81287556285588">
            <text:p>3.81287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8500">
            <text:p>-8500</text:p>
          </table:table-cell>
          <table:table-cell table:formula="of:=(((((((([.B77]+[.C77])/([.B77]-[.C77]))) * [.D77]) + ((2 * [.B77] * [.C77])/([.B77]-[.C77]))) / -[.D77]) / 2) + 0.5) * [.A77]" office:value-type="float" office:value="16775257.985258">
            <text:p>16775257.98525800</text:p>
          </table:table-cell>
          <table:table-cell table:formula="of:=((2 * [.$B77]*[.$C77])/ ((([.$C77]-[.$B77])*((2 * ([.$E77] - 1) / [.$A77]) - 1)) + (-[.$B77]) + (-[.$C77])))" office:value-type="float" office:value="-8495.6957491603">
            <text:p>-8495.7</text:p>
          </table:table-cell>
          <table:table-cell table:formula="of:=[.F77] - [.D77]" office:value-type="float" office:value="4.30425083969749">
            <text:p>4.30425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9000">
            <text:p>-9000</text:p>
          </table:table-cell>
          <table:table-cell table:formula="of:=(((((((([.B78]+[.C78])/([.B78]-[.C78]))) * [.D78]) + ((2 * [.B78] * [.C78])/([.B78]-[.C78]))) / -[.D78]) / 2) + 0.5) * [.A78]" office:value-type="float" office:value="16775367.6403676">
            <text:p>16775367.64036760</text:p>
          </table:table-cell>
          <table:table-cell table:formula="of:=((2 * [.$B78]*[.$C78])/ ((([.$C78]-[.$B78])*((2 * ([.$E78] - 1) / [.$A78]) - 1)) + (-[.$B78]) + (-[.$C78])))" office:value-type="float" office:value="-8995.17461685203">
            <text:p>-8995.17</text:p>
          </table:table-cell>
          <table:table-cell table:formula="of:=[.F78] - [.D78]" office:value-type="float" office:value="4.82538314796693">
            <text:p>4.82538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9500">
            <text:p>-9500</text:p>
          </table:table-cell>
          <table:table-cell table:formula="of:=(((((((([.B79]+[.C79])/([.B79]-[.C79]))) * [.D79]) + ((2 * [.B79] * [.C79])/([.B79]-[.C79]))) / -[.D79]) / 2) + 0.5) * [.A79]" office:value-type="float" office:value="16775465.7528342">
            <text:p>16775465.75283420</text:p>
          </table:table-cell>
          <table:table-cell table:formula="of:=((2 * [.$B79]*[.$C79])/ ((([.$C79]-[.$B79])*((2 * ([.$E79] - 1) / [.$A79]) - 1)) + (-[.$B79]) + (-[.$C79])))" office:value-type="float" office:value="-9494.62373013741">
            <text:p>-9494.62</text:p>
          </table:table-cell>
          <table:table-cell table:formula="of:=[.F79] - [.D79]" office:value-type="float" office:value="5.37626986258692">
            <text:p>5.37627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000">
            <text:p>-10000</text:p>
          </table:table-cell>
          <table:table-cell table:formula="of:=(((((((([.B80]+[.C80])/([.B80]-[.C80]))) * [.D80]) + ((2 * [.B80] * [.C80])/([.B80]-[.C80]))) / -[.D80]) / 2) + 0.5) * [.A80]" office:value-type="float" office:value="16775554.0540541">
            <text:p>16775554.05405410</text:p>
          </table:table-cell>
          <table:table-cell table:formula="of:=((2 * [.$B80]*[.$C80])/ ((([.$C80]-[.$B80])*((2 * ([.$E80] - 1) / [.$A80]) - 1)) + (-[.$B80]) + (-[.$C80])))" office:value-type="float" office:value="-9994.04309171854">
            <text:p>-9994.04</text:p>
          </table:table-cell>
          <table:table-cell table:formula="of:=[.F80] - [.D80]" office:value-type="float" office:value="5.95690828145962">
            <text:p>5.9569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">
            <text:p>-2</text:p>
          </table:table-cell>
          <table:table-cell table:formula="of:=(((((((([.B82]+[.C82])/([.B82]-[.C82]))) * [.D82]) + ((2 * [.B82] * [.C82])/([.B82]-[.C82]))) / -[.D82]) / 2) + 0.5) * [.A82]" office:value-type="float" office:value="0">
            <text:p>0.00000000</text:p>
          </table:table-cell>
          <table:table-cell table:formula="of:=((2 * [.$B82]*[.$C82])/ ((([.$C82]-[.$B82])*((2 * ([.$E82] - 1) / [.$A82]) - 1)) + (-[.$B82]) + (-[.$C82])))" office:value-type="float" office:value="-1.99999988079309">
            <text:p>-2</text:p>
          </table:table-cell>
          <table:table-cell table:formula="of:=[.F82] - [.D82]" office:value-type="float" office:value="0.000000119206905235814">
            <text:p>0.000000</text:p>
          </table:table-cell>
          <table:table-cell office:value-type="string">
            <text:p>2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">
            <text:p>-5</text:p>
          </table:table-cell>
          <table:table-cell table:formula="of:=(((((((([.B83]+[.C83])/([.B83]-[.C83]))) * [.D83]) + ((2 * [.B83] * [.C83])/([.B83]-[.C83]))) / -[.D83]) / 2) + 0.5) * [.A83]" office:value-type="float" office:value="10066530.3306066">
            <text:p>10066530.33060660</text:p>
          </table:table-cell>
          <table:table-cell table:formula="of:=((2 * [.$B83]*[.$C83])/ ((([.$C83]-[.$B83])*((2 * ([.$E83] - 1) / [.$A83]) - 1)) + (-[.$B83]) + (-[.$C83])))" office:value-type="float" office:value="-4.99999925495691">
            <text:p>-5</text:p>
          </table:table-cell>
          <table:table-cell table:formula="of:=[.F83] - [.D83]" office:value-type="float" office:value="0.000000745043091221476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84]+[.C84])/([.B84]-[.C84]))) * [.D84]) + ((2 * [.B84] * [.C84])/([.B84]-[.C84]))) / -[.D84]) / 2) + 0.5) * [.A84]" office:value-type="float" office:value="13422040.4408088">
            <text:p>13422040.44080880</text:p>
          </table:table-cell>
          <table:table-cell table:formula="of:=((2 * [.$B84]*[.$C84])/ ((([.$C84]-[.$B84])*((2 * ([.$E84] - 1) / [.$A84]) - 1)) + (-[.$B84]) + (-[.$C84])))" office:value-type="float" office:value="-9.99999701982808">
            <text:p>-10</text:p>
          </table:table-cell>
          <table:table-cell table:formula="of:=[.F84] - [.D84]" office:value-type="float" office:value="0.00000298017191724398">
            <text:p>0.00000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85]+[.C85])/([.B85]-[.C85]))) * [.D85]) + ((2 * [.B85] * [.C85])/([.B85]-[.C85]))) / -[.D85]) / 2) + 0.5) * [.A85]" office:value-type="float" office:value="16106448.5289706">
            <text:p>16106448.52897060</text:p>
          </table:table-cell>
          <table:table-cell table:formula="of:=((2 * [.$B85]*[.$C85])/ ((([.$C85]-[.$B85])*((2 * ([.$E85] - 1) / [.$A85]) - 1)) + (-[.$B85]) + (-[.$C85])))" office:value-type="float" office:value="-49.9999254957907">
            <text:p>-50</text:p>
          </table:table-cell>
          <table:table-cell table:formula="of:=[.F85] - [.D85]" office:value-type="float" office:value="0.0000745042092944459">
            <text:p>0.00007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86]+[.C86])/([.B86]-[.C86]))) * [.D86]) + ((2 * [.B86] * [.C86])/([.B86]-[.C86]))) / -[.D86]) / 2) + 0.5) * [.A86]" office:value-type="float" office:value="16441999.5399908">
            <text:p>16441999.53999080</text:p>
          </table:table-cell>
          <table:table-cell table:formula="of:=((2 * [.$B86]*[.$C86])/ ((([.$C86]-[.$B86])*((2 * ([.$E86] - 1) / [.$A86]) - 1)) + (-[.$B86]) + (-[.$C86])))" office:value-type="float" office:value="-99.9997019836069">
            <text:p>-100</text:p>
          </table:table-cell>
          <table:table-cell table:formula="of:=[.F86] - [.D86]" office:value-type="float" office:value="0.000298016393102785">
            <text:p>0.00029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87]+[.C87])/([.B87]-[.C87]))) * [.D87]) + ((2 * [.B87] * [.C87])/([.B87]-[.C87]))) / -[.D87]) / 2) + 0.5) * [.A87]" office:value-type="float" office:value="16609775.0455009">
            <text:p>16609775.04550090</text:p>
          </table:table-cell>
          <table:table-cell table:formula="of:=((2 * [.$B87]*[.$C87])/ ((([.$C87]-[.$B87])*((2 * ([.$E87] - 1) / [.$A87]) - 1)) + (-[.$B87]) + (-[.$C87])))" office:value-type="float" office:value="-199.99880793798">
            <text:p>-200</text:p>
          </table:table-cell>
          <table:table-cell table:formula="of:=[.F87] - [.D87]" office:value-type="float" office:value="0.00119206201983957">
            <text:p>0.00119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88]+[.C88])/([.B88]-[.C88]))) * [.D88]) + ((2 * [.B88] * [.C88])/([.B88]-[.C88]))) / -[.D88]) / 2) + 0.5) * [.A88]" office:value-type="float" office:value="16665700.2140043">
            <text:p>16665700.21400430</text:p>
          </table:table-cell>
          <table:table-cell table:formula="of:=((2 * [.$B88]*[.$C88])/ ((([.$C88]-[.$B88])*((2 * ([.$E88] - 1) / [.$A88]) - 1)) + (-[.$B88]) + (-[.$C88])))" office:value-type="float" office:value="-299.99731786845">
            <text:p>-300</text:p>
          </table:table-cell>
          <table:table-cell table:formula="of:=[.F88] - [.D88]" office:value-type="float" office:value="0.00268213155038666">
            <text:p>0.00268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89]+[.C89])/([.B89]-[.C89]))) * [.D89]) + ((2 * [.B89] * [.C89])/([.B89]-[.C89]))) / -[.D89]) / 2) + 0.5) * [.A89]" office:value-type="float" office:value="16693662.798256">
            <text:p>16693662.79825600</text:p>
          </table:table-cell>
          <table:table-cell table:formula="of:=((2 * [.$B89]*[.$C89])/ ((([.$C89]-[.$B89])*((2 * ([.$E89] - 1) / [.$A89]) - 1)) + (-[.$B89]) + (-[.$C89])))" office:value-type="float" office:value="-399.995231780346">
            <text:p>-400</text:p>
          </table:table-cell>
          <table:table-cell table:formula="of:=[.F89] - [.D89]" office:value-type="float" office:value="0.00476821965349927">
            <text:p>0.00476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90]+[.C90])/([.B90]-[.C90]))) * [.D90]) + ((2 * [.B90] * [.C90])/([.B90]-[.C90]))) / -[.D90]) / 2) + 0.5) * [.A90]" office:value-type="float" office:value="16710440.348807">
            <text:p>16710440.34880700</text:p>
          </table:table-cell>
          <table:table-cell table:formula="of:=((2 * [.$B90]*[.$C90])/ ((([.$C90]-[.$B90])*((2 * ([.$E90] - 1) / [.$A90]) - 1)) + (-[.$B90]) + (-[.$C90])))" office:value-type="float" office:value="-499.992549678985">
            <text:p>-499.99</text:p>
          </table:table-cell>
          <table:table-cell table:formula="of:=[.F90] - [.D90]" office:value-type="float" office:value="0.00745032101474408">
            <text:p>0.00745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91]+[.C91])/([.B91]-[.C91]))) * [.D91]) + ((2 * [.B91] * [.C91])/([.B91]-[.C91]))) / -[.D91]) / 2) + 0.5) * [.A91]" office:value-type="float" office:value="16721625.3825077">
            <text:p>16721625.38250770</text:p>
          </table:table-cell>
          <table:table-cell table:formula="of:=((2 * [.$B91]*[.$C91])/ ((([.$C91]-[.$B91])*((2 * ([.$E91] - 1) / [.$A91]) - 1)) + (-[.$B91]) + (-[.$C91])))" office:value-type="float" office:value="-599.989271569733">
            <text:p>-599.99</text:p>
          </table:table-cell>
          <table:table-cell table:formula="of:=[.F91] - [.D91]" office:value-type="float" office:value="0.0107284302672497">
            <text:p>0.0107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92]+[.C92])/([.B92]-[.C92]))) * [.D92]) + ((2 * [.B92] * [.C92])/([.B92]-[.C92]))) / -[.D92]) / 2) + 0.5) * [.A92]" office:value-type="float" office:value="16729614.6922938">
            <text:p>16729614.69229380</text:p>
          </table:table-cell>
          <table:table-cell table:formula="of:=((2 * [.$B92]*[.$C92])/ ((([.$C92]-[.$B92])*((2 * ([.$E92] - 1) / [.$A92]) - 1)) + (-[.$B92]) + (-[.$C92])))" office:value-type="float" office:value="-699.985397457836">
            <text:p>-699.99</text:p>
          </table:table-cell>
          <table:table-cell table:formula="of:=[.F92] - [.D92]" office:value-type="float" office:value="0.014602542164198">
            <text:p>0.01460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93]+[.C93])/([.B93]-[.C93]))) * [.D93]) + ((2 * [.B93] * [.C93])/([.B93]-[.C93]))) / -[.D93]) / 2) + 0.5) * [.A93]" office:value-type="float" office:value="16735606.6746335">
            <text:p>16735606.67463350</text:p>
          </table:table-cell>
          <table:table-cell table:formula="of:=((2 * [.$B93]*[.$C93])/ ((([.$C93]-[.$B93])*((2 * ([.$E93] - 1) / [.$A93]) - 1)) + (-[.$B93]) + (-[.$C93])))" office:value-type="float" office:value="-799.980927348719">
            <text:p>-799.98</text:p>
          </table:table-cell>
          <table:table-cell table:formula="of:=[.F93] - [.D93]" office:value-type="float" office:value="0.0190726512809079">
            <text:p>0.0190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94]+[.C94])/([.B94]-[.C94]))) * [.D94]) + ((2 * [.B94] * [.C94])/([.B94]-[.C94]))) / -[.D94]) / 2) + 0.5) * [.A94]" office:value-type="float" office:value="16740267.1053421">
            <text:p>16740267.10534210</text:p>
          </table:table-cell>
          <table:table-cell table:formula="of:=((2 * [.$B94]*[.$C94])/ ((([.$C94]-[.$B94])*((2 * ([.$E94] - 1) / [.$A94]) - 1)) + (-[.$B94]) + (-[.$C94])))" office:value-type="float" office:value="-899.975861247642">
            <text:p>-899.98</text:p>
          </table:table-cell>
          <table:table-cell table:formula="of:=[.F94] - [.D94]" office:value-type="float" office:value="0.0241387523577714">
            <text:p>0.02413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95]+[.C95])/([.B95]-[.C95]))) * [.D95]) + ((2 * [.B95] * [.C95])/([.B95]-[.C95]))) / -[.D95]) / 2) + 0.5) * [.A95]" office:value-type="float" office:value="16743995.449909">
            <text:p>16743995.44990900</text:p>
          </table:table-cell>
          <table:table-cell table:formula="of:=((2 * [.$B95]*[.$C95])/ ((([.$C95]-[.$B95])*((2 * ([.$E95] - 1) / [.$A95]) - 1)) + (-[.$B95]) + (-[.$C95])))" office:value-type="float" office:value="-999.970199159956">
            <text:p>-999.97</text:p>
          </table:table-cell>
          <table:table-cell table:formula="of:=[.F95] - [.D95]" office:value-type="float" office:value="0.0298008400436629">
            <text:p>0.0298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96]+[.C96])/([.B96]-[.C96]))) * [.D96]) + ((2 * [.B96] * [.C96])/([.B96]-[.C96]))) / -[.D96]) / 2) + 0.5) * [.A96]" office:value-type="float" office:value="16749587.9667593">
            <text:p>16749587.96675930</text:p>
          </table:table-cell>
          <table:table-cell table:formula="of:=((2 * [.$B96]*[.$C96])/ ((([.$C96]-[.$B96])*((2 * ([.$E96] - 1) / [.$A96]) - 1)) + (-[.$B96]) + (-[.$C96])))" office:value-type="float" office:value="-1199.95708704628">
            <text:p>-1199.96</text:p>
          </table:table-cell>
          <table:table-cell table:formula="of:=[.F96] - [.D96]" office:value-type="float" office:value="0.042912953719906">
            <text:p>0.04291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97]+[.C97])/([.B97]-[.C97]))) * [.D97]) + ((2 * [.B97] * [.C97])/([.B97]-[.C97]))) / -[.D97]) / 2) + 0.5) * [.A97]" office:value-type="float" office:value="16753582.6216524">
            <text:p>16753582.62165240</text:p>
          </table:table-cell>
          <table:table-cell table:formula="of:=((2 * [.$B97]*[.$C97])/ ((([.$C97]-[.$B97])*((2 * ([.$E97] - 1) / [.$A97]) - 1)) + (-[.$B97]) + (-[.$C97])))" office:value-type="float" office:value="-1399.94159104989">
            <text:p>-1399.94</text:p>
          </table:table-cell>
          <table:table-cell table:formula="of:=[.F97] - [.D97]" office:value-type="float" office:value="0.0584089501091967">
            <text:p>0.05840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98]+[.C98])/([.B98]-[.C98]))) * [.D98]) + ((2 * [.B98] * [.C98])/([.B98]-[.C98]))) / -[.D98]) / 2) + 0.5) * [.A98]" office:value-type="float" office:value="16756578.6128223">
            <text:p>16756578.61282230</text:p>
          </table:table-cell>
          <table:table-cell table:formula="of:=((2 * [.$B98]*[.$C98])/ ((([.$C98]-[.$B98])*((2 * ([.$E98] - 1) / [.$A98]) - 1)) + (-[.$B98]) + (-[.$C98])))" office:value-type="float" office:value="-1599.92371121376">
            <text:p>-1599.92</text:p>
          </table:table-cell>
          <table:table-cell table:formula="of:=[.F98] - [.D98]" office:value-type="float" office:value="0.0762887862435946">
            <text:p>0.07628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99]+[.C99])/([.B99]-[.C99]))) * [.D99]) + ((2 * [.B99] * [.C99])/([.B99]-[.C99]))) / -[.D99]) / 2) + 0.5) * [.A99]" office:value-type="float" office:value="16758908.8281766">
            <text:p>16758908.82817660</text:p>
          </table:table-cell>
          <table:table-cell table:formula="of:=((2 * [.$B99]*[.$C99])/ ((([.$C99]-[.$B99])*((2 * ([.$E99] - 1) / [.$A99]) - 1)) + (-[.$B99]) + (-[.$C99])))" office:value-type="float" office:value="-1799.90344758039">
            <text:p>-1799.9</text:p>
          </table:table-cell>
          <table:table-cell table:formula="of:=[.F99] - [.D99]" office:value-type="float" office:value="0.0965524196051319">
            <text:p>0.09655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100]+[.C100])/([.B100]-[.C100]))) * [.D100]) + ((2 * [.B100] * [.C100])/([.B100]-[.C100]))) / -[.D100]) / 2) + 0.5) * [.A100]" office:value-type="float" office:value="16760773.00046">
            <text:p>16760773.00046000</text:p>
          </table:table-cell>
          <table:table-cell table:formula="of:=((2 * [.$B100]*[.$C100])/ ((([.$C100]-[.$B100])*((2 * ([.$E100] - 1) / [.$A100]) - 1)) + (-[.$B100]) + (-[.$C100])))" office:value-type="float" office:value="-1999.88080019237">
            <text:p>-1999.88</text:p>
          </table:table-cell>
          <table:table-cell table:formula="of:=[.F100] - [.D100]" office:value-type="float" office:value="0.119199807629457">
            <text:p>0.11920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101]+[.C101])/([.B101]-[.C101]))) * [.D101]) + ((2 * [.B101] * [.C101])/([.B101]-[.C101]))) / -[.D101]) / 2) + 0.5) * [.A101]" office:value-type="float" office:value="16763569.2588852">
            <text:p>16763569.25888520</text:p>
          </table:table-cell>
          <table:table-cell table:formula="of:=((2 * [.$B101]*[.$C101])/ ((([.$C101]-[.$B101])*((2 * ([.$E101] - 1) / [.$A101]) - 1)) + (-[.$B101]) + (-[.$C101])))" office:value-type="float" office:value="-2399.82835432296">
            <text:p>-2399.83</text:p>
          </table:table-cell>
          <table:table-cell table:formula="of:=[.F101] - [.D101]" office:value-type="float" office:value="0.171645677043216">
            <text:p>0.1716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102]+[.C102])/([.B102]-[.C102]))) * [.D102]) + ((2 * [.B102] * [.C102])/([.B102]-[.C102]))) / -[.D102]) / 2) + 0.5) * [.A102]" office:value-type="float" office:value="16765566.5863317">
            <text:p>16765566.58633170</text:p>
          </table:table-cell>
          <table:table-cell table:formula="of:=((2 * [.$B102]*[.$C102])/ ((([.$C102]-[.$B102])*((2 * ([.$E102] - 1) / [.$A102]) - 1)) + (-[.$B102]) + (-[.$C102])))" office:value-type="float" office:value="-2799.76637394664">
            <text:p>-2799.77</text:p>
          </table:table-cell>
          <table:table-cell table:formula="of:=[.F102] - [.D102]" office:value-type="float" office:value="0.233626053358421">
            <text:p>0.23362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103]+[.C103])/([.B103]-[.C103]))) * [.D103]) + ((2 * [.B103] * [.C103])/([.B103]-[.C103]))) / -[.D103]) / 2) + 0.5) * [.A103]" office:value-type="float" office:value="16767064.5819166">
            <text:p>16767064.58191660</text:p>
          </table:table-cell>
          <table:table-cell table:formula="of:=((2 * [.$B103]*[.$C103])/ ((([.$C103]-[.$B103])*((2 * ([.$E103] - 1) / [.$A103]) - 1)) + (-[.$B103]) + (-[.$C103])))" office:value-type="float" office:value="-3199.69485940391">
            <text:p>-3199.69</text:p>
          </table:table-cell>
          <table:table-cell table:formula="of:=[.F103] - [.D103]" office:value-type="float" office:value="0.305140596093679">
            <text:p>0.3051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104]+[.C104])/([.B104]-[.C104]))) * [.D104]) + ((2 * [.B104] * [.C104])/([.B104]-[.C104]))) / -[.D104]) / 2) + 0.5) * [.A104]" office:value-type="float" office:value="16768229.6895938">
            <text:p>16768229.68959380</text:p>
          </table:table-cell>
          <table:table-cell table:formula="of:=((2 * [.$B104]*[.$C104])/ ((([.$C104]-[.$B104])*((2 * ([.$E104] - 1) / [.$A104]) - 1)) + (-[.$B104]) + (-[.$C104])))" office:value-type="float" office:value="-3599.61381103632">
            <text:p>-3599.61</text:p>
          </table:table-cell>
          <table:table-cell table:formula="of:=[.F104] - [.D104]" office:value-type="float" office:value="0.386188963678251">
            <text:p>0.38618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105]+[.C105])/([.B105]-[.C105]))) * [.D105]) + ((2 * [.B105] * [.C105])/([.B105]-[.C105]))) / -[.D105]) / 2) + 0.5) * [.A105]" office:value-type="float" office:value="16769161.7757355">
            <text:p>16769161.77573550</text:p>
          </table:table-cell>
          <table:table-cell table:formula="of:=((2 * [.$B105]*[.$C105])/ ((([.$C105]-[.$B105])*((2 * ([.$E105] - 1) / [.$A105]) - 1)) + (-[.$B105]) + (-[.$C105])))" office:value-type="float" office:value="-3999.5232291844">
            <text:p>-3999.52</text:p>
          </table:table-cell>
          <table:table-cell table:formula="of:=[.F105] - [.D105]" office:value-type="float" office:value="0.476770815604596">
            <text:p>0.47677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106]+[.C106])/([.B106]-[.C106]))) * [.D106]) + ((2 * [.B106] * [.C106])/([.B106]-[.C106]))) / -[.D106]) / 2) + 0.5) * [.A106]" office:value-type="float" office:value="16769924.3916697">
            <text:p>16769924.39166970</text:p>
          </table:table-cell>
          <table:table-cell table:formula="of:=((2 * [.$B106]*[.$C106])/ ((([.$C106]-[.$B106])*((2 * ([.$E106] - 1) / [.$A106]) - 1)) + (-[.$B106]) + (-[.$C106])))" office:value-type="float" office:value="-4399.42311419001">
            <text:p>-4399.42</text:p>
          </table:table-cell>
          <table:table-cell table:formula="of:=[.F106] - [.D106]" office:value-type="float" office:value="0.576885809991836">
            <text:p>0.57688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107]+[.C107])/([.B107]-[.C107]))) * [.D107]) + ((2 * [.B107] * [.C107])/([.B107]-[.C107]))) / -[.D107]) / 2) + 0.5) * [.A107]" office:value-type="float" office:value="16770559.9049481">
            <text:p>16770559.90494810</text:p>
          </table:table-cell>
          <table:table-cell table:formula="of:=((2 * [.$B107]*[.$C107])/ ((([.$C107]-[.$B107])*((2 * ([.$E107] - 1) / [.$A107]) - 1)) + (-[.$B107]) + (-[.$C107])))" office:value-type="float" office:value="-4799.31346639428">
            <text:p>-4799.31</text:p>
          </table:table-cell>
          <table:table-cell table:formula="of:=[.F107] - [.D107]" office:value-type="float" office:value="0.686533605718068">
            <text:p>0.68653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108]+[.C108])/([.B108]-[.C108]))) * [.D108]) + ((2 * [.B108] * [.C108])/([.B108]-[.C108]))) / -[.D108]) / 2) + 0.5) * [.A108]" office:value-type="float" office:value="16771097.6469529">
            <text:p>16771097.64695290</text:p>
          </table:table-cell>
          <table:table-cell table:formula="of:=((2 * [.$B108]*[.$C108])/ ((([.$C108]-[.$B108])*((2 * ([.$E108] - 1) / [.$A108]) - 1)) + (-[.$B108]) + (-[.$C108])))" office:value-type="float" office:value="-5199.19428613408">
            <text:p>-5199.19</text:p>
          </table:table-cell>
          <table:table-cell table:formula="of:=[.F108] - [.D108]" office:value-type="float" office:value="0.805713865916914">
            <text:p>0.80571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109]+[.C109])/([.B109]-[.C109]))) * [.D109]) + ((2 * [.B109] * [.C109])/([.B109]-[.C109]))) / -[.D109]) / 2) + 0.5) * [.A109]" office:value-type="float" office:value="16771558.5686714">
            <text:p>16771558.56867140</text:p>
          </table:table-cell>
          <table:table-cell table:formula="of:=((2 * [.$B109]*[.$C109])/ ((([.$C109]-[.$B109])*((2 * ([.$E109] - 1) / [.$A109]) - 1)) + (-[.$B109]) + (-[.$C109])))" office:value-type="float" office:value="-5599.06557375376">
            <text:p>-5599.07</text:p>
          </table:table-cell>
          <table:table-cell table:formula="of:=[.F109] - [.D109]" office:value-type="float" office:value="0.934426246240037">
            <text:p>0.93442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110]+[.C110])/([.B110]-[.C110]))) * [.D110]) + ((2 * [.B110] * [.C110])/([.B110]-[.C110]))) / -[.D110]) / 2) + 0.5) * [.A110]" office:value-type="float" office:value="16771958.0341607">
            <text:p>16771958.03416070</text:p>
          </table:table-cell>
          <table:table-cell table:formula="of:=((2 * [.$B110]*[.$C110])/ ((([.$C110]-[.$B110])*((2 * ([.$E110] - 1) / [.$A110]) - 1)) + (-[.$B110]) + (-[.$C110])))" office:value-type="float" office:value="-5998.92732959431">
            <text:p>-5998.93</text:p>
          </table:table-cell>
          <table:table-cell table:formula="of:=[.F110] - [.D110]" office:value-type="float" office:value="1.07267040568604">
            <text:p>1.07267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111]+[.C111])/([.B111]-[.C111]))) * [.D111]) + ((2 * [.B111] * [.C111])/([.B111]-[.C111]))) / -[.D111]) / 2) + 0.5) * [.A111]" office:value-type="float" office:value="16772388.2277646">
            <text:p>16772388.22776460</text:p>
          </table:table-cell>
          <table:table-cell table:formula="of:=((2 * [.$B111]*[.$C111])/ ((([.$C111]-[.$B111])*((2 * ([.$E111] - 1) / [.$A111]) - 1)) + (-[.$B111]) + (-[.$C111])))" office:value-type="float" office:value="-6498.74112084663">
            <text:p>-6498.74</text:p>
          </table:table-cell>
          <table:table-cell table:formula="of:=[.F111] - [.D111]" office:value-type="float" office:value="1.25887915337262">
            <text:p>1.25887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112]+[.C112])/([.B112]-[.C112]))) * [.D112]) + ((2 * [.B112] * [.C112])/([.B112]-[.C112]))) / -[.D112]) / 2) + 0.5) * [.A112]" office:value-type="float" office:value="16772756.9651393">
            <text:p>16772756.96513930</text:p>
          </table:table-cell>
          <table:table-cell table:formula="of:=((2 * [.$B112]*[.$C112])/ ((([.$C112]-[.$B112])*((2 * ([.$E112] - 1) / [.$A112]) - 1)) + (-[.$B112]) + (-[.$C112])))" office:value-type="float" office:value="-6998.54001989348">
            <text:p>-6998.54</text:p>
          </table:table-cell>
          <table:table-cell table:formula="of:=[.F112] - [.D112]" office:value-type="float" office:value="1.45998010652056">
            <text:p>1.4599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113]+[.C113])/([.B113]-[.C113]))) * [.D113]) + ((2 * [.B113] * [.C113])/([.B113]-[.C113]))) / -[.D113]) / 2) + 0.5) * [.A113]" office:value-type="float" office:value="16773076.5375308">
            <text:p>16773076.53753080</text:p>
          </table:table-cell>
          <table:table-cell table:formula="of:=((2 * [.$B113]*[.$C113])/ ((([.$C113]-[.$B113])*((2 * ([.$E113] - 1) / [.$A113]) - 1)) + (-[.$B113]) + (-[.$C113])))" office:value-type="float" office:value="-7498.32402739736">
            <text:p>-7498.32</text:p>
          </table:table-cell>
          <table:table-cell table:formula="of:=[.F113] - [.D113]" office:value-type="float" office:value="1.67597260264029">
            <text:p>1.6759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114]+[.C114])/([.B114]-[.C114]))) * [.D114]) + ((2 * [.B114] * [.C114])/([.B114]-[.C114]))) / -[.D114]) / 2) + 0.5) * [.A114]" office:value-type="float" office:value="16773356.1633733">
            <text:p>16773356.16337330</text:p>
          </table:table-cell>
          <table:table-cell table:formula="of:=((2 * [.$B114]*[.$C114])/ ((([.$C114]-[.$B114])*((2 * ([.$E114] - 1) / [.$A114]) - 1)) + (-[.$B114]) + (-[.$C114])))" office:value-type="float" office:value="-7998.09314402323">
            <text:p>-7998.09</text:p>
          </table:table-cell>
          <table:table-cell table:formula="of:=[.F114] - [.D114]" office:value-type="float" office:value="1.90685597677202">
            <text:p>1.90685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115]+[.C115])/([.B115]-[.C115]))) * [.D115]) + ((2 * [.B115] * [.C115])/([.B115]-[.C115]))) / -[.D115]) / 2) + 0.5) * [.A115]" office:value-type="float" office:value="16773602.8920578">
            <text:p>16773602.89205780</text:p>
          </table:table-cell>
          <table:table-cell table:formula="of:=((2 * [.$B115]*[.$C115])/ ((([.$C115]-[.$B115])*((2 * ([.$E115] - 1) / [.$A115]) - 1)) + (-[.$B115]) + (-[.$C115])))" office:value-type="float" office:value="-8497.84737043821">
            <text:p>-8497.85</text:p>
          </table:table-cell>
          <table:table-cell table:formula="of:=[.F115] - [.D115]" office:value-type="float" office:value="2.15262956178776">
            <text:p>2.15263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116]+[.C116])/([.B116]-[.C116]))) * [.D116]) + ((2 * [.B116] * [.C116])/([.B116]-[.C116]))) / -[.D116]) / 2) + 0.5) * [.A116]" office:value-type="float" office:value="16773822.2064441">
            <text:p>16773822.20644410</text:p>
          </table:table-cell>
          <table:table-cell table:formula="of:=((2 * [.$B116]*[.$C116])/ ((([.$C116]-[.$B116])*((2 * ([.$E116] - 1) / [.$A116]) - 1)) + (-[.$B116]) + (-[.$C116])))" office:value-type="float" office:value="-8997.58670730297">
            <text:p>-8997.59</text:p>
          </table:table-cell>
          <table:table-cell table:formula="of:=[.F116] - [.D116]" office:value-type="float" office:value="2.41329269703419">
            <text:p>2.41329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117]+[.C117])/([.B117]-[.C117]))) * [.D117]) + ((2 * [.B117] * [.C117])/([.B117]-[.C117]))) / -[.D117]) / 2) + 0.5) * [.A117]" office:value-type="float" office:value="16774018.4351055">
            <text:p>16774018.43510550</text:p>
          </table:table-cell>
          <table:table-cell table:formula="of:=((2 * [.$B117]*[.$C117])/ ((([.$C117]-[.$B117])*((2 * ([.$E117] - 1) / [.$A117]) - 1)) + (-[.$B117]) + (-[.$C117])))" office:value-type="float" office:value="-9497.31115529325">
            <text:p>-9497.31</text:p>
          </table:table-cell>
          <table:table-cell table:formula="of:=[.F117] - [.D117]" office:value-type="float" office:value="2.68884470675221">
            <text:p>2.6888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118]+[.C118])/([.B118]-[.C118]))) * [.D118]) + ((2 * [.B118] * [.C118])/([.B118]-[.C118]))) / -[.D118]) / 2) + 0.5) * [.A118]" office:value-type="float" office:value="16774195.0409008">
            <text:p>16774195.04090080</text:p>
          </table:table-cell>
          <table:table-cell table:formula="of:=((2 * [.$B118]*[.$C118])/ ((([.$C118]-[.$B118])*((2 * ([.$E118] - 1) / [.$A118]) - 1)) + (-[.$B118]) + (-[.$C118])))" office:value-type="float" office:value="-9997.02071506965">
            <text:p>-9997.02</text:p>
          </table:table-cell>
          <table:table-cell table:formula="of:=[.F118] - [.D118]" office:value-type="float" office:value="2.97928493035397">
            <text:p>2.97928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">
            <text:p>-5</text:p>
          </table:table-cell>
          <table:table-cell table:formula="of:=(((((((([.B120]+[.C120])/([.B120]-[.C120]))) * [.D120]) + ((2 * [.B120] * [.C120])/([.B120]-[.C120]))) / -[.D120]) / 2) + 0.5) * [.A120]" office:value-type="float" office:value="0">
            <text:p>0.00000000</text:p>
          </table:table-cell>
          <table:table-cell table:formula="of:=((2 * [.$B120]*[.$C120])/ ((([.$C120]-[.$B120])*((2 * ([.$E120] - 1) / [.$A120]) - 1)) + (-[.$B120]) + (-[.$C120])))" office:value-type="float" office:value="-4.99999970199168">
            <text:p>-5</text:p>
          </table:table-cell>
          <table:table-cell table:formula="of:=[.F120] - [.D120]" office:value-type="float" office:value="0.000000298008322019427">
            <text:p>0.000000</text:p>
          </table:table-cell>
          <table:table-cell office:value-type="string">
            <text:p>5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121]+[.C121])/([.B121]-[.C121]))) * [.D121]) + ((2 * [.B121] * [.C121])/([.B121]-[.C121]))) / -[.D121]) / 2) + 0.5) * [.A121]" office:value-type="float" office:value="8389026.95134757">
            <text:p>8389026.95134757</text:p>
          </table:table-cell>
          <table:table-cell table:formula="of:=((2 * [.$B121]*[.$C121])/ ((([.$C121]-[.$B121])*((2 * ([.$E121] - 1) / [.$A121]) - 1)) + (-[.$B121]) + (-[.$C121])))" office:value-type="float" office:value="-9.99999880796678">
            <text:p>-10</text:p>
          </table:table-cell>
          <table:table-cell table:formula="of:=[.F121] - [.D121]" office:value-type="float" office:value="0.00000119203322235251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122]+[.C122])/([.B122]-[.C122]))) * [.D122]) + ((2 * [.B122] * [.C122])/([.B122]-[.C122]))) / -[.D122]) / 2) + 0.5) * [.A122]" office:value-type="float" office:value="15100248.5124256">
            <text:p>15100248.51242560</text:p>
          </table:table-cell>
          <table:table-cell table:formula="of:=((2 * [.$B122]*[.$C122])/ ((([.$C122]-[.$B122])*((2 * ([.$E122] - 1) / [.$A122]) - 1)) + (-[.$B122]) + (-[.$C122])))" office:value-type="float" office:value="-49.9999701991837">
            <text:p>-50</text:p>
          </table:table-cell>
          <table:table-cell table:formula="of:=[.F122] - [.D122]" office:value-type="float" office:value="0.0000298008162928909">
            <text:p>0.00003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123]+[.C123])/([.B123]-[.C123]))) * [.D123]) + ((2 * [.B123] * [.C123])/([.B123]-[.C123]))) / -[.D123]) / 2) + 0.5) * [.A123]" office:value-type="float" office:value="15939151.2075604">
            <text:p>15939151.20756040</text:p>
          </table:table-cell>
          <table:table-cell table:formula="of:=((2 * [.$B123]*[.$C123])/ ((([.$C123]-[.$B123])*((2 * ([.$E123] - 1) / [.$A123]) - 1)) + (-[.$B123]) + (-[.$C123])))" office:value-type="float" office:value="-99.9998807968057">
            <text:p>-100</text:p>
          </table:table-cell>
          <table:table-cell table:formula="of:=[.F123] - [.D123]" office:value-type="float" office:value="0.000119203194273609">
            <text:p>0.00011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124]+[.C124])/([.B124]-[.C124]))) * [.D124]) + ((2 * [.B124] * [.C124])/([.B124]-[.C124]))) / -[.D124]) / 2) + 0.5) * [.A124]" office:value-type="float" office:value="16358602.5551278">
            <text:p>16358602.55512780</text:p>
          </table:table-cell>
          <table:table-cell table:formula="of:=((2 * [.$B124]*[.$C124])/ ((([.$C124]-[.$B124])*((2 * ([.$E124] - 1) / [.$A124]) - 1)) + (-[.$B124]) + (-[.$C124])))" office:value-type="float" office:value="-199.999523187792">
            <text:p>-200</text:p>
          </table:table-cell>
          <table:table-cell table:formula="of:=[.F124] - [.D124]" office:value-type="float" office:value="0.000476812208120236">
            <text:p>0.00047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125]+[.C125])/([.B125]-[.C125]))) * [.D125]) + ((2 * [.B125] * [.C125])/([.B125]-[.C125]))) / -[.D125]) / 2) + 0.5) * [.A125]" office:value-type="float" office:value="16498419.6709835">
            <text:p>16498419.67098350</text:p>
          </table:table-cell>
          <table:table-cell table:formula="of:=((2 * [.$B125]*[.$C125])/ ((([.$C125]-[.$B125])*((2 * ([.$E125] - 1) / [.$A125]) - 1)) + (-[.$B125]) + (-[.$C125])))" office:value-type="float" office:value="-299.998927173811">
            <text:p>-300</text:p>
          </table:table-cell>
          <table:table-cell table:formula="of:=[.F125] - [.D125]" office:value-type="float" office:value="0.00107282618898807">
            <text:p>0.0010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126]+[.C126])/([.B126]-[.C126]))) * [.D126]) + ((2 * [.B126] * [.C126])/([.B126]-[.C126]))) / -[.D126]) / 2) + 0.5) * [.A126]" office:value-type="float" office:value="16568328.2289114">
            <text:p>16568328.22891140</text:p>
          </table:table-cell>
          <table:table-cell table:formula="of:=((2 * [.$B126]*[.$C126])/ ((([.$C126]-[.$B126])*((2 * ([.$E126] - 1) / [.$A126]) - 1)) + (-[.$B126]) + (-[.$C126])))" office:value-type="float" office:value="-399.998092755717">
            <text:p>-400</text:p>
          </table:table-cell>
          <table:table-cell table:formula="of:=[.F126] - [.D126]" office:value-type="float" office:value="0.0019072442831316">
            <text:p>0.00190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127]+[.C127])/([.B127]-[.C127]))) * [.D127]) + ((2 * [.B127] * [.C127])/([.B127]-[.C127]))) / -[.D127]) / 2) + 0.5) * [.A127]" office:value-type="float" office:value="16610273.3636682">
            <text:p>16610273.36366820</text:p>
          </table:table-cell>
          <table:table-cell table:formula="of:=((2 * [.$B127]*[.$C127])/ ((([.$C127]-[.$B127])*((2 * ([.$E127] - 1) / [.$A127]) - 1)) + (-[.$B127]) + (-[.$C127])))" office:value-type="float" office:value="-499.997019934353">
            <text:p>-500</text:p>
          </table:table-cell>
          <table:table-cell table:formula="of:=[.F127] - [.D127]" office:value-type="float" office:value="0.00298006564736397">
            <text:p>0.0029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128]+[.C128])/([.B128]-[.C128]))) * [.D128]) + ((2 * [.B128] * [.C128])/([.B128]-[.C128]))) / -[.D128]) / 2) + 0.5) * [.A128]" office:value-type="float" office:value="16638236.7868393">
            <text:p>16638236.78683930</text:p>
          </table:table-cell>
          <table:table-cell table:formula="of:=((2 * [.$B128]*[.$C128])/ ((([.$C128]-[.$B128])*((2 * ([.$E128] - 1) / [.$A128]) - 1)) + (-[.$B128]) + (-[.$C128])))" office:value-type="float" office:value="-599.995708710587">
            <text:p>-600</text:p>
          </table:table-cell>
          <table:table-cell table:formula="of:=[.F128] - [.D128]" office:value-type="float" office:value="0.00429128941334511">
            <text:p>0.00429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129]+[.C129])/([.B129]-[.C129]))) * [.D129]) + ((2 * [.B129] * [.C129])/([.B129]-[.C129]))) / -[.D129]) / 2) + 0.5) * [.A129]" office:value-type="float" office:value="16658210.660533">
            <text:p>16658210.66053300</text:p>
          </table:table-cell>
          <table:table-cell table:formula="of:=((2 * [.$B129]*[.$C129])/ ((([.$C129]-[.$B129])*((2 * ([.$E129] - 1) / [.$A129]) - 1)) + (-[.$B129]) + (-[.$C129])))" office:value-type="float" office:value="-699.994159085275">
            <text:p>-699.99</text:p>
          </table:table-cell>
          <table:table-cell table:formula="of:=[.F129] - [.D129]" office:value-type="float" office:value="0.00584091472546788">
            <text:p>0.0058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130]+[.C130])/([.B130]-[.C130]))) * [.D130]) + ((2 * [.B130] * [.C130])/([.B130]-[.C130]))) / -[.D130]) / 2) + 0.5) * [.A130]" office:value-type="float" office:value="16673191.0658033">
            <text:p>16673191.06580330</text:p>
          </table:table-cell>
          <table:table-cell table:formula="of:=((2 * [.$B130]*[.$C130])/ ((([.$C130]-[.$B130])*((2 * ([.$E130] - 1) / [.$A130]) - 1)) + (-[.$B130]) + (-[.$C130])))" office:value-type="float" office:value="-799.992371059234">
            <text:p>-799.99</text:p>
          </table:table-cell>
          <table:table-cell table:formula="of:=[.F130] - [.D130]" office:value-type="float" office:value="0.00762894076626708">
            <text:p>0.0076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131]+[.C131])/([.B131]-[.C131]))) * [.D131]) + ((2 * [.B131] * [.C131])/([.B131]-[.C131]))) / -[.D131]) / 2) + 0.5) * [.A131]" office:value-type="float" office:value="16684842.4921246">
            <text:p>16684842.49212460</text:p>
          </table:table-cell>
          <table:table-cell table:formula="of:=((2 * [.$B131]*[.$C131])/ ((([.$C131]-[.$B131])*((2 * ([.$E131] - 1) / [.$A131]) - 1)) + (-[.$B131]) + (-[.$C131])))" office:value-type="float" office:value="-899.990344633353">
            <text:p>-899.99</text:p>
          </table:table-cell>
          <table:table-cell table:formula="of:=[.F131] - [.D131]" office:value-type="float" office:value="0.00965536664659794">
            <text:p>0.00965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132]+[.C132])/([.B132]-[.C132]))) * [.D132]) + ((2 * [.B132] * [.C132])/([.B132]-[.C132]))) / -[.D132]) / 2) + 0.5) * [.A132]" office:value-type="float" office:value="16694163.6331817">
            <text:p>16694163.63318170</text:p>
          </table:table-cell>
          <table:table-cell table:formula="of:=((2 * [.$B132]*[.$C132])/ ((([.$C132]-[.$B132])*((2 * ([.$E132] - 1) / [.$A132]) - 1)) + (-[.$B132]) + (-[.$C132])))" office:value-type="float" office:value="-999.988079808471">
            <text:p>-999.99</text:p>
          </table:table-cell>
          <table:table-cell table:formula="of:=[.F132] - [.D132]" office:value-type="float" office:value="0.0119201915290432">
            <text:p>0.01192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133]+[.C133])/([.B133]-[.C133]))) * [.D133]) + ((2 * [.B133] * [.C133])/([.B133]-[.C133]))) / -[.D133]) / 2) + 0.5) * [.A133]" office:value-type="float" office:value="16708145.3447672">
            <text:p>16708145.34476720</text:p>
          </table:table-cell>
          <table:table-cell table:formula="of:=((2 * [.$B133]*[.$C133])/ ((([.$C133]-[.$B133])*((2 * ([.$E133] - 1) / [.$A133]) - 1)) + (-[.$B133]) + (-[.$C133])))" office:value-type="float" office:value="-1199.98283496511">
            <text:p>-1199.98</text:p>
          </table:table-cell>
          <table:table-cell table:formula="of:=[.F133] - [.D133]" office:value-type="float" office:value="0.017165034893651">
            <text:p>0.01716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134]+[.C134])/([.B134]-[.C134]))) * [.D134]) + ((2 * [.B134] * [.C134])/([.B134]-[.C134]))) / -[.D134]) / 2) + 0.5) * [.A134]" office:value-type="float" office:value="16718132.2816141">
            <text:p>16718132.28161410</text:p>
          </table:table-cell>
          <table:table-cell table:formula="of:=((2 * [.$B134]*[.$C134])/ ((([.$C134]-[.$B134])*((2 * ([.$E134] - 1) / [.$A134]) - 1)) + (-[.$B134]) + (-[.$C134])))" office:value-type="float" office:value="-1399.97663653601">
            <text:p>-1399.98</text:p>
          </table:table-cell>
          <table:table-cell table:formula="of:=[.F134] - [.D134]" office:value-type="float" office:value="0.023363463989881">
            <text:p>0.02336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135]+[.C135])/([.B135]-[.C135]))) * [.D135]) + ((2 * [.B135] * [.C135])/([.B135]-[.C135]))) / -[.D135]) / 2) + 0.5) * [.A135]" office:value-type="float" office:value="16725622.4842492">
            <text:p>16725622.48424920</text:p>
          </table:table-cell>
          <table:table-cell table:formula="of:=((2 * [.$B135]*[.$C135])/ ((([.$C135]-[.$B135])*((2 * ([.$E135] - 1) / [.$A135]) - 1)) + (-[.$B135]) + (-[.$C135])))" office:value-type="float" office:value="-1599.96948452797">
            <text:p>-1599.97</text:p>
          </table:table-cell>
          <table:table-cell table:formula="of:=[.F135] - [.D135]" office:value-type="float" office:value="0.0305154720267637">
            <text:p>0.0305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136]+[.C136])/([.B136]-[.C136]))) * [.D136]) + ((2 * [.B136] * [.C136])/([.B136]-[.C136]))) / -[.D136]) / 2) + 0.5) * [.A136]" office:value-type="float" office:value="16731448.1974099">
            <text:p>16731448.19740990</text:p>
          </table:table-cell>
          <table:table-cell table:formula="of:=((2 * [.$B136]*[.$C136])/ ((([.$C136]-[.$B136])*((2 * ([.$E136] - 1) / [.$A136]) - 1)) + (-[.$B136]) + (-[.$C136])))" office:value-type="float" office:value="-1799.96137894777">
            <text:p>-1799.96</text:p>
          </table:table-cell>
          <table:table-cell table:formula="of:=[.F136] - [.D136]" office:value-type="float" office:value="0.0386210522315196">
            <text:p>0.0386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137]+[.C137])/([.B137]-[.C137]))) * [.D137]) + ((2 * [.B137] * [.C137])/([.B137]-[.C137]))) / -[.D137]) / 2) + 0.5) * [.A137]" office:value-type="float" office:value="16736108.7679384">
            <text:p>16736108.76793840</text:p>
          </table:table-cell>
          <table:table-cell table:formula="of:=((2 * [.$B137]*[.$C137])/ ((([.$C137]-[.$B137])*((2 * ([.$E137] - 1) / [.$A137]) - 1)) + (-[.$B137]) + (-[.$C137])))" office:value-type="float" office:value="-1999.95231980224">
            <text:p>-1999.95</text:p>
          </table:table-cell>
          <table:table-cell table:formula="of:=[.F137] - [.D137]" office:value-type="float" office:value="0.047680197759064">
            <text:p>0.0476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138]+[.C138])/([.B138]-[.C138]))) * [.D138]) + ((2 * [.B138] * [.C138])/([.B138]-[.C138]))) / -[.D138]) / 2) + 0.5) * [.A138]" office:value-type="float" office:value="16743099.6237312">
            <text:p>16743099.62373120</text:p>
          </table:table-cell>
          <table:table-cell table:formula="of:=((2 * [.$B138]*[.$C138])/ ((([.$C138]-[.$B138])*((2 * ([.$E138] - 1) / [.$A138]) - 1)) + (-[.$B138]) + (-[.$C138])))" office:value-type="float" office:value="-2399.93134084265">
            <text:p>-2399.93</text:p>
          </table:table-cell>
          <table:table-cell table:formula="of:=[.F138] - [.D138]" office:value-type="float" office:value="0.068659157348975">
            <text:p>0.06865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139]+[.C139])/([.B139]-[.C139]))) * [.D139]) + ((2 * [.B139] * [.C139])/([.B139]-[.C139]))) / -[.D139]) / 2) + 0.5) * [.A139]" office:value-type="float" office:value="16748093.0921546">
            <text:p>16748093.09215460</text:p>
          </table:table-cell>
          <table:table-cell table:formula="of:=((2 * [.$B139]*[.$C139])/ ((([.$C139]-[.$B139])*((2 * ([.$E139] - 1) / [.$A139]) - 1)) + (-[.$B139]) + (-[.$C139])))" office:value-type="float" office:value="-2799.90654770357">
            <text:p>-2799.91</text:p>
          </table:table-cell>
          <table:table-cell table:formula="of:=[.F139] - [.D139]" office:value-type="float" office:value="0.0934522964266762">
            <text:p>0.09345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140]+[.C140])/([.B140]-[.C140]))) * [.D140]) + ((2 * [.B140] * [.C140])/([.B140]-[.C140]))) / -[.D140]) / 2) + 0.5) * [.A140]" office:value-type="float" office:value="16751838.1934722">
            <text:p>16751838.19347220</text:p>
          </table:table-cell>
          <table:table-cell table:formula="of:=((2 * [.$B140]*[.$C140])/ ((([.$C140]-[.$B140])*((2 * ([.$E140] - 1) / [.$A140]) - 1)) + (-[.$B140]) + (-[.$C140])))" office:value-type="float" office:value="-3199.87794043968">
            <text:p>-3199.88</text:p>
          </table:table-cell>
          <table:table-cell table:formula="of:=[.F140] - [.D140]" office:value-type="float" office:value="0.122059560315847">
            <text:p>0.1220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141]+[.C141])/([.B141]-[.C141]))) * [.D141]) + ((2 * [.B141] * [.C141])/([.B141]-[.C141]))) / -[.D141]) / 2) + 0.5) * [.A141]" office:value-type="float" office:value="16754751.0500525">
            <text:p>16754751.05005250</text:p>
          </table:table-cell>
          <table:table-cell table:formula="of:=((2 * [.$B141]*[.$C141])/ ((([.$C141]-[.$B141])*((2 * ([.$E141] - 1) / [.$A141]) - 1)) + (-[.$B141]) + (-[.$C141])))" office:value-type="float" office:value="-3599.84551910549">
            <text:p>-3599.85</text:p>
          </table:table-cell>
          <table:table-cell table:formula="of:=[.F141] - [.D141]" office:value-type="float" office:value="0.154480894509106">
            <text:p>0.15448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142]+[.C142])/([.B142]-[.C142]))) * [.D142]) + ((2 * [.B142] * [.C142])/([.B142]-[.C142]))) / -[.D142]) / 2) + 0.5) * [.A142]" office:value-type="float" office:value="16757081.3353168">
            <text:p>16757081.33531680</text:p>
          </table:table-cell>
          <table:table-cell table:formula="of:=((2 * [.$B142]*[.$C142])/ ((([.$C142]-[.$B142])*((2 * ([.$E142] - 1) / [.$A142]) - 1)) + (-[.$B142]) + (-[.$C142])))" office:value-type="float" office:value="-3999.80928375543">
            <text:p>-3999.81</text:p>
          </table:table-cell>
          <table:table-cell table:formula="of:=[.F142] - [.D142]" office:value-type="float" office:value="0.19071624457456">
            <text:p>0.19071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143]+[.C143])/([.B143]-[.C143]))) * [.D143]) + ((2 * [.B143] * [.C143])/([.B143]-[.C143]))) / -[.D143]) / 2) + 0.5) * [.A143]" office:value-type="float" office:value="16758987.9323512">
            <text:p>16758987.93235120</text:p>
          </table:table-cell>
          <table:table-cell table:formula="of:=((2 * [.$B143]*[.$C143])/ ((([.$C143]-[.$B143])*((2 * ([.$E143] - 1) / [.$A143]) - 1)) + (-[.$B143]) + (-[.$C143])))" office:value-type="float" office:value="-4399.76923444503">
            <text:p>-4399.77</text:p>
          </table:table-cell>
          <table:table-cell table:formula="of:=[.F143] - [.D143]" office:value-type="float" office:value="0.230765554974823">
            <text:p>0.23076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144]+[.C144])/([.B144]-[.C144]))) * [.D144]) + ((2 * [.B144] * [.C144])/([.B144]-[.C144]))) / -[.D144]) / 2) + 0.5) * [.A144]" office:value-type="float" office:value="16760576.7632132">
            <text:p>16760576.76321320</text:p>
          </table:table-cell>
          <table:table-cell table:formula="of:=((2 * [.$B144]*[.$C144])/ ((([.$C144]-[.$B144])*((2 * ([.$E144] - 1) / [.$A144]) - 1)) + (-[.$B144]) + (-[.$C144])))" office:value-type="float" office:value="-4799.72537122707">
            <text:p>-4799.73</text:p>
          </table:table-cell>
          <table:table-cell table:formula="of:=[.F144] - [.D144]" office:value-type="float" office:value="0.274628772932374">
            <text:p>0.2746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145]+[.C145])/([.B145]-[.C145]))) * [.D145]) + ((2 * [.B145] * [.C145])/([.B145]-[.C145]))) / -[.D145]) / 2) + 0.5) * [.A145]" office:value-type="float" office:value="16761921.1585579">
            <text:p>16761921.15855790</text:p>
          </table:table-cell>
          <table:table-cell table:formula="of:=((2 * [.$B145]*[.$C145])/ ((([.$C145]-[.$B145])*((2 * ([.$E145] - 1) / [.$A145]) - 1)) + (-[.$B145]) + (-[.$C145])))" office:value-type="float" office:value="-5199.67769415696">
            <text:p>-5199.68</text:p>
          </table:table-cell>
          <table:table-cell table:formula="of:=[.F145] - [.D145]" office:value-type="float" office:value="0.322305843037611">
            <text:p>0.32230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146]+[.C146])/([.B146]-[.C146]))) * [.D146]) + ((2 * [.B146] * [.C146])/([.B146]-[.C146]))) / -[.D146]) / 2) + 0.5) * [.A146]" office:value-type="float" office:value="16763073.4974249">
            <text:p>16763073.49742490</text:p>
          </table:table-cell>
          <table:table-cell table:formula="of:=((2 * [.$B146]*[.$C146])/ ((([.$C146]-[.$B146])*((2 * ([.$E146] - 1) / [.$A146]) - 1)) + (-[.$B146]) + (-[.$C146])))" office:value-type="float" office:value="-5599.62620328981">
            <text:p>-5599.63</text:p>
          </table:table-cell>
          <table:table-cell table:formula="of:=[.F146] - [.D146]" office:value-type="float" office:value="0.373796710195165">
            <text:p>0.37379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147]+[.C147])/([.B147]-[.C147]))) * [.D147]) + ((2 * [.B147] * [.C147])/([.B147]-[.C147]))) / -[.D147]) / 2) + 0.5) * [.A147]" office:value-type="float" office:value="16764072.1911096">
            <text:p>16764072.19110960</text:p>
          </table:table-cell>
          <table:table-cell table:formula="of:=((2 * [.$B147]*[.$C147])/ ((([.$C147]-[.$B147])*((2 * ([.$E147] - 1) / [.$A147]) - 1)) + (-[.$B147]) + (-[.$C147])))" office:value-type="float" office:value="-5999.57089868015">
            <text:p>-5999.57</text:p>
          </table:table-cell>
          <table:table-cell table:formula="of:=[.F147] - [.D147]" office:value-type="float" office:value="0.429101319845358">
            <text:p>0.4291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148]+[.C148])/([.B148]-[.C148]))) * [.D148]) + ((2 * [.B148] * [.C148])/([.B148]-[.C148]))) / -[.D148]) / 2) + 0.5) * [.A148]" office:value-type="float" office:value="16765147.7073854">
            <text:p>16765147.70738540</text:p>
          </table:table-cell>
          <table:table-cell table:formula="of:=((2 * [.$B148]*[.$C148])/ ((([.$C148]-[.$B148])*((2 * ([.$E148] - 1) / [.$A148]) - 1)) + (-[.$B148]) + (-[.$C148])))" office:value-type="float" office:value="-6499.49640492403">
            <text:p>-6499.5</text:p>
          </table:table-cell>
          <table:table-cell table:formula="of:=[.F148] - [.D148]" office:value-type="float" office:value="0.503595075972044">
            <text:p>0.50359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149]+[.C149])/([.B149]-[.C149]))) * [.D149]) + ((2 * [.B149] * [.C149])/([.B149]-[.C149]))) / -[.D149]) / 2) + 0.5) * [.A149]" office:value-type="float" office:value="16766069.5784789">
            <text:p>16766069.57847890</text:p>
          </table:table-cell>
          <table:table-cell table:formula="of:=((2 * [.$B149]*[.$C149])/ ((([.$C149]-[.$B149])*((2 * ([.$E149] - 1) / [.$A149]) - 1)) + (-[.$B149]) + (-[.$C149])))" office:value-type="float" office:value="-6999.41595238673">
            <text:p>-6999.42</text:p>
          </table:table-cell>
          <table:table-cell table:formula="of:=[.F149] - [.D149]" office:value-type="float" office:value="0.584047613267103">
            <text:p>0.5840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150]+[.C150])/([.B150]-[.C150]))) * [.D150]) + ((2 * [.B150] * [.C150])/([.B150]-[.C150]))) / -[.D150]) / 2) + 0.5) * [.A150]" office:value-type="float" office:value="16766868.5334267">
            <text:p>16766868.53342670</text:p>
          </table:table-cell>
          <table:table-cell table:formula="of:=((2 * [.$B150]*[.$C150])/ ((([.$C150]-[.$B150])*((2 * ([.$E150] - 1) / [.$A150]) - 1)) + (-[.$B150]) + (-[.$C150])))" office:value-type="float" office:value="-7499.32954117393">
            <text:p>-7499.33</text:p>
          </table:table-cell>
          <table:table-cell table:formula="of:=[.F150] - [.D150]" office:value-type="float" office:value="0.67045882606817">
            <text:p>0.67045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151]+[.C151])/([.B151]-[.C151]))) * [.D151]) + ((2 * [.B151] * [.C151])/([.B151]-[.C151]))) / -[.D151]) / 2) + 0.5) * [.A151]" office:value-type="float" office:value="16767567.619006">
            <text:p>16767567.61900600</text:p>
          </table:table-cell>
          <table:table-cell table:formula="of:=((2 * [.$B151]*[.$C151])/ ((([.$C151]-[.$B151])*((2 * ([.$E151] - 1) / [.$A151]) - 1)) + (-[.$B151]) + (-[.$C151])))" office:value-type="float" office:value="-7999.23717139358">
            <text:p>-7999.24</text:p>
          </table:table-cell>
          <table:table-cell table:formula="of:=[.F151] - [.D151]" office:value-type="float" office:value="0.762828606415496">
            <text:p>0.7628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152]+[.C152])/([.B152]-[.C152]))) * [.D152]) + ((2 * [.B152] * [.C152])/([.B152]-[.C152]))) / -[.D152]) / 2) + 0.5) * [.A152]" office:value-type="float" office:value="16768184.459223">
            <text:p>16768184.45922300</text:p>
          </table:table-cell>
          <table:table-cell table:formula="of:=((2 * [.$B152]*[.$C152])/ ((([.$C152]-[.$B152])*((2 * ([.$E152] - 1) / [.$A152]) - 1)) + (-[.$B152]) + (-[.$C152])))" office:value-type="float" office:value="-8499.13884315001">
            <text:p>-8499.14</text:p>
          </table:table-cell>
          <table:table-cell table:formula="of:=[.F152] - [.D152]" office:value-type="float" office:value="0.861156849992767">
            <text:p>0.8611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153]+[.C153])/([.B153]-[.C153]))) * [.D153]) + ((2 * [.B153] * [.C153])/([.B153]-[.C153]))) / -[.D153]) / 2) + 0.5) * [.A153]" office:value-type="float" office:value="16768732.7616381">
            <text:p>16768732.76163810</text:p>
          </table:table-cell>
          <table:table-cell table:formula="of:=((2 * [.$B153]*[.$C153])/ ((([.$C153]-[.$B153])*((2 * ([.$E153] - 1) / [.$A153]) - 1)) + (-[.$B153]) + (-[.$C153])))" office:value-type="float" office:value="-8999.03455655245">
            <text:p>-8999.03</text:p>
          </table:table-cell>
          <table:table-cell table:formula="of:=[.F153] - [.D153]" office:value-type="float" office:value="0.965443447552389">
            <text:p>0.96544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154]+[.C154])/([.B154]-[.C154]))) * [.D154]) + ((2 * [.B154] * [.C154])/([.B154]-[.C154]))) / -[.D154]) / 2) + 0.5) * [.A154]" office:value-type="float" office:value="16769223.3480095">
            <text:p>16769223.34800950</text:p>
          </table:table-cell>
          <table:table-cell table:formula="of:=((2 * [.$B154]*[.$C154])/ ((([.$C154]-[.$B154])*((2 * ([.$E154] - 1) / [.$A154]) - 1)) + (-[.$B154]) + (-[.$C154])))" office:value-type="float" office:value="-9498.92431170403">
            <text:p>-9498.92</text:p>
          </table:table-cell>
          <table:table-cell table:formula="of:=[.F154] - [.D154]" office:value-type="float" office:value="1.07568829597221">
            <text:p>1.07568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155]+[.C155])/([.B155]-[.C155]))) * [.D155]) + ((2 * [.B155] * [.C155])/([.B155]-[.C155]))) / -[.D155]) / 2) + 0.5) * [.A155]" office:value-type="float" office:value="16769664.8757438">
            <text:p>16769664.87574380</text:p>
          </table:table-cell>
          <table:table-cell table:formula="of:=((2 * [.$B155]*[.$C155])/ ((([.$C155]-[.$B155])*((2 * ([.$E155] - 1) / [.$A155]) - 1)) + (-[.$B155]) + (-[.$C155])))" office:value-type="float" office:value="-9998.8081087138">
            <text:p>-9998.81</text:p>
          </table:table-cell>
          <table:table-cell table:formula="of:=[.F155] - [.D155]" office:value-type="float" office:value="1.19189128620383">
            <text:p>1.19189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157]+[.C157])/([.B157]-[.C157]))) * [.D157]) + ((2 * [.B157] * [.C157])/([.B157]-[.C157]))) / -[.D157]) / 2) + 0.5) * [.A157]" office:value-type="float" office:value="0">
            <text:p>0.00000000</text:p>
          </table:table-cell>
          <table:table-cell table:formula="of:=((2 * [.$B157]*[.$C157])/ ((([.$C157]-[.$B157])*((2 * ([.$E157] - 1) / [.$A157]) - 1)) + (-[.$B157]) + (-[.$C157])))" office:value-type="float" office:value="-9.99999940401316">
            <text:p>-10</text:p>
          </table:table-cell>
          <table:table-cell table:formula="of:=[.F157] - [.D157]" office:value-type="float" office:value="0.00000059598684210016">
            <text:p>0.000001</text:p>
          </table:table-cell>
          <table:table-cell office:value-type="string">
            <text:p>10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158]+[.C158])/([.B158]-[.C158]))) * [.D158]) + ((2 * [.B158] * [.C158])/([.B158]-[.C158]))) / -[.D158]) / 2) + 0.5) * [.A158]" office:value-type="float" office:value="13423114.3114311">
            <text:p>13423114.31143110</text:p>
          </table:table-cell>
          <table:table-cell table:formula="of:=((2 * [.$B158]*[.$C158])/ ((([.$C158]-[.$B158])*((2 * ([.$E158] - 1) / [.$A158]) - 1)) + (-[.$B158]) + (-[.$C158])))" office:value-type="float" office:value="-49.9999851003325">
            <text:p>-50</text:p>
          </table:table-cell>
          <table:table-cell table:formula="of:=[.F158] - [.D158]" office:value-type="float" office:value="0.0000148996675122248">
            <text:p>0.0000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159]+[.C159])/([.B159]-[.C159]))) * [.D159]) + ((2 * [.B159] * [.C159])/([.B159]-[.C159]))) / -[.D159]) / 2) + 0.5) * [.A159]" office:value-type="float" office:value="15101003.60036">
            <text:p>15101003.60036000</text:p>
          </table:table-cell>
          <table:table-cell table:formula="of:=((2 * [.$B159]*[.$C159])/ ((([.$C159]-[.$B159])*((2 * ([.$E159] - 1) / [.$A159]) - 1)) + (-[.$B159]) + (-[.$C159])))" office:value-type="float" office:value="-99.9999404013476">
            <text:p>-100</text:p>
          </table:table-cell>
          <table:table-cell table:formula="of:=[.F159] - [.D159]" office:value-type="float" office:value="0.0000595986523563852">
            <text:p>0.0000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160]+[.C160])/([.B160]-[.C160]))) * [.D160]) + ((2 * [.B160] * [.C160])/([.B160]-[.C160]))) / -[.D160]) / 2) + 0.5) * [.A160]" office:value-type="float" office:value="15939948.2448245">
            <text:p>15939948.24482450</text:p>
          </table:table-cell>
          <table:table-cell table:formula="of:=((2 * [.$B160]*[.$C160])/ ((([.$C160]-[.$B160])*((2 * ([.$E160] - 1) / [.$A160]) - 1)) + (-[.$B160]) + (-[.$C160])))" office:value-type="float" office:value="-199.999761605533">
            <text:p>-200</text:p>
          </table:table-cell>
          <table:table-cell table:formula="of:=[.F160] - [.D160]" office:value-type="float" office:value="0.000238394467061198">
            <text:p>0.0002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161]+[.C161])/([.B161]-[.C161]))) * [.D161]) + ((2 * [.B161] * [.C161])/([.B161]-[.C161]))) / -[.D161]) / 2) + 0.5) * [.A161]" office:value-type="float" office:value="16219596.459646">
            <text:p>16219596.45964600</text:p>
          </table:table-cell>
          <table:table-cell table:formula="of:=((2 * [.$B161]*[.$C161])/ ((([.$C161]-[.$B161])*((2 * ([.$E161] - 1) / [.$A161]) - 1)) + (-[.$B161]) + (-[.$C161])))" office:value-type="float" office:value="-299.999463612769">
            <text:p>-300</text:p>
          </table:table-cell>
          <table:table-cell table:formula="of:=[.F161] - [.D161]" office:value-type="float" office:value="0.000536387231420576">
            <text:p>0.00053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162]+[.C162])/([.B162]-[.C162]))) * [.D162]) + ((2 * [.B162] * [.C162])/([.B162]-[.C162]))) / -[.D162]) / 2) + 0.5) * [.A162]" office:value-type="float" office:value="16359420.5670567">
            <text:p>16359420.56705670</text:p>
          </table:table-cell>
          <table:table-cell table:formula="of:=((2 * [.$B162]*[.$C162])/ ((([.$C162]-[.$B162])*((2 * ([.$E162] - 1) / [.$A162]) - 1)) + (-[.$B162]) + (-[.$C162])))" office:value-type="float" office:value="-399.999046423267">
            <text:p>-400</text:p>
          </table:table-cell>
          <table:table-cell table:formula="of:=[.F162] - [.D162]" office:value-type="float" office:value="0.000953576732740657">
            <text:p>0.00095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163]+[.C163])/([.B163]-[.C163]))) * [.D163]) + ((2 * [.B163] * [.C163])/([.B163]-[.C163]))) / -[.D163]) / 2) + 0.5) * [.A163]" office:value-type="float" office:value="16443315.0315032">
            <text:p>16443315.03150320</text:p>
          </table:table-cell>
          <table:table-cell table:formula="of:=((2 * [.$B163]*[.$C163])/ ((([.$C163]-[.$B163])*((2 * ([.$E163] - 1) / [.$A163]) - 1)) + (-[.$B163]) + (-[.$C163])))" office:value-type="float" office:value="-499.998510037245">
            <text:p>-500</text:p>
          </table:table-cell>
          <table:table-cell table:formula="of:=[.F163] - [.D163]" office:value-type="float" office:value="0.00148996275510171">
            <text:p>0.0014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164]+[.C164])/([.B164]-[.C164]))) * [.D164]) + ((2 * [.B164] * [.C164])/([.B164]-[.C164]))) / -[.D164]) / 2) + 0.5) * [.A164]" office:value-type="float" office:value="16499244.6744674">
            <text:p>16499244.67446740</text:p>
          </table:table-cell>
          <table:table-cell table:formula="of:=((2 * [.$B164]*[.$C164])/ ((([.$C164]-[.$B164])*((2 * ([.$E164] - 1) / [.$A164]) - 1)) + (-[.$B164]) + (-[.$C164])))" office:value-type="float" office:value="-599.997854454907">
            <text:p>-600</text:p>
          </table:table-cell>
          <table:table-cell table:formula="of:=[.F164] - [.D164]" office:value-type="float" office:value="0.00214554509295795">
            <text:p>0.0021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165]+[.C165])/([.B165]-[.C165]))) * [.D165]) + ((2 * [.B165] * [.C165])/([.B165]-[.C165]))) / -[.D165]) / 2) + 0.5) * [.A165]" office:value-type="float" office:value="16539194.4194419">
            <text:p>16539194.41944190</text:p>
          </table:table-cell>
          <table:table-cell table:formula="of:=((2 * [.$B165]*[.$C165])/ ((([.$C165]-[.$B165])*((2 * ([.$E165] - 1) / [.$A165]) - 1)) + (-[.$B165]) + (-[.$C165])))" office:value-type="float" office:value="-699.997079676478">
            <text:p>-700</text:p>
          </table:table-cell>
          <table:table-cell table:formula="of:=[.F165] - [.D165]" office:value-type="float" office:value="0.00292032352206206">
            <text:p>0.00292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166]+[.C166])/([.B166]-[.C166]))) * [.D166]) + ((2 * [.B166] * [.C166])/([.B166]-[.C166]))) / -[.D166]) / 2) + 0.5) * [.A166]" office:value-type="float" office:value="16569156.7281728">
            <text:p>16569156.72817280</text:p>
          </table:table-cell>
          <table:table-cell table:formula="of:=((2 * [.$B166]*[.$C166])/ ((([.$C166]-[.$B166])*((2 * ([.$E166] - 1) / [.$A166]) - 1)) + (-[.$B166]) + (-[.$C166])))" office:value-type="float" office:value="-799.996185702167">
            <text:p>-800</text:p>
          </table:table-cell>
          <table:table-cell table:formula="of:=[.F166] - [.D166]" office:value-type="float" office:value="0.00381429783328713">
            <text:p>0.00381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167]+[.C167])/([.B167]-[.C167]))) * [.D167]) + ((2 * [.B167] * [.C167])/([.B167]-[.C167]))) / -[.D167]) / 2) + 0.5) * [.A167]" office:value-type="float" office:value="16592460.7460746">
            <text:p>16592460.74607460</text:p>
          </table:table-cell>
          <table:table-cell table:formula="of:=((2 * [.$B167]*[.$C167])/ ((([.$C167]-[.$B167])*((2 * ([.$E167] - 1) / [.$A167]) - 1)) + (-[.$B167]) + (-[.$C167])))" office:value-type="float" office:value="-899.995172532183">
            <text:p>-900</text:p>
          </table:table-cell>
          <table:table-cell table:formula="of:=[.F167] - [.D167]" office:value-type="float" office:value="0.00482746781676724">
            <text:p>0.00482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168]+[.C168])/([.B168]-[.C168]))) * [.D168]) + ((2 * [.B168] * [.C168])/([.B168]-[.C168]))) / -[.D168]) / 2) + 0.5) * [.A168]" office:value-type="float" office:value="16611103.960396">
            <text:p>16611103.96039600</text:p>
          </table:table-cell>
          <table:table-cell table:formula="of:=((2 * [.$B168]*[.$C168])/ ((([.$C168]-[.$B168])*((2 * ([.$E168] - 1) / [.$A168]) - 1)) + (-[.$B168]) + (-[.$C168])))" office:value-type="float" office:value="-999.994040166732">
            <text:p>-999.99</text:p>
          </table:table-cell>
          <table:table-cell table:formula="of:=[.F168] - [.D168]" office:value-type="float" office:value="0.0059598332677524">
            <text:p>0.0059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169]+[.C169])/([.B169]-[.C169]))) * [.D169]) + ((2 * [.B169] * [.C169])/([.B169]-[.C169]))) / -[.D169]) / 2) + 0.5) * [.A169]" office:value-type="float" office:value="16639068.7818782">
            <text:p>16639068.78187820</text:p>
          </table:table-cell>
          <table:table-cell table:formula="of:=((2 * [.$B169]*[.$C169])/ ((([.$C169]-[.$B169])*((2 * ([.$E169] - 1) / [.$A169]) - 1)) + (-[.$B169]) + (-[.$C169])))" office:value-type="float" office:value="-1199.99141785035">
            <text:p>-1199.99</text:p>
          </table:table-cell>
          <table:table-cell table:formula="of:=[.F169] - [.D169]" office:value-type="float" office:value="0.00858214964796389">
            <text:p>0.00858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170]+[.C170])/([.B170]-[.C170]))) * [.D170]) + ((2 * [.B170] * [.C170])/([.B170]-[.C170]))) / -[.D170]) / 2) + 0.5) * [.A170]" office:value-type="float" office:value="16659043.6543654">
            <text:p>16659043.65436540</text:p>
          </table:table-cell>
          <table:table-cell table:formula="of:=((2 * [.$B170]*[.$C170])/ ((([.$C170]-[.$B170])*((2 * ([.$E170] - 1) / [.$A170]) - 1)) + (-[.$B170]) + (-[.$C170])))" office:value-type="float" office:value="-1399.98831875466">
            <text:p>-1399.99</text:p>
          </table:table-cell>
          <table:table-cell table:formula="of:=[.F170] - [.D170]" office:value-type="float" office:value="0.0116812453352395">
            <text:p>0.01168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171]+[.C171])/([.B171]-[.C171]))) * [.D171]) + ((2 * [.B171] * [.C171])/([.B171]-[.C171]))) / -[.D171]) / 2) + 0.5) * [.A171]" office:value-type="float" office:value="16674024.8087309">
            <text:p>16674024.80873090</text:p>
          </table:table-cell>
          <table:table-cell table:formula="of:=((2 * [.$B171]*[.$C171])/ ((([.$C171]-[.$B171])*((2 * ([.$E171] - 1) / [.$A171]) - 1)) + (-[.$B171]) + (-[.$C171])))" office:value-type="float" office:value="-1599.98474288143">
            <text:p>-1599.98</text:p>
          </table:table-cell>
          <table:table-cell table:formula="of:=[.F171] - [.D171]" office:value-type="float" office:value="0.0152571185703891">
            <text:p>0.0152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172]+[.C172])/([.B172]-[.C172]))) * [.D172]) + ((2 * [.B172] * [.C172])/([.B172]-[.C172]))) / -[.D172]) / 2) + 0.5) * [.A172]" office:value-type="float" office:value="16685676.8176818">
            <text:p>16685676.81768180</text:p>
          </table:table-cell>
          <table:table-cell table:formula="of:=((2 * [.$B172]*[.$C172])/ ((([.$C172]-[.$B172])*((2 * ([.$E172] - 1) / [.$A172]) - 1)) + (-[.$B172]) + (-[.$C172])))" office:value-type="float" office:value="-1799.98069023231">
            <text:p>-1799.98</text:p>
          </table:table-cell>
          <table:table-cell table:formula="of:=[.F172] - [.D172]" office:value-type="float" office:value="0.0193097676949492">
            <text:p>0.01931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173]+[.C173])/([.B173]-[.C173]))) * [.D173]) + ((2 * [.B173] * [.C173])/([.B173]-[.C173]))) / -[.D173]) / 2) + 0.5) * [.A173]" office:value-type="float" office:value="16694998.4248425">
            <text:p>16694998.42484250</text:p>
          </table:table-cell>
          <table:table-cell table:formula="of:=((2 * [.$B173]*[.$C173])/ ((([.$C173]-[.$B173])*((2 * ([.$E173] - 1) / [.$A173]) - 1)) + (-[.$B173]) + (-[.$C173])))" office:value-type="float" office:value="-1999.97616080904">
            <text:p>-1999.98</text:p>
          </table:table-cell>
          <table:table-cell table:formula="of:=[.F173] - [.D173]" office:value-type="float" office:value="0.0238391909645088">
            <text:p>0.02383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174]+[.C174])/([.B174]-[.C174]))) * [.D174]) + ((2 * [.B174] * [.C174])/([.B174]-[.C174]))) / -[.D174]) / 2) + 0.5) * [.A174]" office:value-type="float" office:value="16708980.8355836">
            <text:p>16708980.83558360</text:p>
          </table:table-cell>
          <table:table-cell table:formula="of:=((2 * [.$B174]*[.$C174])/ ((([.$C174]-[.$B174])*((2 * ([.$E174] - 1) / [.$A174]) - 1)) + (-[.$B174]) + (-[.$C174])))" office:value-type="float" office:value="-2399.96567164682">
            <text:p>-2399.97</text:p>
          </table:table-cell>
          <table:table-cell table:formula="of:=[.F174] - [.D174]" office:value-type="float" office:value="0.0343283531806264">
            <text:p>0.0343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175]+[.C175])/([.B175]-[.C175]))) * [.D175]) + ((2 * [.B175] * [.C175])/([.B175]-[.C175]))) / -[.D175]) / 2) + 0.5) * [.A175]" office:value-type="float" office:value="16718968.2718272">
            <text:p>16718968.27182720</text:p>
          </table:table-cell>
          <table:table-cell table:formula="of:=((2 * [.$B175]*[.$C175])/ ((([.$C175]-[.$B175])*((2 * ([.$E175] - 1) / [.$A175]) - 1)) + (-[.$B175]) + (-[.$C175])))" office:value-type="float" office:value="-2799.95327540844">
            <text:p>-2799.95</text:p>
          </table:table-cell>
          <table:table-cell table:formula="of:=[.F175] - [.D175]" office:value-type="float" office:value="0.0467245915556305">
            <text:p>0.04672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176]+[.C176])/([.B176]-[.C176]))) * [.D176]) + ((2 * [.B176] * [.C176])/([.B176]-[.C176]))) / -[.D176]) / 2) + 0.5) * [.A176]" office:value-type="float" office:value="16726458.8490099">
            <text:p>16726458.84900990</text:p>
          </table:table-cell>
          <table:table-cell table:formula="of:=((2 * [.$B176]*[.$C176])/ ((([.$C176]-[.$B176])*((2 * ([.$E176] - 1) / [.$A176]) - 1)) + (-[.$B176]) + (-[.$C176])))" office:value-type="float" office:value="-3199.93897210751">
            <text:p>-3199.94</text:p>
          </table:table-cell>
          <table:table-cell table:formula="of:=[.F176] - [.D176]" office:value-type="float" office:value="0.0610278924868908">
            <text:p>0.0610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177]+[.C177])/([.B177]-[.C177]))) * [.D177]) + ((2 * [.B177] * [.C177])/([.B177]-[.C177]))) / -[.D177]) / 2) + 0.5) * [.A177]" office:value-type="float" office:value="16732284.8534853">
            <text:p>16732284.85348530</text:p>
          </table:table-cell>
          <table:table-cell table:formula="of:=((2 * [.$B177]*[.$C177])/ ((([.$C177]-[.$B177])*((2 * ([.$E177] - 1) / [.$A177]) - 1)) + (-[.$B177]) + (-[.$C177])))" office:value-type="float" office:value="-3599.92276175775">
            <text:p>-3599.92</text:p>
          </table:table-cell>
          <table:table-cell table:formula="of:=[.F177] - [.D177]" office:value-type="float" office:value="0.0772382422478586">
            <text:p>0.0772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178]+[.C178])/([.B178]-[.C178]))) * [.D178]) + ((2 * [.B178] * [.C178])/([.B178]-[.C178]))) / -[.D178]) / 2) + 0.5) * [.A178]" office:value-type="float" office:value="16736945.6570657">
            <text:p>16736945.65706570</text:p>
          </table:table-cell>
          <table:table-cell table:formula="of:=((2 * [.$B178]*[.$C178])/ ((([.$C178]-[.$B178])*((2 * ([.$E178] - 1) / [.$A178]) - 1)) + (-[.$B178]) + (-[.$C178])))" office:value-type="float" office:value="-3999.90464437263">
            <text:p>-3999.9</text:p>
          </table:table-cell>
          <table:table-cell table:formula="of:=[.F178] - [.D178]" office:value-type="float" office:value="0.0953556273739196">
            <text:p>0.09535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179]+[.C179])/([.B179]-[.C179]))) * [.D179]) + ((2 * [.B179] * [.C179])/([.B179]-[.C179]))) / -[.D179]) / 2) + 0.5) * [.A179]" office:value-type="float" office:value="16740759.0418133">
            <text:p>16740759.04181330</text:p>
          </table:table-cell>
          <table:table-cell table:formula="of:=((2 * [.$B179]*[.$C179])/ ((([.$C179]-[.$B179])*((2 * ([.$E179] - 1) / [.$A179]) - 1)) + (-[.$B179]) + (-[.$C179])))" office:value-type="float" office:value="-4399.88461996592">
            <text:p>-4399.88</text:p>
          </table:table-cell>
          <table:table-cell table:formula="of:=[.F179] - [.D179]" office:value-type="float" office:value="0.115380034081682">
            <text:p>0.1153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180]+[.C180])/([.B180]-[.C180]))) * [.D180]) + ((2 * [.B180] * [.C180])/([.B180]-[.C180]))) / -[.D180]) / 2) + 0.5) * [.A180]" office:value-type="float" office:value="16743936.8624362">
            <text:p>16743936.86243620</text:p>
          </table:table-cell>
          <table:table-cell table:formula="of:=((2 * [.$B180]*[.$C180])/ ((([.$C180]-[.$B180])*((2 * ([.$E180] - 1) / [.$A180]) - 1)) + (-[.$B180]) + (-[.$C180])))" office:value-type="float" office:value="-4799.8626885512">
            <text:p>-4799.86</text:p>
          </table:table-cell>
          <table:table-cell table:formula="of:=[.F180] - [.D180]" office:value-type="float" office:value="0.137311448803302">
            <text:p>0.13731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181]+[.C181])/([.B181]-[.C181]))) * [.D181]) + ((2 * [.B181] * [.C181])/([.B181]-[.C181]))) / -[.D181]) / 2) + 0.5) * [.A181]" office:value-type="float" office:value="16746625.7875788">
            <text:p>16746625.78757880</text:p>
          </table:table-cell>
          <table:table-cell table:formula="of:=((2 * [.$B181]*[.$C181])/ ((([.$C181]-[.$B181])*((2 * ([.$E181] - 1) / [.$A181]) - 1)) + (-[.$B181]) + (-[.$C181])))" office:value-type="float" office:value="-5199.83885014255">
            <text:p>-5199.84</text:p>
          </table:table-cell>
          <table:table-cell table:formula="of:=[.F181] - [.D181]" office:value-type="float" office:value="0.161149857452983">
            <text:p>0.16115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182]+[.C182])/([.B182]-[.C182]))) * [.D182]) + ((2 * [.B182] * [.C182])/([.B182]-[.C182]))) / -[.D182]) / 2) + 0.5) * [.A182]" office:value-type="float" office:value="16748930.5805581">
            <text:p>16748930.58055810</text:p>
          </table:table-cell>
          <table:table-cell table:formula="of:=((2 * [.$B182]*[.$C182])/ ((([.$C182]-[.$B182])*((2 * ([.$E182] - 1) / [.$A182]) - 1)) + (-[.$B182]) + (-[.$C182])))" office:value-type="float" office:value="-5599.81310475276">
            <text:p>-5599.81</text:p>
          </table:table-cell>
          <table:table-cell table:formula="of:=[.F182] - [.D182]" office:value-type="float" office:value="0.1868952472405">
            <text:p>0.18689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183]+[.C183])/([.B183]-[.C183]))) * [.D183]) + ((2 * [.B183] * [.C183])/([.B183]-[.C183]))) / -[.D183]) / 2) + 0.5) * [.A183]" office:value-type="float" office:value="16750928.0678068">
            <text:p>16750928.06780680</text:p>
          </table:table-cell>
          <table:table-cell table:formula="of:=((2 * [.$B183]*[.$C183])/ ((([.$C183]-[.$B183])*((2 * ([.$E183] - 1) / [.$A183]) - 1)) + (-[.$B183]) + (-[.$C183])))" office:value-type="float" office:value="-5999.78545239553">
            <text:p>-5999.79</text:p>
          </table:table-cell>
          <table:table-cell table:formula="of:=[.F183] - [.D183]" office:value-type="float" office:value="0.214547604475229">
            <text:p>0.2145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184]+[.C184])/([.B184]-[.C184]))) * [.D184]) + ((2 * [.B184] * [.C184])/([.B184]-[.C184]))) / -[.D184]) / 2) + 0.5) * [.A184]" office:value-type="float" office:value="16753079.2079208">
            <text:p>16753079.20792080</text:p>
          </table:table-cell>
          <table:table-cell table:formula="of:=((2 * [.$B184]*[.$C184])/ ((([.$C184]-[.$B184])*((2 * ([.$E184] - 1) / [.$A184]) - 1)) + (-[.$B184]) + (-[.$C184])))" office:value-type="float" office:value="-6499.74820529825">
            <text:p>-6499.75</text:p>
          </table:table-cell>
          <table:table-cell table:formula="of:=[.F184] - [.D184]" office:value-type="float" office:value="0.25179470175226">
            <text:p>0.25179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185]+[.C185])/([.B185]-[.C185]))) * [.D185]) + ((2 * [.B185] * [.C185])/([.B185]-[.C185]))) / -[.D185]) / 2) + 0.5) * [.A185]" office:value-type="float" office:value="16754923.0423042">
            <text:p>16754923.04230420</text:p>
          </table:table-cell>
          <table:table-cell table:formula="of:=((2 * [.$B185]*[.$C185])/ ((([.$C185]-[.$B185])*((2 * ([.$E185] - 1) / [.$A185]) - 1)) + (-[.$B185]) + (-[.$C185])))" office:value-type="float" office:value="-6999.70797861217">
            <text:p>-6999.71</text:p>
          </table:table-cell>
          <table:table-cell table:formula="of:=[.F185] - [.D185]" office:value-type="float" office:value="0.292021387830573">
            <text:p>0.2920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186]+[.C186])/([.B186]-[.C186]))) * [.D186]) + ((2 * [.B186] * [.C186])/([.B186]-[.C186]))) / -[.D186]) / 2) + 0.5) * [.A186]" office:value-type="float" office:value="16756521.0321032">
            <text:p>16756521.03210320</text:p>
          </table:table-cell>
          <table:table-cell table:formula="of:=((2 * [.$B186]*[.$C186])/ ((([.$C186]-[.$B186])*((2 * ([.$E186] - 1) / [.$A186]) - 1)) + (-[.$B186]) + (-[.$C186])))" office:value-type="float" office:value="-7499.66477236532">
            <text:p>-7499.66</text:p>
          </table:table-cell>
          <table:table-cell table:formula="of:=[.F186] - [.D186]" office:value-type="float" office:value="0.335227634684998">
            <text:p>0.3352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187]+[.C187])/([.B187]-[.C187]))) * [.D187]) + ((2 * [.B187] * [.C187])/([.B187]-[.C187]))) / -[.D187]) / 2) + 0.5) * [.A187]" office:value-type="float" office:value="16757919.2731773">
            <text:p>16757919.27317730</text:p>
          </table:table-cell>
          <table:table-cell table:formula="of:=((2 * [.$B187]*[.$C187])/ ((([.$C187]-[.$B187])*((2 * ([.$E187] - 1) / [.$A187]) - 1)) + (-[.$B187]) + (-[.$C187])))" office:value-type="float" office:value="-7999.61858658298">
            <text:p>-7999.62</text:p>
          </table:table-cell>
          <table:table-cell table:formula="of:=[.F187] - [.D187]" office:value-type="float" office:value="0.38141341701612">
            <text:p>0.38141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188]+[.C188])/([.B188]-[.C188]))) * [.D188]) + ((2 * [.B188] * [.C188])/([.B188]-[.C188]))) / -[.D188]) / 2) + 0.5) * [.A188]" office:value-type="float" office:value="16759153.0153015">
            <text:p>16759153.01530150</text:p>
          </table:table-cell>
          <table:table-cell table:formula="of:=((2 * [.$B188]*[.$C188])/ ((([.$C188]-[.$B188])*((2 * ([.$E188] - 1) / [.$A188]) - 1)) + (-[.$B188]) + (-[.$C188])))" office:value-type="float" office:value="-8499.5694212931">
            <text:p>-8499.57</text:p>
          </table:table-cell>
          <table:table-cell table:formula="of:=[.F188] - [.D188]" office:value-type="float" office:value="0.430578706896995">
            <text:p>0.43057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189]+[.C189])/([.B189]-[.C189]))) * [.D189]) + ((2 * [.B189] * [.C189])/([.B189]-[.C189]))) / -[.D189]) / 2) + 0.5) * [.A189]" office:value-type="float" office:value="16760249.6749675">
            <text:p>16760249.67496750</text:p>
          </table:table-cell>
          <table:table-cell table:formula="of:=((2 * [.$B189]*[.$C189])/ ((([.$C189]-[.$B189])*((2 * ([.$E189] - 1) / [.$A189]) - 1)) + (-[.$B189]) + (-[.$C189])))" office:value-type="float" office:value="-8999.51727652164">
            <text:p>-8999.52</text:p>
          </table:table-cell>
          <table:table-cell table:formula="of:=[.F189] - [.D189]" office:value-type="float" office:value="0.482723478358821">
            <text:p>0.48272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190]+[.C190])/([.B190]-[.C190]))) * [.D190]) + ((2 * [.B190] * [.C190])/([.B190]-[.C190]))) / -[.D190]) / 2) + 0.5) * [.A190]" office:value-type="float" office:value="16761230.8967739">
            <text:p>16761230.89677390</text:p>
          </table:table-cell>
          <table:table-cell table:formula="of:=((2 * [.$B190]*[.$C190])/ ((([.$C190]-[.$B190])*((2 * ([.$E190] - 1) / [.$A190]) - 1)) + (-[.$B190]) + (-[.$C190])))" office:value-type="float" office:value="-9499.46215229453">
            <text:p>-9499.46</text:p>
          </table:table-cell>
          <table:table-cell table:formula="of:=[.F190] - [.D190]" office:value-type="float" office:value="0.537847705469176">
            <text:p>0.5378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191]+[.C191])/([.B191]-[.C191]))) * [.D191]) + ((2 * [.B191] * [.C191])/([.B191]-[.C191]))) / -[.D191]) / 2) + 0.5) * [.A191]" office:value-type="float" office:value="16762113.9963996">
            <text:p>16762113.99639960</text:p>
          </table:table-cell>
          <table:table-cell table:formula="of:=((2 * [.$B191]*[.$C191])/ ((([.$C191]-[.$B191])*((2 * ([.$E191] - 1) / [.$A191]) - 1)) + (-[.$B191]) + (-[.$C191])))" office:value-type="float" office:value="-9999.40404863916">
            <text:p>-9999.4</text:p>
          </table:table-cell>
          <table:table-cell table:formula="of:=[.F191] - [.D191]" office:value-type="float" office:value="0.595951360841355">
            <text:p>0.595951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">
            <text:p>-10</text:p>
          </table:table-cell>
          <table:table-cell table:formula="of:=(((((((([.B193]+[.C193])/([.B193]-[.C193]))) * [.D193]) + ((2 * [.B193] * [.C193])/([.B193]-[.C193]))) / -[.D193]) / 2) + 0.5) * [.A193]" office:value-type="float" office:value="0">
            <text:p>0.00000000</text:p>
          </table:table-cell>
          <table:table-cell table:formula="of:=((2 * [.$B193]*[.$C193])/ ((([.$C193]-[.$B193])*((2 * ([.$E193] - 1) / [.$A193]) - 1)) + (-[.$B193]) + (-[.$C193])))" office:value-type="float" office:value="-9.99999940395951">
            <text:p>-10</text:p>
          </table:table-cell>
          <table:table-cell table:formula="of:=[.F193] - [.D193]" office:value-type="float" office:value="0.000000596040486300353">
            <text:p>0.000001</text:p>
          </table:table-cell>
          <table:table-cell office:value-type="string">
            <text:p>10:1,0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0">
            <text:p>-50</text:p>
          </table:table-cell>
          <table:table-cell table:formula="of:=(((((((([.B194]+[.C194])/([.B194]-[.C194]))) * [.D194]) + ((2 * [.B194] * [.C194])/([.B194]-[.C194]))) / -[.D194]) / 2) + 0.5) * [.A194]" office:value-type="float" office:value="13421906.2190622">
            <text:p>13421906.21906220</text:p>
          </table:table-cell>
          <table:table-cell table:formula="of:=((2 * [.$B194]*[.$C194])/ ((([.$C194]-[.$B194])*((2 * ([.$E194] - 1) / [.$A194]) - 1)) + (-[.$B194]) + (-[.$C194])))" office:value-type="float" office:value="-49.9999850989914">
            <text:p>-50</text:p>
          </table:table-cell>
          <table:table-cell table:formula="of:=[.F194] - [.D194]" office:value-type="float" office:value="0.0000149010086403223">
            <text:p>0.0000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0">
            <text:p>-100</text:p>
          </table:table-cell>
          <table:table-cell table:formula="of:=(((((((([.B195]+[.C195])/([.B195]-[.C195]))) * [.D195]) + ((2 * [.B195] * [.C195])/([.B195]-[.C195]))) / -[.D195]) / 2) + 0.5) * [.A195]" office:value-type="float" office:value="15099644.496445">
            <text:p>15099644.49644500</text:p>
          </table:table-cell>
          <table:table-cell table:formula="of:=((2 * [.$B195]*[.$C195])/ ((([.$C195]-[.$B195])*((2 * ([.$E195] - 1) / [.$A195]) - 1)) + (-[.$B195]) + (-[.$C195])))" office:value-type="float" office:value="-99.9999403959833">
            <text:p>-100</text:p>
          </table:table-cell>
          <table:table-cell table:formula="of:=[.F195] - [.D195]" office:value-type="float" office:value="0.0000596040166982448">
            <text:p>0.0000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00">
            <text:p>-200</text:p>
          </table:table-cell>
          <table:table-cell table:formula="of:=(((((((([.B196]+[.C196])/([.B196]-[.C196]))) * [.D196]) + ((2 * [.B196] * [.C196])/([.B196]-[.C196]))) / -[.D196]) / 2) + 0.5) * [.A196]" office:value-type="float" office:value="15938513.6351364">
            <text:p>15938513.63513640</text:p>
          </table:table-cell>
          <table:table-cell table:formula="of:=((2 * [.$B196]*[.$C196])/ ((([.$C196]-[.$B196])*((2 * ([.$E196] - 1) / [.$A196]) - 1)) + (-[.$B196]) + (-[.$C196])))" office:value-type="float" office:value="-199.999761584075">
            <text:p>-200</text:p>
          </table:table-cell>
          <table:table-cell table:formula="of:=[.F196] - [.D196]" office:value-type="float" office:value="0.000238415924911806">
            <text:p>0.0002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300">
            <text:p>-300</text:p>
          </table:table-cell>
          <table:table-cell table:formula="of:=(((((((([.B197]+[.C197])/([.B197]-[.C197]))) * [.D197]) + ((2 * [.B197] * [.C197])/([.B197]-[.C197]))) / -[.D197]) / 2) + 0.5) * [.A197]" office:value-type="float" office:value="16218136.6813668">
            <text:p>16218136.68136680</text:p>
          </table:table-cell>
          <table:table-cell table:formula="of:=((2 * [.$B197]*[.$C197])/ ((([.$C197]-[.$B197])*((2 * ([.$E197] - 1) / [.$A197]) - 1)) + (-[.$B197]) + (-[.$C197])))" office:value-type="float" office:value="-299.999463564488">
            <text:p>-300</text:p>
          </table:table-cell>
          <table:table-cell table:formula="of:=[.F197] - [.D197]" office:value-type="float" office:value="0.000536435511662603">
            <text:p>0.00053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00">
            <text:p>-400</text:p>
          </table:table-cell>
          <table:table-cell table:formula="of:=(((((((([.B198]+[.C198])/([.B198]-[.C198]))) * [.D198]) + ((2 * [.B198] * [.C198])/([.B198]-[.C198]))) / -[.D198]) / 2) + 0.5) * [.A198]" office:value-type="float" office:value="16357948.204482">
            <text:p>16357948.20448200</text:p>
          </table:table-cell>
          <table:table-cell table:formula="of:=((2 * [.$B198]*[.$C198])/ ((([.$C198]-[.$B198])*((2 * ([.$E198] - 1) / [.$A198]) - 1)) + (-[.$B198]) + (-[.$C198])))" office:value-type="float" office:value="-399.999046337436">
            <text:p>-400</text:p>
          </table:table-cell>
          <table:table-cell table:formula="of:=[.F198] - [.D198]" office:value-type="float" office:value="0.000953662563745183">
            <text:p>0.00095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00">
            <text:p>-500</text:p>
          </table:table-cell>
          <table:table-cell table:formula="of:=(((((((([.B199]+[.C199])/([.B199]-[.C199]))) * [.D199]) + ((2 * [.B199] * [.C199])/([.B199]-[.C199]))) / -[.D199]) / 2) + 0.5) * [.A199]" office:value-type="float" office:value="16441835.1183512">
            <text:p>16441835.11835120</text:p>
          </table:table-cell>
          <table:table-cell table:formula="of:=((2 * [.$B199]*[.$C199])/ ((([.$C199]-[.$B199])*((2 * ([.$E199] - 1) / [.$A199]) - 1)) + (-[.$B199]) + (-[.$C199])))" office:value-type="float" office:value="-499.998509903131">
            <text:p>-500</text:p>
          </table:table-cell>
          <table:table-cell table:formula="of:=[.F199] - [.D199]" office:value-type="float" office:value="0.00149009686913359">
            <text:p>0.0014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600">
            <text:p>-600</text:p>
          </table:table-cell>
          <table:table-cell table:formula="of:=(((((((([.B200]+[.C200])/([.B200]-[.C200]))) * [.D200]) + ((2 * [.B200] * [.C200])/([.B200]-[.C200]))) / -[.D200]) / 2) + 0.5) * [.A200]" office:value-type="float" office:value="16497759.7275973">
            <text:p>16497759.72759730</text:p>
          </table:table-cell>
          <table:table-cell table:formula="of:=((2 * [.$B200]*[.$C200])/ ((([.$C200]-[.$B200])*((2 * ([.$E200] - 1) / [.$A200]) - 1)) + (-[.$B200]) + (-[.$C200])))" office:value-type="float" office:value="-599.997854261793">
            <text:p>-600</text:p>
          </table:table-cell>
          <table:table-cell table:formula="of:=[.F200] - [.D200]" office:value-type="float" office:value="0.00214573820699115">
            <text:p>0.0021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700">
            <text:p>-700</text:p>
          </table:table-cell>
          <table:table-cell table:formula="of:=(((((((([.B201]+[.C201])/([.B201]-[.C201]))) * [.D201]) + ((2 * [.B201] * [.C201])/([.B201]-[.C201]))) / -[.D201]) / 2) + 0.5) * [.A201]" office:value-type="float" office:value="16537705.8770588">
            <text:p>16537705.87705880</text:p>
          </table:table-cell>
          <table:table-cell table:formula="of:=((2 * [.$B201]*[.$C201])/ ((([.$C201]-[.$B201])*((2 * ([.$E201] - 1) / [.$A201]) - 1)) + (-[.$B201]) + (-[.$C201])))" office:value-type="float" office:value="-699.997079413625">
            <text:p>-700</text:p>
          </table:table-cell>
          <table:table-cell table:formula="of:=[.F201] - [.D201]" office:value-type="float" office:value="0.00292058637501214">
            <text:p>0.0029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800">
            <text:p>-800</text:p>
          </table:table-cell>
          <table:table-cell table:formula="of:=(((((((([.B202]+[.C202])/([.B202]-[.C202]))) * [.D202]) + ((2 * [.B202] * [.C202])/([.B202]-[.C202]))) / -[.D202]) / 2) + 0.5) * [.A202]" office:value-type="float" office:value="16567665.4891549">
            <text:p>16567665.48915490</text:p>
          </table:table-cell>
          <table:table-cell table:formula="of:=((2 * [.$B202]*[.$C202])/ ((([.$C202]-[.$B202])*((2 * ([.$E202] - 1) / [.$A202]) - 1)) + (-[.$B202]) + (-[.$C202])))" office:value-type="float" office:value="-799.996185358844">
            <text:p>-800</text:p>
          </table:table-cell>
          <table:table-cell table:formula="of:=[.F202] - [.D202]" office:value-type="float" office:value="0.00381464115639574">
            <text:p>0.0038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900">
            <text:p>-900</text:p>
          </table:table-cell>
          <table:table-cell table:formula="of:=(((((((([.B203]+[.C203])/([.B203]-[.C203]))) * [.D203]) + ((2 * [.B203] * [.C203])/([.B203]-[.C203]))) / -[.D203]) / 2) + 0.5) * [.A203]" office:value-type="float" office:value="16590967.4096741">
            <text:p>16590967.40967410</text:p>
          </table:table-cell>
          <table:table-cell table:formula="of:=((2 * [.$B203]*[.$C203])/ ((([.$C203]-[.$B203])*((2 * ([.$E203] - 1) / [.$A203]) - 1)) + (-[.$B203]) + (-[.$C203])))" office:value-type="float" office:value="-899.995172097658">
            <text:p>-900</text:p>
          </table:table-cell>
          <table:table-cell table:formula="of:=[.F203] - [.D203]" office:value-type="float" office:value="0.00482790234173081">
            <text:p>0.0048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00">
            <text:p>-1000</text:p>
          </table:table-cell>
          <table:table-cell table:formula="of:=(((((((([.B204]+[.C204])/([.B204]-[.C204]))) * [.D204]) + ((2 * [.B204] * [.C204])/([.B204]-[.C204]))) / -[.D204]) / 2) + 0.5) * [.A204]" office:value-type="float" office:value="16609608.9460895">
            <text:p>16609608.94608950</text:p>
          </table:table-cell>
          <table:table-cell table:formula="of:=((2 * [.$B204]*[.$C204])/ ((([.$C204]-[.$B204])*((2 * ([.$E204] - 1) / [.$A204]) - 1)) + (-[.$B204]) + (-[.$C204])))" office:value-type="float" office:value="-999.994039630304">
            <text:p>-999.99</text:p>
          </table:table-cell>
          <table:table-cell table:formula="of:=[.F204] - [.D204]" office:value-type="float" office:value="0.00596036969591296">
            <text:p>0.0059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200">
            <text:p>-1200</text:p>
          </table:table-cell>
          <table:table-cell table:formula="of:=(((((((([.B205]+[.C205])/([.B205]-[.C205]))) * [.D205]) + ((2 * [.B205] * [.C205])/([.B205]-[.C205]))) / -[.D205]) / 2) + 0.5) * [.A205]" office:value-type="float" office:value="16637571.2507125">
            <text:p>16637571.25071250</text:p>
          </table:table-cell>
          <table:table-cell table:formula="of:=((2 * [.$B205]*[.$C205])/ ((([.$C205]-[.$B205])*((2 * ([.$E205] - 1) / [.$A205]) - 1)) + (-[.$B205]) + (-[.$C205])))" office:value-type="float" office:value="-1199.99141707786">
            <text:p>-1199.99</text:p>
          </table:table-cell>
          <table:table-cell table:formula="of:=[.F205] - [.D205]" office:value-type="float" office:value="0.00858292214456924">
            <text:p>0.00858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400">
            <text:p>-1400</text:p>
          </table:table-cell>
          <table:table-cell table:formula="of:=(((((((([.B206]+[.C206])/([.B206]-[.C206]))) * [.D206]) + ((2 * [.B206] * [.C206])/([.B206]-[.C206]))) / -[.D206]) / 2) + 0.5) * [.A206]" office:value-type="float" office:value="16657544.3254433">
            <text:p>16657544.32544330</text:p>
          </table:table-cell>
          <table:table-cell table:formula="of:=((2 * [.$B206]*[.$C206])/ ((([.$C206]-[.$B206])*((2 * ([.$E206] - 1) / [.$A206]) - 1)) + (-[.$B206]) + (-[.$C206])))" office:value-type="float" office:value="-1399.98831770323">
            <text:p>-1399.99</text:p>
          </table:table-cell>
          <table:table-cell table:formula="of:=[.F206] - [.D206]" office:value-type="float" office:value="0.0116822967663666">
            <text:p>0.01168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600">
            <text:p>-1600</text:p>
          </table:table-cell>
          <table:table-cell table:formula="of:=(((((((([.B207]+[.C207])/([.B207]-[.C207]))) * [.D207]) + ((2 * [.B207] * [.C207])/([.B207]-[.C207]))) / -[.D207]) / 2) + 0.5) * [.A207]" office:value-type="float" office:value="16672524.1314913">
            <text:p>16672524.13149130</text:p>
          </table:table-cell>
          <table:table-cell table:formula="of:=((2 * [.$B207]*[.$C207])/ ((([.$C207]-[.$B207])*((2 * ([.$E207] - 1) / [.$A207]) - 1)) + (-[.$B207]) + (-[.$C207])))" office:value-type="float" office:value="-1599.98474150813">
            <text:p>-1599.98</text:p>
          </table:table-cell>
          <table:table-cell table:formula="of:=[.F207] - [.D207]" office:value-type="float" office:value="0.0152584918687353">
            <text:p>0.01525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800">
            <text:p>-1800</text:p>
          </table:table-cell>
          <table:table-cell table:formula="of:=(((((((([.B208]+[.C208])/([.B208]-[.C208]))) * [.D208]) + ((2 * [.B208] * [.C208])/([.B208]-[.C208]))) / -[.D208]) / 2) + 0.5) * [.A208]" office:value-type="float" office:value="16684175.0917509">
            <text:p>16684175.09175090</text:p>
          </table:table-cell>
          <table:table-cell table:formula="of:=((2 * [.$B208]*[.$C208])/ ((([.$C208]-[.$B208])*((2 * ([.$E208] - 1) / [.$A208]) - 1)) + (-[.$B208]) + (-[.$C208])))" office:value-type="float" office:value="-1799.98068849427">
            <text:p>-1799.98</text:p>
          </table:table-cell>
          <table:table-cell table:formula="of:=[.F208] - [.D208]" office:value-type="float" office:value="0.0193115057338673">
            <text:p>0.01931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000">
            <text:p>-2000</text:p>
          </table:table-cell>
          <table:table-cell table:formula="of:=(((((((([.B209]+[.C209])/([.B209]-[.C209]))) * [.D209]) + ((2 * [.B209] * [.C209])/([.B209]-[.C209]))) / -[.D209]) / 2) + 0.5) * [.A209]" office:value-type="float" office:value="16693495.8599586">
            <text:p>16693495.85995860</text:p>
          </table:table-cell>
          <table:table-cell table:formula="of:=((2 * [.$B209]*[.$C209])/ ((([.$C209]-[.$B209])*((2 * ([.$E209] - 1) / [.$A209]) - 1)) + (-[.$B209]) + (-[.$C209])))" office:value-type="float" office:value="-1999.9761586633">
            <text:p>-1999.98</text:p>
          </table:table-cell>
          <table:table-cell table:formula="of:=[.F209] - [.D209]" office:value-type="float" office:value="0.0238413367037538">
            <text:p>0.0238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400">
            <text:p>-2400</text:p>
          </table:table-cell>
          <table:table-cell table:formula="of:=(((((((([.B210]+[.C210])/([.B210]-[.C210]))) * [.D210]) + ((2 * [.B210] * [.C210])/([.B210]-[.C210]))) / -[.D210]) / 2) + 0.5) * [.A210]" office:value-type="float" office:value="16707477.0122701">
            <text:p>16707477.01227010</text:p>
          </table:table-cell>
          <table:table-cell table:formula="of:=((2 * [.$B210]*[.$C210])/ ((([.$C210]-[.$B210])*((2 * ([.$E210] - 1) / [.$A210]) - 1)) + (-[.$B210]) + (-[.$C210])))" office:value-type="float" office:value="-2399.96566855699">
            <text:p>-2399.97</text:p>
          </table:table-cell>
          <table:table-cell table:formula="of:=[.F210] - [.D210]" office:value-type="float" office:value="0.034331443013798">
            <text:p>0.03433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800">
            <text:p>-2800</text:p>
          </table:table-cell>
          <table:table-cell table:formula="of:=(((((((([.B211]+[.C211])/([.B211]-[.C211]))) * [.D211]) + ((2 * [.B211] * [.C211])/([.B211]-[.C211]))) / -[.D211]) / 2) + 0.5) * [.A211]" office:value-type="float" office:value="16717463.5496355">
            <text:p>16717463.54963550</text:p>
          </table:table-cell>
          <table:table-cell table:formula="of:=((2 * [.$B211]*[.$C211])/ ((([.$C211]-[.$B211])*((2 * ([.$E211] - 1) / [.$A211]) - 1)) + (-[.$B211]) + (-[.$C211])))" office:value-type="float" office:value="-2799.95327120292">
            <text:p>-2799.95</text:p>
          </table:table-cell>
          <table:table-cell table:formula="of:=[.F211] - [.D211]" office:value-type="float" office:value="0.0467287970850521">
            <text:p>0.0467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3200">
            <text:p>-3200</text:p>
          </table:table-cell>
          <table:table-cell table:formula="of:=(((((((([.B212]+[.C212])/([.B212]-[.C212]))) * [.D212]) + ((2 * [.B212] * [.C212])/([.B212]-[.C212]))) / -[.D212]) / 2) + 0.5) * [.A212]" office:value-type="float" office:value="16724953.4526595">
            <text:p>16724953.45265950</text:p>
          </table:table-cell>
          <table:table-cell table:formula="of:=((2 * [.$B212]*[.$C212])/ ((([.$C212]-[.$B212])*((2 * ([.$E212] - 1) / [.$A212]) - 1)) + (-[.$B212]) + (-[.$C212])))" office:value-type="float" office:value="-3199.93896661451">
            <text:p>-3199.94</text:p>
          </table:table-cell>
          <table:table-cell table:formula="of:=[.F212] - [.D212]" office:value-type="float" office:value="0.0610333854860983">
            <text:p>0.06103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3600">
            <text:p>-3600</text:p>
          </table:table-cell>
          <table:table-cell table:formula="of:=(((((((([.B213]+[.C213])/([.B213]-[.C213]))) * [.D213]) + ((2 * [.B213] * [.C213])/([.B213]-[.C213]))) / -[.D213]) / 2) + 0.5) * [.A213]" office:value-type="float" office:value="16730778.9327893">
            <text:p>16730778.93278930</text:p>
          </table:table-cell>
          <table:table-cell table:formula="of:=((2 * [.$B213]*[.$C213])/ ((([.$C213]-[.$B213])*((2 * ([.$E213] - 1) / [.$A213]) - 1)) + (-[.$B213]) + (-[.$C213])))" office:value-type="float" office:value="-3599.92275480576">
            <text:p>-3599.92</text:p>
          </table:table-cell>
          <table:table-cell table:formula="of:=[.F213] - [.D213]" office:value-type="float" office:value="0.0772451942352745">
            <text:p>0.0772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000">
            <text:p>-4000</text:p>
          </table:table-cell>
          <table:table-cell table:formula="of:=(((((((([.B214]+[.C214])/([.B214]-[.C214]))) * [.D214]) + ((2 * [.B214] * [.C214])/([.B214]-[.C214]))) / -[.D214]) / 2) + 0.5) * [.A214]" office:value-type="float" office:value="16735439.3168932">
            <text:p>16735439.31689320</text:p>
          </table:table-cell>
          <table:table-cell table:formula="of:=((2 * [.$B214]*[.$C214])/ ((([.$C214]-[.$B214])*((2 * ([.$E214] - 1) / [.$A214]) - 1)) + (-[.$B214]) + (-[.$C214])))" office:value-type="float" office:value="-3999.9046357899">
            <text:p>-3999.9</text:p>
          </table:table-cell>
          <table:table-cell table:formula="of:=[.F214] - [.D214]" office:value-type="float" office:value="0.0953642101030709">
            <text:p>0.0953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400">
            <text:p>-4400</text:p>
          </table:table-cell>
          <table:table-cell table:formula="of:=(((((((([.B215]+[.C215])/([.B215]-[.C215]))) * [.D215]) + ((2 * [.B215] * [.C215])/([.B215]-[.C215]))) / -[.D215]) / 2) + 0.5) * [.A215]" office:value-type="float" office:value="16739252.3584327">
            <text:p>16739252.35843270</text:p>
          </table:table-cell>
          <table:table-cell table:formula="of:=((2 * [.$B215]*[.$C215])/ ((([.$C215]-[.$B215])*((2 * ([.$E215] - 1) / [.$A215]) - 1)) + (-[.$B215]) + (-[.$C215])))" office:value-type="float" office:value="-4399.88460958084">
            <text:p>-4399.88</text:p>
          </table:table-cell>
          <table:table-cell table:formula="of:=[.F215] - [.D215]" office:value-type="float" office:value="0.115390419163305">
            <text:p>0.1153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800">
            <text:p>-4800</text:p>
          </table:table-cell>
          <table:table-cell table:formula="of:=(((((((([.B216]+[.C216])/([.B216]-[.C216]))) * [.D216]) + ((2 * [.B216] * [.C216])/([.B216]-[.C216]))) / -[.D216]) / 2) + 0.5) * [.A216]" office:value-type="float" office:value="16742429.8930489">
            <text:p>16742429.89304890</text:p>
          </table:table-cell>
          <table:table-cell table:formula="of:=((2 * [.$B216]*[.$C216])/ ((([.$C216]-[.$B216])*((2 * ([.$E216] - 1) / [.$A216]) - 1)) + (-[.$B216]) + (-[.$C216])))" office:value-type="float" office:value="-4799.86267619229">
            <text:p>-4799.86</text:p>
          </table:table-cell>
          <table:table-cell table:formula="of:=[.F216] - [.D216]" office:value-type="float" office:value="0.137323807714893">
            <text:p>0.13732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200">
            <text:p>-5200</text:p>
          </table:table-cell>
          <table:table-cell table:formula="of:=(((((((([.B217]+[.C217])/([.B217]-[.C217]))) * [.D217]) + ((2 * [.B217] * [.C217])/([.B217]-[.C217]))) / -[.D217]) / 2) + 0.5) * [.A217]" office:value-type="float" office:value="16745118.5761858">
            <text:p>16745118.57618580</text:p>
          </table:table-cell>
          <table:table-cell table:formula="of:=((2 * [.$B217]*[.$C217])/ ((([.$C217]-[.$B217])*((2 * ([.$E217] - 1) / [.$A217]) - 1)) + (-[.$B217]) + (-[.$C217])))" office:value-type="float" office:value="-5199.8388356379">
            <text:p>-5199.84</text:p>
          </table:table-cell>
          <table:table-cell table:formula="of:=[.F217] - [.D217]" office:value-type="float" office:value="0.161164362097225">
            <text:p>0.1611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600">
            <text:p>-5600</text:p>
          </table:table-cell>
          <table:table-cell table:formula="of:=(((((((([.B218]+[.C218])/([.B218]-[.C218]))) * [.D218]) + ((2 * [.B218] * [.C218])/([.B218]-[.C218]))) / -[.D218]) / 2) + 0.5) * [.A218]" office:value-type="float" office:value="16747423.1617316">
            <text:p>16747423.16173160</text:p>
          </table:table-cell>
          <table:table-cell table:formula="of:=((2 * [.$B218]*[.$C218])/ ((([.$C218]-[.$B218])*((2 * ([.$E218] - 1) / [.$A218]) - 1)) + (-[.$B218]) + (-[.$C218])))" office:value-type="float" office:value="-5599.81308793093">
            <text:p>-5599.81</text:p>
          </table:table-cell>
          <table:table-cell table:formula="of:=[.F218] - [.D218]" office:value-type="float" office:value="0.186912069068967">
            <text:p>0.18691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6000">
            <text:p>-6000</text:p>
          </table:table-cell>
          <table:table-cell table:formula="of:=(((((((([.B219]+[.C219])/([.B219]-[.C219]))) * [.D219]) + ((2 * [.B219] * [.C219])/([.B219]-[.C219]))) / -[.D219]) / 2) + 0.5) * [.A219]" office:value-type="float" office:value="16749420.4692047">
            <text:p>16749420.46920470</text:p>
          </table:table-cell>
          <table:table-cell table:formula="of:=((2 * [.$B219]*[.$C219])/ ((([.$C219]-[.$B219])*((2 * ([.$E219] - 1) / [.$A219]) - 1)) + (-[.$B219]) + (-[.$C219])))" office:value-type="float" office:value="-5999.78543308516">
            <text:p>-5999.79</text:p>
          </table:table-cell>
          <table:table-cell table:formula="of:=[.F219] - [.D219]" office:value-type="float" office:value="0.21456691484218">
            <text:p>0.21456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6500">
            <text:p>-6500</text:p>
          </table:table-cell>
          <table:table-cell table:formula="of:=(((((((([.B220]+[.C220])/([.B220]-[.C220]))) * [.D220]) + ((2 * [.B220] * [.C220])/([.B220]-[.C220]))) / -[.D220]) / 2) + 0.5) * [.A220]" office:value-type="float" office:value="16751571.4157142">
            <text:p>16751571.41571420</text:p>
          </table:table-cell>
          <table:table-cell table:formula="of:=((2 * [.$B220]*[.$C220])/ ((([.$C220]-[.$B220])*((2 * ([.$E220] - 1) / [.$A220]) - 1)) + (-[.$B220]) + (-[.$C220])))" office:value-type="float" office:value="-6499.74818263509">
            <text:p>-6499.75</text:p>
          </table:table-cell>
          <table:table-cell table:formula="of:=[.F220] - [.D220]" office:value-type="float" office:value="0.251817364907765">
            <text:p>0.25181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7000">
            <text:p>-7000</text:p>
          </table:table-cell>
          <table:table-cell table:formula="of:=(((((((([.B221]+[.C221])/([.B221]-[.C221]))) * [.D221]) + ((2 * [.B221] * [.C221])/([.B221]-[.C221]))) / -[.D221]) / 2) + 0.5) * [.A221]" office:value-type="float" office:value="16753415.0841508">
            <text:p>16753415.08415080</text:p>
          </table:table-cell>
          <table:table-cell table:formula="of:=((2 * [.$B221]*[.$C221])/ ((([.$C221]-[.$B221])*((2 * ([.$E221] - 1) / [.$A221]) - 1)) + (-[.$B221]) + (-[.$C221])))" office:value-type="float" office:value="-6999.70795232893">
            <text:p>-6999.71</text:p>
          </table:table-cell>
          <table:table-cell table:formula="of:=[.F221] - [.D221]" office:value-type="float" office:value="0.292047671072396">
            <text:p>0.2920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7500">
            <text:p>-7500</text:p>
          </table:table-cell>
          <table:table-cell table:formula="of:=(((((((([.B222]+[.C222])/([.B222]-[.C222]))) * [.D222]) + ((2 * [.B222] * [.C222])/([.B222]-[.C222]))) / -[.D222]) / 2) + 0.5) * [.A222]" office:value-type="float" office:value="16755012.9301293">
            <text:p>16755012.93012930</text:p>
          </table:table-cell>
          <table:table-cell table:formula="of:=((2 * [.$B222]*[.$C222])/ ((([.$C222]-[.$B222])*((2 * ([.$E222] - 1) / [.$A222]) - 1)) + (-[.$B222]) + (-[.$C222])))" office:value-type="float" office:value="-7499.66474219308">
            <text:p>-7499.66</text:p>
          </table:table-cell>
          <table:table-cell table:formula="of:=[.F222] - [.D222]" office:value-type="float" office:value="0.335257806920708">
            <text:p>0.33525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8000">
            <text:p>-8000</text:p>
          </table:table-cell>
          <table:table-cell table:formula="of:=(((((((([.B223]+[.C223])/([.B223]-[.C223]))) * [.D223]) + ((2 * [.B223] * [.C223])/([.B223]-[.C223]))) / -[.D223]) / 2) + 0.5) * [.A223]" office:value-type="float" office:value="16756411.0453605">
            <text:p>16756411.04536050</text:p>
          </table:table-cell>
          <table:table-cell table:formula="of:=((2 * [.$B223]*[.$C223])/ ((([.$C223]-[.$B223])*((2 * ([.$E223] - 1) / [.$A223]) - 1)) + (-[.$B223]) + (-[.$C223])))" office:value-type="float" office:value="-7999.6185522537">
            <text:p>-7999.62</text:p>
          </table:table-cell>
          <table:table-cell table:formula="of:=[.F223] - [.D223]" office:value-type="float" office:value="0.381447746296544">
            <text:p>0.3814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8500">
            <text:p>-8500</text:p>
          </table:table-cell>
          <table:table-cell table:formula="of:=(((((((([.B224]+[.C224])/([.B224]-[.C224]))) * [.D224]) + ((2 * [.B224] * [.C224])/([.B224]-[.C224]))) / -[.D224]) / 2) + 0.5) * [.A224]" office:value-type="float" office:value="16757644.6764468">
            <text:p>16757644.67644680</text:p>
          </table:table-cell>
          <table:table-cell table:formula="of:=((2 * [.$B224]*[.$C224])/ ((([.$C224]-[.$B224])*((2 * ([.$E224] - 1) / [.$A224]) - 1)) + (-[.$B224]) + (-[.$C224])))" office:value-type="float" office:value="-8499.56938253879">
            <text:p>-8499.57</text:p>
          </table:table-cell>
          <table:table-cell table:formula="of:=[.F224] - [.D224]" office:value-type="float" office:value="0.430617461206566">
            <text:p>0.43061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9000">
            <text:p>-9000</text:p>
          </table:table-cell>
          <table:table-cell table:formula="of:=(((((((([.B225]+[.C225])/([.B225]-[.C225]))) * [.D225]) + ((2 * [.B225] * [.C225])/([.B225]-[.C225]))) / -[.D225]) / 2) + 0.5) * [.A225]" office:value-type="float" office:value="16758741.2374124">
            <text:p>16758741.23741240</text:p>
          </table:table-cell>
          <table:table-cell table:formula="of:=((2 * [.$B225]*[.$C225])/ ((([.$C225]-[.$B225])*((2 * ([.$E225] - 1) / [.$A225]) - 1)) + (-[.$B225]) + (-[.$C225])))" office:value-type="float" office:value="-8999.51723307428">
            <text:p>-8999.52</text:p>
          </table:table-cell>
          <table:table-cell table:formula="of:=[.F225] - [.D225]" office:value-type="float" office:value="0.482766925719261">
            <text:p>0.48276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9500">
            <text:p>-9500</text:p>
          </table:table-cell>
          <table:table-cell table:formula="of:=(((((((([.B226]+[.C226])/([.B226]-[.C226]))) * [.D226]) + ((2 * [.B226] * [.C226])/([.B226]-[.C226]))) / -[.D226]) / 2) + 0.5) * [.A226]" office:value-type="float" office:value="16759722.3709079">
            <text:p>16759722.37090790</text:p>
          </table:table-cell>
          <table:table-cell table:formula="of:=((2 * [.$B226]*[.$C226])/ ((([.$C226]-[.$B226])*((2 * ([.$E226] - 1) / [.$A226]) - 1)) + (-[.$B226]) + (-[.$C226])))" office:value-type="float" office:value="-9499.46210388601">
            <text:p>-9499.46</text:p>
          </table:table-cell>
          <table:table-cell table:formula="of:=[.F226] - [.D226]" office:value-type="float" office:value="0.537896113992247">
            <text:p>0.5378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000">
            <text:p>-10000</text:p>
          </table:table-cell>
          <table:table-cell table:formula="of:=(((((((([.B227]+[.C227])/([.B227]-[.C227]))) * [.D227]) + ((2 * [.B227] * [.C227])/([.B227]-[.C227]))) / -[.D227]) / 2) + 0.5) * [.A227]" office:value-type="float" office:value="16760605.3910539">
            <text:p>16760605.39105390</text:p>
          </table:table-cell>
          <table:table-cell table:formula="of:=((2 * [.$B227]*[.$C227])/ ((([.$C227]-[.$B227])*((2 * ([.$E227] - 1) / [.$A227]) - 1)) + (-[.$B227]) + (-[.$C227])))" office:value-type="float" office:value="-9999.40399500152">
            <text:p>-9999.4</text:p>
          </table:table-cell>
          <table:table-cell table:formula="of:=[.F227] - [.D227]" office:value-type="float" office:value="0.596004998482385">
            <text:p>0.596005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/>
          <table:table-cell>
            <draw:frame table:end-cell-address="Sheet2.L33" table:end-x="0.2524in" table:end-y="0.0732in" draw:z-index="0" draw:style-name="gr1" svg:width="9.0984in" svg:height="5.7213in" svg:x="0.0441in" svg:y="0.0417in">
              <draw:object draw:notify-on-update-of-ranges="Sheet1.G6:Sheet1.G42 Sheet1.D6:Sheet1.D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>
            <draw:frame table:end-cell-address="Sheet2.L73" table:end-x="0.2307in" table:end-y="0.0728in" draw:z-index="1" draw:style-name="gr1" svg:width="9.0768in" svg:height="6.7776in" svg:x="0.0441in" svg:y="0.052in">
              <draw:object draw:notify-on-update-of-ranges=" Sheet1.D6:Sheet1.D42 Sheet1.H6:Sheet1.H6 Sheet1.G6:Sheet1.G42 Sheet1.H44:Sheet1.H44 Sheet1.G44:Sheet1.G80 Sheet1.D44:Sheet1.D8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8">
          <table:table-cell table:number-columns-repeated="2"/>
        </table:table-row>
        <table:table-row table:style-name="ro1">
          <table:table-cell/>
          <table:table-cell>
            <draw:frame table:end-cell-address="Sheet2.L113" table:end-x="0.2524in" table:end-y="0.0937in" draw:z-index="2" draw:style-name="gr1" svg:width="9.0984in" svg:height="6.9866in" svg:x="0.0441in" svg:y="0.0417in">
              <draw:object draw:notify-on-update-of-ranges=" Sheet1.H6:Sheet1.H6 Sheet1.G6:Sheet1.G42 Sheet1.D6:Sheet1.D42 Sheet1.H82:Sheet1.H82 Sheet1.G82:Sheet1.G118 Sheet1.D82:Sheet1.D118 Sheet1.H120:Sheet1.H120 Sheet1.G120:Sheet1.G155 Sheet1.D120:Sheet1.D155 Sheet1.H157:Sheet1.H157 Sheet1.G157:Sheet1.G191 Sheet1.D157:Sheet1.D19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39">
          <table:table-cell table:number-columns-repeated="2"/>
        </table:table-row>
        <table:table-row table:style-name="ro1">
          <table:table-cell/>
          <table:table-cell>
            <draw:frame table:end-cell-address="Sheet2.L150" table:end-x="0.2197in" table:end-y="0.0728in" draw:z-index="3" draw:style-name="gr1" svg:width="9.0657in" svg:height="6.4323in" svg:x="0.0441in" svg:y="0.0417in">
              <draw:object draw:notify-on-update-of-ranges=" Sheet1.H157:Sheet1.H157 Sheet1.G157:Sheet1.G191 Sheet1.D157:Sheet1.D191 Sheet1.D193:Sheet1.D227 Sheet1.H193:Sheet1.H193 Sheet1.G193:Sheet1.G227 Sheet1.H6:Sheet1.H6 Sheet1.G6:Sheet1.G42 Sheet1.D6:Sheet1.D4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8" number:min-integer-digits="5"/>
    </number:number-style>
    <number:number-style style:name="N11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07/16/2010</text:date>, <text:time>17:5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6T11:54:47.18</meta:creation-date>
    <dc:date>2010-07-16T17:56:44.79</dc:date>
    <meta:editing-duration>PT05H56M25S</meta:editing-duration>
    <meta:editing-cycles>63</meta:editing-cycles>
    <meta:generator>OpenOffice.org/3.1$Win32 OpenOffice.org_project/310m19$Build-9420</meta:generator>
    <meta:document-statistic meta:table-count="3" meta:cell-count="15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1pt" style:font-size-complex="11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-10500" chart:max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6" style:family="chart" style:data-style-name="N2">
      <style:chart-properties chart:display-label="true" chart:logarithmic="false" chart:interval-major="0.5" chart:reverse-direction="false" text:line-break="false" chart:link-data-style-to-source="false" chart:visible="tru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automatic" chart:symbol-width="0.265cm" chart:symbol-height="0.26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3.111cm" svg:height="14.533cm" chart:class="chart:scatter" chart:style-name="ch1">
        <chart:subtitle svg:x="8.036cm" svg:y="0.29cm" chart:style-name="ch2">
          <text:p>1:100000 Camera Z Range</text:p>
        </chart:subtitle>
        <chart:plot-area chart:style-name="ch3" table:cell-range-address="Sheet1.D6:Sheet1.D42 Sheet1.G6:Sheet1.G42" svg:x="0.723cm" svg:y="1.349cm" svg:width="21.926cm" svg:height="12.805cm">
          <chart:axis chart:dimension="x" chart:name="primary-x" chart:style-name="ch4">
            <chart:title svg:x="10.821cm" svg:y="13.474cm" chart:style-name="ch5">
              <text:p>Camera Z</text:p>
            </chart:title>
          </chart:axis>
          <chart:axis chart:dimension="y" chart:name="primary-y" chart:style-name="ch6">
            <chart:title svg:x="0.463cm" svg:y="8.761cm" chart:style-name="ch7">
              <text:p>Resolution</text:p>
            </chart:title>
            <chart:grid chart:style-name="ch8" chart:class="major"/>
          </chart:axis>
          <chart:series chart:style-name="ch9" chart:values-cell-range-address="Sheet1.G6:Sheet1.G42" chart:class="chart:scatter">
            <chart:domain table:cell-range-address="Sheet1.D6:Sheet1.D42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Sheet1.D6:Sheet1.D42">-1</text:p>
              </table:table-cell>
              <table:table-cell office:value-type="float" office:value="0.0000000596040486966487">
                <text:p text:id="Sheet1.G6:Sheet1.G42">0.00000005960404869664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4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-10500" chart:max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7" style:family="chart" style:data-style-name="N2">
      <style:chart-properties chart:display-label="true" chart:logarithmic="false" chart:origin="0" chart:interval-major="0.5" chart:reverse-direction="false" text:line-break="false" chart:link-data-style-to-source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5cm" chart:symbol-height="0.15cm">
        <chart:symbol-image xlink:href="Pictures/2000000D000000DD000000DDE01B5344.svm" xlink:type="simple" xlink:actuate="onLoad"/>
      </style:chart-properties>
      <style:graphic-properties draw:stroke="dash" draw:stroke-dash="Ultrafine_20_2_20_Dots_20_3_20_Dashes" svg:stroke-width="0.051cm" svg:stroke-color="#004586" svg:stroke-opacity="50%" draw:fill-color="#004586" draw:opacity="5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35cm" chart:symbol-height="0.35cm">
        <chart:symbol-image xlink:href="Pictures/2000000D000000DD000000DD8CD999B1.svm" xlink:type="simple" xlink:actuate="onLoad"/>
      </style:chart-properties>
      <style:graphic-properties svg:stroke-width="0.178cm" svg:stroke-color="#ffcc99" draw:fill-color="#ffcc99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056cm" svg:height="17.216cm" chart:class="chart:scatter" chart:style-name="ch1">
        <chart:title svg:x="8.948cm" svg:y="0.344cm" chart:style-name="ch2">
          <text:p>Larger Camera Far</text:p>
        </chart:title>
        <chart:legend chart:legend-position="bottom" svg:x="8.215cm" svg:y="16.2cm" chart:style-name="ch3"/>
        <chart:plot-area chart:style-name="ch4" table:cell-range-address="Sheet1.D6:Sheet1.D42 Sheet1.H6:Sheet1.H6 Sheet1.G6:Sheet1.G42 Sheet1.H44:Sheet1.H44 Sheet1.G44:Sheet1.G80" chart:data-source-has-labels="both" svg:x="0.721cm" svg:y="1.457cm" svg:width="21.413cm" svg:height="14.257cm">
          <chart:axis chart:dimension="x" chart:name="primary-x" chart:style-name="ch5">
            <chart:title svg:x="9.729cm" svg:y="15.088cm" chart:style-name="ch6">
              <text:p>Camera Z value</text:p>
            </chart:title>
            <chart:categories/>
          </chart:axis>
          <chart:axis chart:dimension="y" chart:name="primary-y" chart:style-name="ch7">
            <chart:title svg:x="0.462cm" svg:y="9.595cm" chart:style-name="ch8">
              <text:p>Resolution</text:p>
            </chart:title>
            <chart:grid chart:style-name="ch9" chart:class="major"/>
          </chart:axis>
          <chart:series chart:style-name="ch10" chart:values-cell-range-address="Sheet1.G6:Sheet1.G42" chart:label-cell-address="Sheet1.H6:Sheet1.H6" chart:class="chart:scatter">
            <chart:domain table:cell-range-address="Sheet1.D6:Sheet1.D42"/>
            <chart:data-point chart:repeated="37"/>
          </chart:series>
          <chart:series chart:style-name="ch11" chart:values-cell-range-address="Sheet1.G44:Sheet1.G80" chart:label-cell-address="Sheet1.H44:Sheet1.H44" chart:class="chart:scatter">
            <chart:domain table:cell-range-address="Sheet1.D44:Sheet1.D80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H6:Sheet1.H6">1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Sheet1.H44:Sheet1.H44">1:1,000,000 Rang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1">
                <text:p text:id="Sheet1.D6:Sheet1.D42">-1</text:p>
              </table:table-cell>
              <table:table-cell office:value-type="float" office:value="0.0000000596040486966487">
                <text:p text:id="Sheet1.G6:Sheet1.G42">0.0000000596040486966487</text:p>
              </table:table-cell>
              <table:table-cell office:value-type="float" office:value="-1">
                <text:p text:id="Sheet1.D44:Sheet1.D80">-1</text:p>
              </table:table-cell>
              <table:table-cell office:value-type="float" office:value="0.0000000596045851564142">
                <text:p text:id="Sheet1.G44:Sheet1.G80">0.0000000596045851564142</text:p>
              </table:table-cell>
            </table:table-row>
            <table:table-row>
              <table:table-cell office:value-type="string"/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  <table:table-cell office:value-type="float" office:value="-5">
                <text:p>-5</text:p>
              </table:table-cell>
              <table:table-cell office:value-type="float" office:value="0.00000149011427108547">
                <text:p>0.00000149011427108547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  <table:table-cell office:value-type="float" office:value="-10">
                <text:p>-10</text:p>
              </table:table-cell>
              <table:table-cell office:value-type="float" office:value="0.00000596045531331413">
                <text:p>0.00000596045531331413</text:p>
              </table:table-cell>
            </table:table-row>
            <table:table-row>
              <table:table-cell office:value-type="string"/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  <table:table-cell office:value-type="float" office:value="-50">
                <text:p>-50</text:p>
              </table:table-cell>
              <table:table-cell office:value-type="float" office:value="0.000149011027716028">
                <text:p>0.000149011027716028</text:p>
              </table:table-cell>
            </table:table-row>
            <table:table-row>
              <table:table-cell office:value-type="string"/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  <table:table-cell office:value-type="float" office:value="-100">
                <text:p>-100</text:p>
              </table:table-cell>
              <table:table-cell office:value-type="float" office:value="0.000596042333953051">
                <text:p>0.000596042333953051</text:p>
              </table:table-cell>
            </table:table-row>
            <table:table-row>
              <table:table-cell office:value-type="string"/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  <table:table-cell office:value-type="float" office:value="-200">
                <text:p>-200</text:p>
              </table:table-cell>
              <table:table-cell office:value-type="float" office:value="0.00238415512987444">
                <text:p>0.00238415512987444</text:p>
              </table:table-cell>
            </table:table-row>
            <table:table-row>
              <table:table-cell office:value-type="string"/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  <table:table-cell office:value-type="float" office:value="-300">
                <text:p>-300</text:p>
              </table:table-cell>
              <table:table-cell office:value-type="float" office:value="0.0053643170565465">
                <text:p>0.0053643170565465</text:p>
              </table:table-cell>
            </table:table-row>
            <table:table-row>
              <table:table-cell office:value-type="string"/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  <table:table-cell office:value-type="float" office:value="-400">
                <text:p>-400</text:p>
              </table:table-cell>
              <table:table-cell office:value-type="float" office:value="0.00953650682760099">
                <text:p>0.00953650682760099</text:p>
              </table:table-cell>
            </table:table-row>
            <table:table-row>
              <table:table-cell office:value-type="string"/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  <table:table-cell office:value-type="float" office:value="-500">
                <text:p>-500</text:p>
              </table:table-cell>
              <table:table-cell office:value-type="float" office:value="0.0149007030906887">
                <text:p>0.0149007030906887</text:p>
              </table:table-cell>
            </table:table-row>
            <table:table-row>
              <table:table-cell office:value-type="string"/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  <table:table-cell office:value-type="float" office:value="-600">
                <text:p>-600</text:p>
              </table:table-cell>
              <table:table-cell office:value-type="float" office:value="0.0214568846104157">
                <text:p>0.0214568846104157</text:p>
              </table:table-cell>
            </table:table-row>
            <table:table-row>
              <table:table-cell office:value-type="string"/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  <table:table-cell office:value-type="float" office:value="-700">
                <text:p>-700</text:p>
              </table:table-cell>
              <table:table-cell office:value-type="float" office:value="0.0292050299988205">
                <text:p>0.0292050299988205</text:p>
              </table:table-cell>
            </table:table-row>
            <table:table-row>
              <table:table-cell office:value-type="string"/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  <table:table-cell office:value-type="float" office:value="-800">
                <text:p>-800</text:p>
              </table:table-cell>
              <table:table-cell office:value-type="float" office:value="0.0381451179197256">
                <text:p>0.0381451179197256</text:p>
              </table:table-cell>
            </table:table-row>
            <table:table-row>
              <table:table-cell office:value-type="string"/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  <table:table-cell office:value-type="float" office:value="-900">
                <text:p>-900</text:p>
              </table:table-cell>
              <table:table-cell office:value-type="float" office:value="0.0482771270903868">
                <text:p>0.0482771270903868</text:p>
              </table:table-cell>
            </table:table-row>
            <table:table-row>
              <table:table-cell office:value-type="string"/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  <table:table-cell office:value-type="float" office:value="-1000">
                <text:p>-1000</text:p>
              </table:table-cell>
              <table:table-cell office:value-type="float" office:value="0.0596010362843344">
                <text:p>0.0596010362843344</text:p>
              </table:table-cell>
            </table:table-row>
            <table:table-row>
              <table:table-cell office:value-type="string"/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  <table:table-cell office:value-type="float" office:value="-1200">
                <text:p>-1200</text:p>
              </table:table-cell>
              <table:table-cell office:value-type="float" office:value="0.0858244691760319">
                <text:p>0.0858244691760319</text:p>
              </table:table-cell>
            </table:table-row>
            <table:table-row>
              <table:table-cell office:value-type="string"/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  <table:table-cell office:value-type="float" office:value="-1400">
                <text:p>-1400</text:p>
              </table:table-cell>
              <table:table-cell office:value-type="float" office:value="0.11681524590017">
                <text:p>0.11681524590017</text:p>
              </table:table-cell>
            </table:table-row>
            <table:table-row>
              <table:table-cell office:value-type="string"/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  <table:table-cell office:value-type="float" office:value="-1600">
                <text:p>-1600</text:p>
              </table:table-cell>
              <table:table-cell office:value-type="float" office:value="0.152573196477533">
                <text:p>0.152573196477533</text:p>
              </table:table-cell>
            </table:table-row>
            <table:table-row>
              <table:table-cell office:value-type="string"/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  <table:table-cell office:value-type="float" office:value="-1800">
                <text:p>-1800</text:p>
              </table:table-cell>
              <table:table-cell office:value-type="float" office:value="0.193098150313745">
                <text:p>0.193098150313745</text:p>
              </table:table-cell>
            </table:table-row>
            <table:table-row>
              <table:table-cell office:value-type="string"/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  <table:table-cell office:value-type="float" office:value="-2000">
                <text:p>-2000</text:p>
              </table:table-cell>
              <table:table-cell office:value-type="float" office:value="0.238389936384692">
                <text:p>0.238389936384692</text:p>
              </table:table-cell>
            </table:table-row>
            <table:table-row>
              <table:table-cell office:value-type="string"/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  <table:table-cell office:value-type="float" office:value="-2400">
                <text:p>-2400</text:p>
              </table:table-cell>
              <table:table-cell office:value-type="float" office:value="0.343273325549944">
                <text:p>0.343273325549944</text:p>
              </table:table-cell>
            </table:table-row>
            <table:table-row>
              <table:table-cell office:value-type="string"/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  <table:table-cell office:value-type="float" office:value="-2800">
                <text:p>-2800</text:p>
              </table:table-cell>
              <table:table-cell office:value-type="float" office:value="0.467221999434969">
                <text:p>0.467221999434969</text:p>
              </table:table-cell>
            </table:table-row>
            <table:table-row>
              <table:table-cell office:value-type="string"/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  <table:table-cell office:value-type="float" office:value="-3200">
                <text:p>-3200</text:p>
              </table:table-cell>
              <table:table-cell office:value-type="float" office:value="0.61023459679609">
                <text:p>0.61023459679609</text:p>
              </table:table-cell>
            </table:table-row>
            <table:table-row>
              <table:table-cell office:value-type="string"/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  <table:table-cell office:value-type="float" office:value="-3600">
                <text:p>-3600</text:p>
              </table:table-cell>
              <table:table-cell office:value-type="float" office:value="0.772309750710519">
                <text:p>0.772309750710519</text:p>
              </table:table-cell>
            </table:table-row>
            <table:table-row>
              <table:table-cell office:value-type="string"/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  <table:table-cell office:value-type="float" office:value="-4000">
                <text:p>-4000</text:p>
              </table:table-cell>
              <table:table-cell office:value-type="float" office:value="0.953446099561006">
                <text:p>0.953446099561006</text:p>
              </table:table-cell>
            </table:table-row>
            <table:table-row>
              <table:table-cell office:value-type="string"/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  <table:table-cell office:value-type="float" office:value="-4400">
                <text:p>-4400</text:p>
              </table:table-cell>
              <table:table-cell office:value-type="float" office:value="1.15364228166618">
                <text:p>1.15364228166618</text:p>
              </table:table-cell>
            </table:table-row>
            <table:table-row>
              <table:table-cell office:value-type="string"/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  <table:table-cell office:value-type="float" office:value="-4800">
                <text:p>-4800</text:p>
              </table:table-cell>
              <table:table-cell office:value-type="float" office:value="1.37289693375988">
                <text:p>1.37289693375988</text:p>
              </table:table-cell>
            </table:table-row>
            <table:table-row>
              <table:table-cell office:value-type="string"/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  <table:table-cell office:value-type="float" office:value="-5200">
                <text:p>-5200</text:p>
              </table:table-cell>
              <table:table-cell office:value-type="float" office:value="1.6112086946614">
                <text:p>1.6112086946614</text:p>
              </table:table-cell>
            </table:table-row>
            <table:table-row>
              <table:table-cell office:value-type="string"/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  <table:table-cell office:value-type="float" office:value="-5600">
                <text:p>-5600</text:p>
              </table:table-cell>
              <table:table-cell office:value-type="float" office:value="1.8685761962106">
                <text:p>1.8685761962106</text:p>
              </table:table-cell>
            </table:table-row>
            <table:table-row>
              <table:table-cell office:value-type="string"/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  <table:table-cell office:value-type="float" office:value="-6000">
                <text:p>-6000</text:p>
              </table:table-cell>
              <table:table-cell office:value-type="float" office:value="2.14499808220353">
                <text:p>2.14499808220353</text:p>
              </table:table-cell>
            </table:table-row>
            <table:table-row>
              <table:table-cell office:value-type="string"/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  <table:table-cell office:value-type="float" office:value="-6500">
                <text:p>-6500</text:p>
              </table:table-cell>
              <table:table-cell office:value-type="float" office:value="2.51731858804123">
                <text:p>2.51731858804123</text:p>
              </table:table-cell>
            </table:table-row>
            <table:table-row>
              <table:table-cell office:value-type="string"/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  <table:table-cell office:value-type="float" office:value="-7000">
                <text:p>-7000</text:p>
              </table:table-cell>
              <table:table-cell office:value-type="float" office:value="2.91940677503226">
                <text:p>2.91940677503226</text:p>
              </table:table-cell>
            </table:table-row>
            <table:table-row>
              <table:table-cell office:value-type="string"/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  <table:table-cell office:value-type="float" office:value="-7500">
                <text:p>-7500</text:p>
              </table:table-cell>
              <table:table-cell office:value-type="float" office:value="3.35125998593958">
                <text:p>3.35125998593958</text:p>
              </table:table-cell>
            </table:table-row>
            <table:table-row>
              <table:table-cell office:value-type="string"/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  <table:table-cell office:value-type="float" office:value="-8000">
                <text:p>-8000</text:p>
              </table:table-cell>
              <table:table-cell office:value-type="float" office:value="3.81287556285588">
                <text:p>3.81287556285588</text:p>
              </table:table-cell>
            </table:table-row>
            <table:table-row>
              <table:table-cell office:value-type="string"/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  <table:table-cell office:value-type="float" office:value="-8500">
                <text:p>-8500</text:p>
              </table:table-cell>
              <table:table-cell office:value-type="float" office:value="4.30425083969749">
                <text:p>4.30425083969749</text:p>
              </table:table-cell>
            </table:table-row>
            <table:table-row>
              <table:table-cell office:value-type="string"/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  <table:table-cell office:value-type="float" office:value="-9000">
                <text:p>-9000</text:p>
              </table:table-cell>
              <table:table-cell office:value-type="float" office:value="4.82538314796693">
                <text:p>4.82538314796693</text:p>
              </table:table-cell>
            </table:table-row>
            <table:table-row>
              <table:table-cell office:value-type="string"/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  <table:table-cell office:value-type="float" office:value="-9500">
                <text:p>-9500</text:p>
              </table:table-cell>
              <table:table-cell office:value-type="float" office:value="5.37626986258692">
                <text:p>5.37626986258692</text:p>
              </table:table-cell>
            </table:table-row>
            <table:table-row>
              <table:table-cell office:value-type="string"/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  <table:table-cell office:value-type="float" office:value="-10000">
                <text:p>-10000</text:p>
              </table:table-cell>
              <table:table-cell office:value-type="float" office:value="5.95690828145962">
                <text:p>5.95690828145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4" style:family="chart">
      <style:chart-properties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-10500" chart:maximum="-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7" style:family="chart" style:data-style-name="N2">
      <style:chart-properties chart:display-label="true" chart:logarithmic="false" chart:interval-major="0.5" chart:reverse-direction="false" text:line-break="false" chart:link-data-style-to-source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>
        <chart:symbol-image xlink:href="Pictures/2000000D000000DD000000DD50E15C1E.svm" xlink:type="simple" xlink:actuate="onLoad"/>
      </style:chart-properties>
      <style:graphic-properties draw:stroke="dash" draw:stroke-dash="_32__20_Dots_20_1_20_Dash" svg:stroke-width="0.051cm" svg:stroke-color="#004586" svg:stroke-opacity="100%" draw:fill-color="#004586" draw:opacity="10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944794" draw:fill-color="#944794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111cm" svg:height="17.747cm" chart:class="chart:scatter" chart:style-name="ch1">
        <chart:title svg:x="8.472cm" svg:y="0.354cm" chart:style-name="ch2">
          <text:p>Increase Camera Near</text:p>
        </chart:title>
        <chart:legend chart:legend-position="bottom" svg:x="5.163cm" svg:y="16.721cm" chart:style-name="ch3"/>
        <chart:plot-area chart:style-name="ch4" table:cell-range-address="Sheet1.D6:Sheet1.D42 Sheet1.H6:Sheet1.H6 Sheet1.G6:Sheet1.G42 Sheet1.H82:Sheet1.H82 Sheet1.G82:Sheet1.G118 Sheet1.H120:Sheet1.H120 Sheet1.G120:Sheet1.G155 Sheet1.H157:Sheet1.H157 Sheet1.G157:Sheet1.G191" chart:data-source-has-labels="both" svg:x="0.723cm" svg:y="1.477cm" svg:width="21.464cm" svg:height="14.738cm">
          <chart:axis chart:dimension="x" chart:name="primary-x" chart:style-name="ch5">
            <chart:title svg:x="9.625cm" svg:y="15.599cm" chart:style-name="ch6">
              <text:p>Camera Z values</text:p>
            </chart:title>
            <chart:categories/>
          </chart:axis>
          <chart:axis chart:dimension="y" chart:name="primary-y" chart:style-name="ch7">
            <chart:title svg:x="0.463cm" svg:y="9.856cm" chart:style-name="ch8">
              <text:p>Resolution</text:p>
            </chart:title>
            <chart:grid chart:style-name="ch9" chart:class="major"/>
          </chart:axis>
          <chart:series chart:style-name="ch10" chart:values-cell-range-address="Sheet1.G6:Sheet1.G42" chart:label-cell-address="Sheet1.H6:Sheet1.H6" chart:class="chart:scatter">
            <chart:domain table:cell-range-address="Sheet1.D6:Sheet1.D42"/>
            <chart:data-point chart:repeated="37"/>
          </chart:series>
          <chart:series chart:style-name="ch11" chart:values-cell-range-address="Sheet1.G82:Sheet1.G118" chart:label-cell-address="Sheet1.H82:Sheet1.H82" chart:class="chart:scatter">
            <chart:domain table:cell-range-address="Sheet1.D82:Sheet1.D118"/>
            <chart:data-point chart:repeated="37"/>
          </chart:series>
          <chart:series chart:style-name="ch12" chart:values-cell-range-address="Sheet1.G120:Sheet1.G155" chart:label-cell-address="Sheet1.H120:Sheet1.H120" chart:class="chart:scatter">
            <chart:domain table:cell-range-address="Sheet1.D120:Sheet1.D155"/>
            <chart:data-point chart:repeated="36"/>
          </chart:series>
          <chart:series chart:style-name="ch13" chart:values-cell-range-address="Sheet1.G157:Sheet1.G191" chart:label-cell-address="Sheet1.H157:Sheet1.H157" chart:class="chart:scatter">
            <chart:domain table:cell-range-address="Sheet1.D157:Sheet1.D191"/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H6:Sheet1.H6">1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Sheet1.H82:Sheet1.H82">2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Sheet1.H120:Sheet1.H120">5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Sheet1.H157:Sheet1.H157">10:100,000 Rang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1">
                <text:p text:id="Sheet1.D6:Sheet1.D42">-1</text:p>
              </table:table-cell>
              <table:table-cell office:value-type="float" office:value="0.0000000596040486966487">
                <text:p text:id="Sheet1.G6:Sheet1.G42">0.0000000596040486966487</text:p>
              </table:table-cell>
              <table:table-cell office:value-type="float" office:value="-2">
                <text:p text:id="Sheet1.D82:Sheet1.D118">-2</text:p>
              </table:table-cell>
              <table:table-cell office:value-type="float" office:value="0.000000119206905235814">
                <text:p text:id="Sheet1.G82:Sheet1.G118">0.000000119206905235814</text:p>
              </table:table-cell>
              <table:table-cell office:value-type="float" office:value="-5">
                <text:p text:id="Sheet1.D120:Sheet1.D155">-5</text:p>
              </table:table-cell>
              <table:table-cell office:value-type="float" office:value="0.000000298008322019427">
                <text:p text:id="Sheet1.G120:Sheet1.G155">0.000000298008322019427</text:p>
              </table:table-cell>
              <table:table-cell office:value-type="float" office:value="-10">
                <text:p text:id="Sheet1.D157:Sheet1.D191">-10</text:p>
              </table:table-cell>
              <table:table-cell office:value-type="float" office:value="0.00000059598684210016">
                <text:p text:id="Sheet1.G157:Sheet1.G191">0.00000059598684210016</text:p>
              </table:table-cell>
            </table:table-row>
            <table:table-row>
              <table:table-cell office:value-type="string"/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  <table:table-cell office:value-type="float" office:value="-5">
                <text:p>-5</text:p>
              </table:table-cell>
              <table:table-cell office:value-type="float" office:value="0.000000745043091221476">
                <text:p>0.000000745043091221476</text:p>
              </table:table-cell>
              <table:table-cell office:value-type="float" office:value="-10">
                <text:p>-10</text:p>
              </table:table-cell>
              <table:table-cell office:value-type="float" office:value="0.00000119203322235251">
                <text:p>0.00000119203322235251</text:p>
              </table:table-cell>
              <table:table-cell office:value-type="float" office:value="-50">
                <text:p>-50</text:p>
              </table:table-cell>
              <table:table-cell office:value-type="float" office:value="0.0000148996675122248">
                <text:p>0.0000148996675122248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  <table:table-cell office:value-type="float" office:value="-10">
                <text:p>-10</text:p>
              </table:table-cell>
              <table:table-cell office:value-type="float" office:value="0.00000298017191724398">
                <text:p>0.00000298017191724398</text:p>
              </table:table-cell>
              <table:table-cell office:value-type="float" office:value="-50">
                <text:p>-50</text:p>
              </table:table-cell>
              <table:table-cell office:value-type="float" office:value="0.0000298008162928909">
                <text:p>0.0000298008162928909</text:p>
              </table:table-cell>
              <table:table-cell office:value-type="float" office:value="-100">
                <text:p>-100</text:p>
              </table:table-cell>
              <table:table-cell office:value-type="float" office:value="0.0000595986523563852">
                <text:p>0.0000595986523563852</text:p>
              </table:table-cell>
            </table:table-row>
            <table:table-row>
              <table:table-cell office:value-type="string"/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  <table:table-cell office:value-type="float" office:value="-50">
                <text:p>-50</text:p>
              </table:table-cell>
              <table:table-cell office:value-type="float" office:value="0.0000745042092944459">
                <text:p>0.0000745042092944459</text:p>
              </table:table-cell>
              <table:table-cell office:value-type="float" office:value="-100">
                <text:p>-100</text:p>
              </table:table-cell>
              <table:table-cell office:value-type="float" office:value="0.000119203194273609">
                <text:p>0.000119203194273609</text:p>
              </table:table-cell>
              <table:table-cell office:value-type="float" office:value="-200">
                <text:p>-200</text:p>
              </table:table-cell>
              <table:table-cell office:value-type="float" office:value="0.000238394467061198">
                <text:p>0.000238394467061198</text:p>
              </table:table-cell>
            </table:table-row>
            <table:table-row>
              <table:table-cell office:value-type="string"/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  <table:table-cell office:value-type="float" office:value="-100">
                <text:p>-100</text:p>
              </table:table-cell>
              <table:table-cell office:value-type="float" office:value="0.000298016393102785">
                <text:p>0.000298016393102785</text:p>
              </table:table-cell>
              <table:table-cell office:value-type="float" office:value="-200">
                <text:p>-200</text:p>
              </table:table-cell>
              <table:table-cell office:value-type="float" office:value="0.000476812208120236">
                <text:p>0.000476812208120236</text:p>
              </table:table-cell>
              <table:table-cell office:value-type="float" office:value="-300">
                <text:p>-300</text:p>
              </table:table-cell>
              <table:table-cell office:value-type="float" office:value="0.000536387231420576">
                <text:p>0.000536387231420576</text:p>
              </table:table-cell>
            </table:table-row>
            <table:table-row>
              <table:table-cell office:value-type="string"/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  <table:table-cell office:value-type="float" office:value="-200">
                <text:p>-200</text:p>
              </table:table-cell>
              <table:table-cell office:value-type="float" office:value="0.00119206201983957">
                <text:p>0.00119206201983957</text:p>
              </table:table-cell>
              <table:table-cell office:value-type="float" office:value="-300">
                <text:p>-300</text:p>
              </table:table-cell>
              <table:table-cell office:value-type="float" office:value="0.00107282618898807">
                <text:p>0.00107282618898807</text:p>
              </table:table-cell>
              <table:table-cell office:value-type="float" office:value="-400">
                <text:p>-400</text:p>
              </table:table-cell>
              <table:table-cell office:value-type="float" office:value="0.000953576732740657">
                <text:p>0.000953576732740657</text:p>
              </table:table-cell>
            </table:table-row>
            <table:table-row>
              <table:table-cell office:value-type="string"/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  <table:table-cell office:value-type="float" office:value="-300">
                <text:p>-300</text:p>
              </table:table-cell>
              <table:table-cell office:value-type="float" office:value="0.00268213155038666">
                <text:p>0.00268213155038666</text:p>
              </table:table-cell>
              <table:table-cell office:value-type="float" office:value="-400">
                <text:p>-400</text:p>
              </table:table-cell>
              <table:table-cell office:value-type="float" office:value="0.0019072442831316">
                <text:p>0.0019072442831316</text:p>
              </table:table-cell>
              <table:table-cell office:value-type="float" office:value="-500">
                <text:p>-500</text:p>
              </table:table-cell>
              <table:table-cell office:value-type="float" office:value="0.00148996275510171">
                <text:p>0.00148996275510171</text:p>
              </table:table-cell>
            </table:table-row>
            <table:table-row>
              <table:table-cell office:value-type="string"/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  <table:table-cell office:value-type="float" office:value="-400">
                <text:p>-400</text:p>
              </table:table-cell>
              <table:table-cell office:value-type="float" office:value="0.00476821965349927">
                <text:p>0.00476821965349927</text:p>
              </table:table-cell>
              <table:table-cell office:value-type="float" office:value="-500">
                <text:p>-500</text:p>
              </table:table-cell>
              <table:table-cell office:value-type="float" office:value="0.00298006564736397">
                <text:p>0.00298006564736397</text:p>
              </table:table-cell>
              <table:table-cell office:value-type="float" office:value="-600">
                <text:p>-600</text:p>
              </table:table-cell>
              <table:table-cell office:value-type="float" office:value="0.00214554509295795">
                <text:p>0.00214554509295795</text:p>
              </table:table-cell>
            </table:table-row>
            <table:table-row>
              <table:table-cell office:value-type="string"/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  <table:table-cell office:value-type="float" office:value="-500">
                <text:p>-500</text:p>
              </table:table-cell>
              <table:table-cell office:value-type="float" office:value="0.00745032101474408">
                <text:p>0.00745032101474408</text:p>
              </table:table-cell>
              <table:table-cell office:value-type="float" office:value="-600">
                <text:p>-600</text:p>
              </table:table-cell>
              <table:table-cell office:value-type="float" office:value="0.00429128941334511">
                <text:p>0.00429128941334511</text:p>
              </table:table-cell>
              <table:table-cell office:value-type="float" office:value="-700">
                <text:p>-700</text:p>
              </table:table-cell>
              <table:table-cell office:value-type="float" office:value="0.00292032352206206">
                <text:p>0.00292032352206206</text:p>
              </table:table-cell>
            </table:table-row>
            <table:table-row>
              <table:table-cell office:value-type="string"/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  <table:table-cell office:value-type="float" office:value="-600">
                <text:p>-600</text:p>
              </table:table-cell>
              <table:table-cell office:value-type="float" office:value="0.0107284302672497">
                <text:p>0.0107284302672497</text:p>
              </table:table-cell>
              <table:table-cell office:value-type="float" office:value="-700">
                <text:p>-700</text:p>
              </table:table-cell>
              <table:table-cell office:value-type="float" office:value="0.00584091472546788">
                <text:p>0.00584091472546788</text:p>
              </table:table-cell>
              <table:table-cell office:value-type="float" office:value="-800">
                <text:p>-800</text:p>
              </table:table-cell>
              <table:table-cell office:value-type="float" office:value="0.00381429783328713">
                <text:p>0.00381429783328713</text:p>
              </table:table-cell>
            </table:table-row>
            <table:table-row>
              <table:table-cell office:value-type="string"/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  <table:table-cell office:value-type="float" office:value="-700">
                <text:p>-700</text:p>
              </table:table-cell>
              <table:table-cell office:value-type="float" office:value="0.014602542164198">
                <text:p>0.014602542164198</text:p>
              </table:table-cell>
              <table:table-cell office:value-type="float" office:value="-800">
                <text:p>-800</text:p>
              </table:table-cell>
              <table:table-cell office:value-type="float" office:value="0.00762894076626708">
                <text:p>0.00762894076626708</text:p>
              </table:table-cell>
              <table:table-cell office:value-type="float" office:value="-900">
                <text:p>-900</text:p>
              </table:table-cell>
              <table:table-cell office:value-type="float" office:value="0.00482746781676724">
                <text:p>0.00482746781676724</text:p>
              </table:table-cell>
            </table:table-row>
            <table:table-row>
              <table:table-cell office:value-type="string"/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  <table:table-cell office:value-type="float" office:value="-800">
                <text:p>-800</text:p>
              </table:table-cell>
              <table:table-cell office:value-type="float" office:value="0.0190726512809079">
                <text:p>0.0190726512809079</text:p>
              </table:table-cell>
              <table:table-cell office:value-type="float" office:value="-900">
                <text:p>-900</text:p>
              </table:table-cell>
              <table:table-cell office:value-type="float" office:value="0.00965536664659794">
                <text:p>0.00965536664659794</text:p>
              </table:table-cell>
              <table:table-cell office:value-type="float" office:value="-1000">
                <text:p>-1000</text:p>
              </table:table-cell>
              <table:table-cell office:value-type="float" office:value="0.0059598332677524">
                <text:p>0.0059598332677524</text:p>
              </table:table-cell>
            </table:table-row>
            <table:table-row>
              <table:table-cell office:value-type="string"/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  <table:table-cell office:value-type="float" office:value="-900">
                <text:p>-900</text:p>
              </table:table-cell>
              <table:table-cell office:value-type="float" office:value="0.0241387523577714">
                <text:p>0.0241387523577714</text:p>
              </table:table-cell>
              <table:table-cell office:value-type="float" office:value="-1000">
                <text:p>-1000</text:p>
              </table:table-cell>
              <table:table-cell office:value-type="float" office:value="0.0119201915290432">
                <text:p>0.0119201915290432</text:p>
              </table:table-cell>
              <table:table-cell office:value-type="float" office:value="-1200">
                <text:p>-1200</text:p>
              </table:table-cell>
              <table:table-cell office:value-type="float" office:value="0.00858214964796389">
                <text:p>0.00858214964796389</text:p>
              </table:table-cell>
            </table:table-row>
            <table:table-row>
              <table:table-cell office:value-type="string"/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  <table:table-cell office:value-type="float" office:value="-1000">
                <text:p>-1000</text:p>
              </table:table-cell>
              <table:table-cell office:value-type="float" office:value="0.0298008400436629">
                <text:p>0.0298008400436629</text:p>
              </table:table-cell>
              <table:table-cell office:value-type="float" office:value="-1200">
                <text:p>-1200</text:p>
              </table:table-cell>
              <table:table-cell office:value-type="float" office:value="0.017165034893651">
                <text:p>0.017165034893651</text:p>
              </table:table-cell>
              <table:table-cell office:value-type="float" office:value="-1400">
                <text:p>-1400</text:p>
              </table:table-cell>
              <table:table-cell office:value-type="float" office:value="0.0116812453352395">
                <text:p>0.0116812453352395</text:p>
              </table:table-cell>
            </table:table-row>
            <table:table-row>
              <table:table-cell office:value-type="string"/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  <table:table-cell office:value-type="float" office:value="-1200">
                <text:p>-1200</text:p>
              </table:table-cell>
              <table:table-cell office:value-type="float" office:value="0.042912953719906">
                <text:p>0.042912953719906</text:p>
              </table:table-cell>
              <table:table-cell office:value-type="float" office:value="-1400">
                <text:p>-1400</text:p>
              </table:table-cell>
              <table:table-cell office:value-type="float" office:value="0.023363463989881">
                <text:p>0.023363463989881</text:p>
              </table:table-cell>
              <table:table-cell office:value-type="float" office:value="-1600">
                <text:p>-1600</text:p>
              </table:table-cell>
              <table:table-cell office:value-type="float" office:value="0.0152571185703891">
                <text:p>0.0152571185703891</text:p>
              </table:table-cell>
            </table:table-row>
            <table:table-row>
              <table:table-cell office:value-type="string"/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  <table:table-cell office:value-type="float" office:value="-1400">
                <text:p>-1400</text:p>
              </table:table-cell>
              <table:table-cell office:value-type="float" office:value="0.0584089501091967">
                <text:p>0.0584089501091967</text:p>
              </table:table-cell>
              <table:table-cell office:value-type="float" office:value="-1600">
                <text:p>-1600</text:p>
              </table:table-cell>
              <table:table-cell office:value-type="float" office:value="0.0305154720267637">
                <text:p>0.0305154720267637</text:p>
              </table:table-cell>
              <table:table-cell office:value-type="float" office:value="-1800">
                <text:p>-1800</text:p>
              </table:table-cell>
              <table:table-cell office:value-type="float" office:value="0.0193097676949492">
                <text:p>0.0193097676949492</text:p>
              </table:table-cell>
            </table:table-row>
            <table:table-row>
              <table:table-cell office:value-type="string"/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  <table:table-cell office:value-type="float" office:value="-1600">
                <text:p>-1600</text:p>
              </table:table-cell>
              <table:table-cell office:value-type="float" office:value="0.0762887862435946">
                <text:p>0.0762887862435946</text:p>
              </table:table-cell>
              <table:table-cell office:value-type="float" office:value="-1800">
                <text:p>-1800</text:p>
              </table:table-cell>
              <table:table-cell office:value-type="float" office:value="0.0386210522315196">
                <text:p>0.0386210522315196</text:p>
              </table:table-cell>
              <table:table-cell office:value-type="float" office:value="-2000">
                <text:p>-2000</text:p>
              </table:table-cell>
              <table:table-cell office:value-type="float" office:value="0.0238391909645088">
                <text:p>0.0238391909645088</text:p>
              </table:table-cell>
            </table:table-row>
            <table:table-row>
              <table:table-cell office:value-type="string"/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  <table:table-cell office:value-type="float" office:value="-1800">
                <text:p>-1800</text:p>
              </table:table-cell>
              <table:table-cell office:value-type="float" office:value="0.0965524196051319">
                <text:p>0.0965524196051319</text:p>
              </table:table-cell>
              <table:table-cell office:value-type="float" office:value="-2000">
                <text:p>-2000</text:p>
              </table:table-cell>
              <table:table-cell office:value-type="float" office:value="0.047680197759064">
                <text:p>0.047680197759064</text:p>
              </table:table-cell>
              <table:table-cell office:value-type="float" office:value="-2400">
                <text:p>-2400</text:p>
              </table:table-cell>
              <table:table-cell office:value-type="float" office:value="0.0343283531806264">
                <text:p>0.0343283531806264</text:p>
              </table:table-cell>
            </table:table-row>
            <table:table-row>
              <table:table-cell office:value-type="string"/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  <table:table-cell office:value-type="float" office:value="-2000">
                <text:p>-2000</text:p>
              </table:table-cell>
              <table:table-cell office:value-type="float" office:value="0.119199807629457">
                <text:p>0.119199807629457</text:p>
              </table:table-cell>
              <table:table-cell office:value-type="float" office:value="-2400">
                <text:p>-2400</text:p>
              </table:table-cell>
              <table:table-cell office:value-type="float" office:value="0.068659157348975">
                <text:p>0.068659157348975</text:p>
              </table:table-cell>
              <table:table-cell office:value-type="float" office:value="-2800">
                <text:p>-2800</text:p>
              </table:table-cell>
              <table:table-cell office:value-type="float" office:value="0.0467245915556305">
                <text:p>0.0467245915556305</text:p>
              </table:table-cell>
            </table:table-row>
            <table:table-row>
              <table:table-cell office:value-type="string"/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  <table:table-cell office:value-type="float" office:value="-2400">
                <text:p>-2400</text:p>
              </table:table-cell>
              <table:table-cell office:value-type="float" office:value="0.171645677043216">
                <text:p>0.171645677043216</text:p>
              </table:table-cell>
              <table:table-cell office:value-type="float" office:value="-2800">
                <text:p>-2800</text:p>
              </table:table-cell>
              <table:table-cell office:value-type="float" office:value="0.0934522964266762">
                <text:p>0.0934522964266762</text:p>
              </table:table-cell>
              <table:table-cell office:value-type="float" office:value="-3200">
                <text:p>-3200</text:p>
              </table:table-cell>
              <table:table-cell office:value-type="float" office:value="0.0610278924868908">
                <text:p>0.0610278924868908</text:p>
              </table:table-cell>
            </table:table-row>
            <table:table-row>
              <table:table-cell office:value-type="string"/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  <table:table-cell office:value-type="float" office:value="-2800">
                <text:p>-2800</text:p>
              </table:table-cell>
              <table:table-cell office:value-type="float" office:value="0.233626053358421">
                <text:p>0.233626053358421</text:p>
              </table:table-cell>
              <table:table-cell office:value-type="float" office:value="-3200">
                <text:p>-3200</text:p>
              </table:table-cell>
              <table:table-cell office:value-type="float" office:value="0.122059560315847">
                <text:p>0.122059560315847</text:p>
              </table:table-cell>
              <table:table-cell office:value-type="float" office:value="-3600">
                <text:p>-3600</text:p>
              </table:table-cell>
              <table:table-cell office:value-type="float" office:value="0.0772382422478586">
                <text:p>0.0772382422478586</text:p>
              </table:table-cell>
            </table:table-row>
            <table:table-row>
              <table:table-cell office:value-type="string"/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  <table:table-cell office:value-type="float" office:value="-3200">
                <text:p>-3200</text:p>
              </table:table-cell>
              <table:table-cell office:value-type="float" office:value="0.305140596093679">
                <text:p>0.305140596093679</text:p>
              </table:table-cell>
              <table:table-cell office:value-type="float" office:value="-3600">
                <text:p>-3600</text:p>
              </table:table-cell>
              <table:table-cell office:value-type="float" office:value="0.154480894509106">
                <text:p>0.154480894509106</text:p>
              </table:table-cell>
              <table:table-cell office:value-type="float" office:value="-4000">
                <text:p>-4000</text:p>
              </table:table-cell>
              <table:table-cell office:value-type="float" office:value="0.0953556273739196">
                <text:p>0.0953556273739196</text:p>
              </table:table-cell>
            </table:table-row>
            <table:table-row>
              <table:table-cell office:value-type="string"/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  <table:table-cell office:value-type="float" office:value="-3600">
                <text:p>-3600</text:p>
              </table:table-cell>
              <table:table-cell office:value-type="float" office:value="0.386188963678251">
                <text:p>0.386188963678251</text:p>
              </table:table-cell>
              <table:table-cell office:value-type="float" office:value="-4000">
                <text:p>-4000</text:p>
              </table:table-cell>
              <table:table-cell office:value-type="float" office:value="0.19071624457456">
                <text:p>0.19071624457456</text:p>
              </table:table-cell>
              <table:table-cell office:value-type="float" office:value="-4400">
                <text:p>-4400</text:p>
              </table:table-cell>
              <table:table-cell office:value-type="float" office:value="0.115380034081682">
                <text:p>0.115380034081682</text:p>
              </table:table-cell>
            </table:table-row>
            <table:table-row>
              <table:table-cell office:value-type="string"/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  <table:table-cell office:value-type="float" office:value="-4000">
                <text:p>-4000</text:p>
              </table:table-cell>
              <table:table-cell office:value-type="float" office:value="0.476770815604596">
                <text:p>0.476770815604596</text:p>
              </table:table-cell>
              <table:table-cell office:value-type="float" office:value="-4400">
                <text:p>-4400</text:p>
              </table:table-cell>
              <table:table-cell office:value-type="float" office:value="0.230765554974823">
                <text:p>0.230765554974823</text:p>
              </table:table-cell>
              <table:table-cell office:value-type="float" office:value="-4800">
                <text:p>-4800</text:p>
              </table:table-cell>
              <table:table-cell office:value-type="float" office:value="0.137311448803302">
                <text:p>0.137311448803302</text:p>
              </table:table-cell>
            </table:table-row>
            <table:table-row>
              <table:table-cell office:value-type="string"/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  <table:table-cell office:value-type="float" office:value="-4400">
                <text:p>-4400</text:p>
              </table:table-cell>
              <table:table-cell office:value-type="float" office:value="0.576885809991836">
                <text:p>0.576885809991836</text:p>
              </table:table-cell>
              <table:table-cell office:value-type="float" office:value="-4800">
                <text:p>-4800</text:p>
              </table:table-cell>
              <table:table-cell office:value-type="float" office:value="0.274628772932374">
                <text:p>0.274628772932374</text:p>
              </table:table-cell>
              <table:table-cell office:value-type="float" office:value="-5200">
                <text:p>-5200</text:p>
              </table:table-cell>
              <table:table-cell office:value-type="float" office:value="0.161149857452983">
                <text:p>0.161149857452983</text:p>
              </table:table-cell>
            </table:table-row>
            <table:table-row>
              <table:table-cell office:value-type="string"/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  <table:table-cell office:value-type="float" office:value="-4800">
                <text:p>-4800</text:p>
              </table:table-cell>
              <table:table-cell office:value-type="float" office:value="0.686533605718068">
                <text:p>0.686533605718068</text:p>
              </table:table-cell>
              <table:table-cell office:value-type="float" office:value="-5200">
                <text:p>-5200</text:p>
              </table:table-cell>
              <table:table-cell office:value-type="float" office:value="0.322305843037611">
                <text:p>0.322305843037611</text:p>
              </table:table-cell>
              <table:table-cell office:value-type="float" office:value="-5600">
                <text:p>-5600</text:p>
              </table:table-cell>
              <table:table-cell office:value-type="float" office:value="0.1868952472405">
                <text:p>0.1868952472405</text:p>
              </table:table-cell>
            </table:table-row>
            <table:table-row>
              <table:table-cell office:value-type="string"/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  <table:table-cell office:value-type="float" office:value="-5200">
                <text:p>-5200</text:p>
              </table:table-cell>
              <table:table-cell office:value-type="float" office:value="0.805713865916914">
                <text:p>0.805713865916914</text:p>
              </table:table-cell>
              <table:table-cell office:value-type="float" office:value="-5600">
                <text:p>-5600</text:p>
              </table:table-cell>
              <table:table-cell office:value-type="float" office:value="0.373796710195165">
                <text:p>0.373796710195165</text:p>
              </table:table-cell>
              <table:table-cell office:value-type="float" office:value="-6000">
                <text:p>-6000</text:p>
              </table:table-cell>
              <table:table-cell office:value-type="float" office:value="0.214547604475229">
                <text:p>0.214547604475229</text:p>
              </table:table-cell>
            </table:table-row>
            <table:table-row>
              <table:table-cell office:value-type="string"/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  <table:table-cell office:value-type="float" office:value="-5600">
                <text:p>-5600</text:p>
              </table:table-cell>
              <table:table-cell office:value-type="float" office:value="0.934426246240037">
                <text:p>0.934426246240037</text:p>
              </table:table-cell>
              <table:table-cell office:value-type="float" office:value="-6000">
                <text:p>-6000</text:p>
              </table:table-cell>
              <table:table-cell office:value-type="float" office:value="0.429101319845358">
                <text:p>0.429101319845358</text:p>
              </table:table-cell>
              <table:table-cell office:value-type="float" office:value="-6500">
                <text:p>-6500</text:p>
              </table:table-cell>
              <table:table-cell office:value-type="float" office:value="0.25179470175226">
                <text:p>0.25179470175226</text:p>
              </table:table-cell>
            </table:table-row>
            <table:table-row>
              <table:table-cell office:value-type="string"/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  <table:table-cell office:value-type="float" office:value="-6000">
                <text:p>-6000</text:p>
              </table:table-cell>
              <table:table-cell office:value-type="float" office:value="1.07267040568604">
                <text:p>1.07267040568604</text:p>
              </table:table-cell>
              <table:table-cell office:value-type="float" office:value="-6500">
                <text:p>-6500</text:p>
              </table:table-cell>
              <table:table-cell office:value-type="float" office:value="0.503595075972044">
                <text:p>0.503595075972044</text:p>
              </table:table-cell>
              <table:table-cell office:value-type="float" office:value="-7000">
                <text:p>-7000</text:p>
              </table:table-cell>
              <table:table-cell office:value-type="float" office:value="0.292021387830573">
                <text:p>0.292021387830573</text:p>
              </table:table-cell>
            </table:table-row>
            <table:table-row>
              <table:table-cell office:value-type="string"/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  <table:table-cell office:value-type="float" office:value="-6500">
                <text:p>-6500</text:p>
              </table:table-cell>
              <table:table-cell office:value-type="float" office:value="1.25887915337262">
                <text:p>1.25887915337262</text:p>
              </table:table-cell>
              <table:table-cell office:value-type="float" office:value="-7000">
                <text:p>-7000</text:p>
              </table:table-cell>
              <table:table-cell office:value-type="float" office:value="0.584047613267103">
                <text:p>0.584047613267103</text:p>
              </table:table-cell>
              <table:table-cell office:value-type="float" office:value="-7500">
                <text:p>-7500</text:p>
              </table:table-cell>
              <table:table-cell office:value-type="float" office:value="0.335227634684998">
                <text:p>0.335227634684998</text:p>
              </table:table-cell>
            </table:table-row>
            <table:table-row>
              <table:table-cell office:value-type="string"/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  <table:table-cell office:value-type="float" office:value="-7000">
                <text:p>-7000</text:p>
              </table:table-cell>
              <table:table-cell office:value-type="float" office:value="1.45998010652056">
                <text:p>1.45998010652056</text:p>
              </table:table-cell>
              <table:table-cell office:value-type="float" office:value="-7500">
                <text:p>-7500</text:p>
              </table:table-cell>
              <table:table-cell office:value-type="float" office:value="0.67045882606817">
                <text:p>0.67045882606817</text:p>
              </table:table-cell>
              <table:table-cell office:value-type="float" office:value="-8000">
                <text:p>-8000</text:p>
              </table:table-cell>
              <table:table-cell office:value-type="float" office:value="0.38141341701612">
                <text:p>0.38141341701612</text:p>
              </table:table-cell>
            </table:table-row>
            <table:table-row>
              <table:table-cell office:value-type="string"/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  <table:table-cell office:value-type="float" office:value="-7500">
                <text:p>-7500</text:p>
              </table:table-cell>
              <table:table-cell office:value-type="float" office:value="1.67597260264029">
                <text:p>1.67597260264029</text:p>
              </table:table-cell>
              <table:table-cell office:value-type="float" office:value="-8000">
                <text:p>-8000</text:p>
              </table:table-cell>
              <table:table-cell office:value-type="float" office:value="0.762828606415496">
                <text:p>0.762828606415496</text:p>
              </table:table-cell>
              <table:table-cell office:value-type="float" office:value="-8500">
                <text:p>-8500</text:p>
              </table:table-cell>
              <table:table-cell office:value-type="float" office:value="0.430578706896995">
                <text:p>0.430578706896995</text:p>
              </table:table-cell>
            </table:table-row>
            <table:table-row>
              <table:table-cell office:value-type="string"/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  <table:table-cell office:value-type="float" office:value="-8000">
                <text:p>-8000</text:p>
              </table:table-cell>
              <table:table-cell office:value-type="float" office:value="1.90685597677202">
                <text:p>1.90685597677202</text:p>
              </table:table-cell>
              <table:table-cell office:value-type="float" office:value="-8500">
                <text:p>-8500</text:p>
              </table:table-cell>
              <table:table-cell office:value-type="float" office:value="0.861156849992767">
                <text:p>0.861156849992767</text:p>
              </table:table-cell>
              <table:table-cell office:value-type="float" office:value="-9000">
                <text:p>-9000</text:p>
              </table:table-cell>
              <table:table-cell office:value-type="float" office:value="0.482723478358821">
                <text:p>0.482723478358821</text:p>
              </table:table-cell>
            </table:table-row>
            <table:table-row>
              <table:table-cell office:value-type="string"/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  <table:table-cell office:value-type="float" office:value="-8500">
                <text:p>-8500</text:p>
              </table:table-cell>
              <table:table-cell office:value-type="float" office:value="2.15262956178776">
                <text:p>2.15262956178776</text:p>
              </table:table-cell>
              <table:table-cell office:value-type="float" office:value="-9000">
                <text:p>-9000</text:p>
              </table:table-cell>
              <table:table-cell office:value-type="float" office:value="0.965443447552389">
                <text:p>0.965443447552389</text:p>
              </table:table-cell>
              <table:table-cell office:value-type="float" office:value="-9500">
                <text:p>-9500</text:p>
              </table:table-cell>
              <table:table-cell office:value-type="float" office:value="0.537847705469176">
                <text:p>0.537847705469176</text:p>
              </table:table-cell>
            </table:table-row>
            <table:table-row>
              <table:table-cell office:value-type="string"/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  <table:table-cell office:value-type="float" office:value="-9000">
                <text:p>-9000</text:p>
              </table:table-cell>
              <table:table-cell office:value-type="float" office:value="2.41329269703419">
                <text:p>2.41329269703419</text:p>
              </table:table-cell>
              <table:table-cell office:value-type="float" office:value="-9500">
                <text:p>-9500</text:p>
              </table:table-cell>
              <table:table-cell office:value-type="float" office:value="1.07568829597221">
                <text:p>1.07568829597221</text:p>
              </table:table-cell>
              <table:table-cell office:value-type="float" office:value="-10000">
                <text:p>-10000</text:p>
              </table:table-cell>
              <table:table-cell office:value-type="float" office:value="0.595951360841355">
                <text:p>0.595951360841355</text:p>
              </table:table-cell>
            </table:table-row>
            <table:table-row>
              <table:table-cell office:value-type="string"/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  <table:table-cell office:value-type="float" office:value="-9500">
                <text:p>-9500</text:p>
              </table:table-cell>
              <table:table-cell office:value-type="float" office:value="2.68884470675221">
                <text:p>2.68884470675221</text:p>
              </table:table-cell>
              <table:table-cell office:value-type="float" office:value="-10000">
                <text:p>-10000</text:p>
              </table:table-cell>
              <table:table-cell office:value-type="float" office:value="1.19189128620383">
                <text:p>1.19189128620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  <table:table-cell office:value-type="float" office:value="-10000">
                <text:p>-10000</text:p>
              </table:table-cell>
              <table:table-cell office:value-type="float" office:value="2.97928493035397">
                <text:p>2.97928493035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4" style:family="chart">
      <style:chart-properties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7" style:family="chart" style:data-style-name="N2">
      <style:chart-properties chart:display-label="true" chart:logarithmic="false" chart:interval-major="0.5" chart:reverse-direction="false" text:line-break="false" chart:link-data-style-to-source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draw:stroke-dash="Fine_20_Dashed" svg:stroke-width="0.229cm" svg:stroke-color="#579d1c" svg:stroke-opacity="45%" draw:fill-color="#579d1c" draw:opacity="45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_32__20_Dots_20_1_20_Dash" svg:stroke-width="0.051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one">
        <chart:symbol-image xlink:href="Pictures/2000000D000000FD000000FD47D2A0B4.svm" xlink:type="simple" xlink:actuate="onLoad"/>
      </style:chart-properties>
      <style:graphic-properties draw:stroke="dash" draw:stroke-dash="_32__20_Dots_20_1_20_Dash" svg:stroke-width="0.051cm" svg:stroke-color="#004586"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3.028cm" svg:height="16.339cm" chart:class="chart:scatter" chart:style-name="ch1">
        <chart:title svg:x="8.074cm" svg:y="0.326cm" chart:style-name="ch2">
          <text:p>Camera Far Range Again</text:p>
        </chart:title>
        <chart:legend chart:legend-position="bottom" svg:x="6.457cm" svg:y="15.341cm" chart:style-name="ch3"/>
        <chart:plot-area chart:style-name="ch4" table:cell-range-address="Sheet1.D157:Sheet1.D191 Sheet1.H157:Sheet1.H157 Sheet1.G157:Sheet1.G191 Sheet1.H193:Sheet1.H193 Sheet1.G193:Sheet1.G227 Sheet1.H6:Sheet1.H6 Sheet1.G6:Sheet1.G42" chart:data-source-has-labels="both" svg:x="0.719cm" svg:y="1.421cm" svg:width="21.389cm" svg:height="13.47cm">
          <chart:axis chart:dimension="x" chart:name="primary-x" chart:style-name="ch5">
            <chart:title svg:x="9.53cm" svg:y="14.247cm" chart:style-name="ch6">
              <text:p>Camera Z Values</text:p>
            </chart:title>
            <chart:categories/>
          </chart:axis>
          <chart:axis chart:dimension="y" chart:name="primary-y" chart:style-name="ch7">
            <chart:title svg:x="0.461cm" svg:y="9.166cm" chart:style-name="ch8">
              <text:p>Resolution</text:p>
            </chart:title>
            <chart:grid chart:style-name="ch9" chart:class="major"/>
          </chart:axis>
          <chart:series chart:style-name="ch10" chart:values-cell-range-address="Sheet1.G157:Sheet1.G191" chart:label-cell-address="Sheet1.H157:Sheet1.H157" chart:class="chart:scatter">
            <chart:domain table:cell-range-address="Sheet1.D157:Sheet1.D191"/>
            <chart:data-point chart:repeated="35"/>
          </chart:series>
          <chart:series chart:style-name="ch11" chart:values-cell-range-address="Sheet1.G193:Sheet1.G227" chart:label-cell-address="Sheet1.H193:Sheet1.H193" chart:class="chart:scatter">
            <chart:domain table:cell-range-address="Sheet1.D193:Sheet1.D227"/>
            <chart:data-point chart:repeated="35"/>
          </chart:series>
          <chart:series chart:style-name="ch12" chart:values-cell-range-address="Sheet1.G6:Sheet1.G42" chart:label-cell-address="Sheet1.H6:Sheet1.H6" chart:class="chart:scatter">
            <chart:domain table:cell-range-address="Sheet1.D6:Sheet1.D42"/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H157:Sheet1.H157">10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Sheet1.H193:Sheet1.H193">10:1,0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Sheet1.H6:Sheet1.H6">1:100,000 Rang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10">
                <text:p text:id="Sheet1.D157:Sheet1.D191">-10</text:p>
              </table:table-cell>
              <table:table-cell office:value-type="float" office:value="0.00000059598684210016">
                <text:p text:id="Sheet1.G157:Sheet1.G191">0.00000059598684210016</text:p>
              </table:table-cell>
              <table:table-cell office:value-type="float" office:value="-10">
                <text:p text:id="Sheet1.D193:Sheet1.D227">-10</text:p>
              </table:table-cell>
              <table:table-cell office:value-type="float" office:value="0.000000596040486300353">
                <text:p text:id="Sheet1.G193:Sheet1.G227">0.000000596040486300353</text:p>
              </table:table-cell>
              <table:table-cell office:value-type="float" office:value="-1">
                <text:p text:id="Sheet1.D6:Sheet1.D42">-1</text:p>
              </table:table-cell>
              <table:table-cell office:value-type="float" office:value="0.0000000596040486966487">
                <text:p text:id="Sheet1.G6:Sheet1.G42">0.0000000596040486966487</text:p>
              </table:table-cell>
            </table:table-row>
            <table:table-row>
              <table:table-cell office:value-type="string"/>
              <table:table-cell office:value-type="float" office:value="-50">
                <text:p>-50</text:p>
              </table:table-cell>
              <table:table-cell office:value-type="float" office:value="0.0000148996675122248">
                <text:p>0.0000148996675122248</text:p>
              </table:table-cell>
              <table:table-cell office:value-type="float" office:value="-50">
                <text:p>-50</text:p>
              </table:table-cell>
              <table:table-cell office:value-type="float" office:value="0.0000149010086403223">
                <text:p>0.0000149010086403223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</table:table-row>
            <table:table-row>
              <table:table-cell office:value-type="string"/>
              <table:table-cell office:value-type="float" office:value="-100">
                <text:p>-100</text:p>
              </table:table-cell>
              <table:table-cell office:value-type="float" office:value="0.0000595986523563852">
                <text:p>0.0000595986523563852</text:p>
              </table:table-cell>
              <table:table-cell office:value-type="float" office:value="-100">
                <text:p>-100</text:p>
              </table:table-cell>
              <table:table-cell office:value-type="float" office:value="0.0000596040166982448">
                <text:p>0.0000596040166982448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</table:table-row>
            <table:table-row>
              <table:table-cell office:value-type="string"/>
              <table:table-cell office:value-type="float" office:value="-200">
                <text:p>-200</text:p>
              </table:table-cell>
              <table:table-cell office:value-type="float" office:value="0.000238394467061198">
                <text:p>0.000238394467061198</text:p>
              </table:table-cell>
              <table:table-cell office:value-type="float" office:value="-200">
                <text:p>-200</text:p>
              </table:table-cell>
              <table:table-cell office:value-type="float" office:value="0.000238415924911806">
                <text:p>0.000238415924911806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</table:table-row>
            <table:table-row>
              <table:table-cell office:value-type="string"/>
              <table:table-cell office:value-type="float" office:value="-300">
                <text:p>-300</text:p>
              </table:table-cell>
              <table:table-cell office:value-type="float" office:value="0.000536387231420576">
                <text:p>0.000536387231420576</text:p>
              </table:table-cell>
              <table:table-cell office:value-type="float" office:value="-300">
                <text:p>-300</text:p>
              </table:table-cell>
              <table:table-cell office:value-type="float" office:value="0.000536435511662603">
                <text:p>0.000536435511662603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</table:table-row>
            <table:table-row>
              <table:table-cell office:value-type="string"/>
              <table:table-cell office:value-type="float" office:value="-400">
                <text:p>-400</text:p>
              </table:table-cell>
              <table:table-cell office:value-type="float" office:value="0.000953576732740657">
                <text:p>0.000953576732740657</text:p>
              </table:table-cell>
              <table:table-cell office:value-type="float" office:value="-400">
                <text:p>-400</text:p>
              </table:table-cell>
              <table:table-cell office:value-type="float" office:value="0.000953662563745183">
                <text:p>0.000953662563745183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</table:table-row>
            <table:table-row>
              <table:table-cell office:value-type="string"/>
              <table:table-cell office:value-type="float" office:value="-500">
                <text:p>-500</text:p>
              </table:table-cell>
              <table:table-cell office:value-type="float" office:value="0.00148996275510171">
                <text:p>0.00148996275510171</text:p>
              </table:table-cell>
              <table:table-cell office:value-type="float" office:value="-500">
                <text:p>-500</text:p>
              </table:table-cell>
              <table:table-cell office:value-type="float" office:value="0.00149009686913359">
                <text:p>0.00149009686913359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</table:table-row>
            <table:table-row>
              <table:table-cell office:value-type="string"/>
              <table:table-cell office:value-type="float" office:value="-600">
                <text:p>-600</text:p>
              </table:table-cell>
              <table:table-cell office:value-type="float" office:value="0.00214554509295795">
                <text:p>0.00214554509295795</text:p>
              </table:table-cell>
              <table:table-cell office:value-type="float" office:value="-600">
                <text:p>-600</text:p>
              </table:table-cell>
              <table:table-cell office:value-type="float" office:value="0.00214573820699115">
                <text:p>0.00214573820699115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</table:table-row>
            <table:table-row>
              <table:table-cell office:value-type="string"/>
              <table:table-cell office:value-type="float" office:value="-700">
                <text:p>-700</text:p>
              </table:table-cell>
              <table:table-cell office:value-type="float" office:value="0.00292032352206206">
                <text:p>0.00292032352206206</text:p>
              </table:table-cell>
              <table:table-cell office:value-type="float" office:value="-700">
                <text:p>-700</text:p>
              </table:table-cell>
              <table:table-cell office:value-type="float" office:value="0.00292058637501214">
                <text:p>0.00292058637501214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</table:table-row>
            <table:table-row>
              <table:table-cell office:value-type="string"/>
              <table:table-cell office:value-type="float" office:value="-800">
                <text:p>-800</text:p>
              </table:table-cell>
              <table:table-cell office:value-type="float" office:value="0.00381429783328713">
                <text:p>0.00381429783328713</text:p>
              </table:table-cell>
              <table:table-cell office:value-type="float" office:value="-800">
                <text:p>-800</text:p>
              </table:table-cell>
              <table:table-cell office:value-type="float" office:value="0.00381464115639574">
                <text:p>0.00381464115639574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</table:table-row>
            <table:table-row>
              <table:table-cell office:value-type="string"/>
              <table:table-cell office:value-type="float" office:value="-900">
                <text:p>-900</text:p>
              </table:table-cell>
              <table:table-cell office:value-type="float" office:value="0.00482746781676724">
                <text:p>0.00482746781676724</text:p>
              </table:table-cell>
              <table:table-cell office:value-type="float" office:value="-900">
                <text:p>-900</text:p>
              </table:table-cell>
              <table:table-cell office:value-type="float" office:value="0.00482790234173081">
                <text:p>0.0048279023417308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</table:table-row>
            <table:table-row>
              <table:table-cell office:value-type="string"/>
              <table:table-cell office:value-type="float" office:value="-1000">
                <text:p>-1000</text:p>
              </table:table-cell>
              <table:table-cell office:value-type="float" office:value="0.0059598332677524">
                <text:p>0.0059598332677524</text:p>
              </table:table-cell>
              <table:table-cell office:value-type="float" office:value="-1000">
                <text:p>-1000</text:p>
              </table:table-cell>
              <table:table-cell office:value-type="float" office:value="0.00596036969591296">
                <text:p>0.00596036969591296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</table:table-row>
            <table:table-row>
              <table:table-cell office:value-type="string"/>
              <table:table-cell office:value-type="float" office:value="-1200">
                <text:p>-1200</text:p>
              </table:table-cell>
              <table:table-cell office:value-type="float" office:value="0.00858214964796389">
                <text:p>0.00858214964796389</text:p>
              </table:table-cell>
              <table:table-cell office:value-type="float" office:value="-1200">
                <text:p>-1200</text:p>
              </table:table-cell>
              <table:table-cell office:value-type="float" office:value="0.00858292214456924">
                <text:p>0.00858292214456924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</table:table-row>
            <table:table-row>
              <table:table-cell office:value-type="string"/>
              <table:table-cell office:value-type="float" office:value="-1400">
                <text:p>-1400</text:p>
              </table:table-cell>
              <table:table-cell office:value-type="float" office:value="0.0116812453352395">
                <text:p>0.0116812453352395</text:p>
              </table:table-cell>
              <table:table-cell office:value-type="float" office:value="-1400">
                <text:p>-1400</text:p>
              </table:table-cell>
              <table:table-cell office:value-type="float" office:value="0.0116822967663666">
                <text:p>0.0116822967663666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</table:table-row>
            <table:table-row>
              <table:table-cell office:value-type="string"/>
              <table:table-cell office:value-type="float" office:value="-1600">
                <text:p>-1600</text:p>
              </table:table-cell>
              <table:table-cell office:value-type="float" office:value="0.0152571185703891">
                <text:p>0.0152571185703891</text:p>
              </table:table-cell>
              <table:table-cell office:value-type="float" office:value="-1600">
                <text:p>-1600</text:p>
              </table:table-cell>
              <table:table-cell office:value-type="float" office:value="0.0152584918687353">
                <text:p>0.0152584918687353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</table:table-row>
            <table:table-row>
              <table:table-cell office:value-type="string"/>
              <table:table-cell office:value-type="float" office:value="-1800">
                <text:p>-1800</text:p>
              </table:table-cell>
              <table:table-cell office:value-type="float" office:value="0.0193097676949492">
                <text:p>0.0193097676949492</text:p>
              </table:table-cell>
              <table:table-cell office:value-type="float" office:value="-1800">
                <text:p>-1800</text:p>
              </table:table-cell>
              <table:table-cell office:value-type="float" office:value="0.0193115057338673">
                <text:p>0.0193115057338673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</table:table-row>
            <table:table-row>
              <table:table-cell office:value-type="string"/>
              <table:table-cell office:value-type="float" office:value="-2000">
                <text:p>-2000</text:p>
              </table:table-cell>
              <table:table-cell office:value-type="float" office:value="0.0238391909645088">
                <text:p>0.0238391909645088</text:p>
              </table:table-cell>
              <table:table-cell office:value-type="float" office:value="-2000">
                <text:p>-2000</text:p>
              </table:table-cell>
              <table:table-cell office:value-type="float" office:value="0.0238413367037538">
                <text:p>0.0238413367037538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</table:table-row>
            <table:table-row>
              <table:table-cell office:value-type="string"/>
              <table:table-cell office:value-type="float" office:value="-2400">
                <text:p>-2400</text:p>
              </table:table-cell>
              <table:table-cell office:value-type="float" office:value="0.0343283531806264">
                <text:p>0.0343283531806264</text:p>
              </table:table-cell>
              <table:table-cell office:value-type="float" office:value="-2400">
                <text:p>-2400</text:p>
              </table:table-cell>
              <table:table-cell office:value-type="float" office:value="0.034331443013798">
                <text:p>0.03433144301379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</table:table-row>
            <table:table-row>
              <table:table-cell office:value-type="string"/>
              <table:table-cell office:value-type="float" office:value="-2800">
                <text:p>-2800</text:p>
              </table:table-cell>
              <table:table-cell office:value-type="float" office:value="0.0467245915556305">
                <text:p>0.0467245915556305</text:p>
              </table:table-cell>
              <table:table-cell office:value-type="float" office:value="-2800">
                <text:p>-2800</text:p>
              </table:table-cell>
              <table:table-cell office:value-type="float" office:value="0.0467287970850521">
                <text:p>0.0467287970850521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</table:table-row>
            <table:table-row>
              <table:table-cell office:value-type="string"/>
              <table:table-cell office:value-type="float" office:value="-3200">
                <text:p>-3200</text:p>
              </table:table-cell>
              <table:table-cell office:value-type="float" office:value="0.0610278924868908">
                <text:p>0.0610278924868908</text:p>
              </table:table-cell>
              <table:table-cell office:value-type="float" office:value="-3200">
                <text:p>-3200</text:p>
              </table:table-cell>
              <table:table-cell office:value-type="float" office:value="0.0610333854860983">
                <text:p>0.0610333854860983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</table:table-row>
            <table:table-row>
              <table:table-cell office:value-type="string"/>
              <table:table-cell office:value-type="float" office:value="-3600">
                <text:p>-3600</text:p>
              </table:table-cell>
              <table:table-cell office:value-type="float" office:value="0.0772382422478586">
                <text:p>0.0772382422478586</text:p>
              </table:table-cell>
              <table:table-cell office:value-type="float" office:value="-3600">
                <text:p>-3600</text:p>
              </table:table-cell>
              <table:table-cell office:value-type="float" office:value="0.0772451942352745">
                <text:p>0.0772451942352745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</table:table-row>
            <table:table-row>
              <table:table-cell office:value-type="string"/>
              <table:table-cell office:value-type="float" office:value="-4000">
                <text:p>-4000</text:p>
              </table:table-cell>
              <table:table-cell office:value-type="float" office:value="0.0953556273739196">
                <text:p>0.0953556273739196</text:p>
              </table:table-cell>
              <table:table-cell office:value-type="float" office:value="-4000">
                <text:p>-4000</text:p>
              </table:table-cell>
              <table:table-cell office:value-type="float" office:value="0.0953642101030709">
                <text:p>0.0953642101030709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</table:table-row>
            <table:table-row>
              <table:table-cell office:value-type="string"/>
              <table:table-cell office:value-type="float" office:value="-4400">
                <text:p>-4400</text:p>
              </table:table-cell>
              <table:table-cell office:value-type="float" office:value="0.115380034081682">
                <text:p>0.115380034081682</text:p>
              </table:table-cell>
              <table:table-cell office:value-type="float" office:value="-4400">
                <text:p>-4400</text:p>
              </table:table-cell>
              <table:table-cell office:value-type="float" office:value="0.115390419163305">
                <text:p>0.115390419163305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</table:table-row>
            <table:table-row>
              <table:table-cell office:value-type="string"/>
              <table:table-cell office:value-type="float" office:value="-4800">
                <text:p>-4800</text:p>
              </table:table-cell>
              <table:table-cell office:value-type="float" office:value="0.137311448803302">
                <text:p>0.137311448803302</text:p>
              </table:table-cell>
              <table:table-cell office:value-type="float" office:value="-4800">
                <text:p>-4800</text:p>
              </table:table-cell>
              <table:table-cell office:value-type="float" office:value="0.137323807714893">
                <text:p>0.137323807714893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</table:table-row>
            <table:table-row>
              <table:table-cell office:value-type="string"/>
              <table:table-cell office:value-type="float" office:value="-5200">
                <text:p>-5200</text:p>
              </table:table-cell>
              <table:table-cell office:value-type="float" office:value="0.161149857452983">
                <text:p>0.161149857452983</text:p>
              </table:table-cell>
              <table:table-cell office:value-type="float" office:value="-5200">
                <text:p>-5200</text:p>
              </table:table-cell>
              <table:table-cell office:value-type="float" office:value="0.161164362097225">
                <text:p>0.1611643620972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</table:table-row>
            <table:table-row>
              <table:table-cell office:value-type="string"/>
              <table:table-cell office:value-type="float" office:value="-5600">
                <text:p>-5600</text:p>
              </table:table-cell>
              <table:table-cell office:value-type="float" office:value="0.1868952472405">
                <text:p>0.1868952472405</text:p>
              </table:table-cell>
              <table:table-cell office:value-type="float" office:value="-5600">
                <text:p>-5600</text:p>
              </table:table-cell>
              <table:table-cell office:value-type="float" office:value="0.186912069068967">
                <text:p>0.186912069068967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</table:table-row>
            <table:table-row>
              <table:table-cell office:value-type="string"/>
              <table:table-cell office:value-type="float" office:value="-6000">
                <text:p>-6000</text:p>
              </table:table-cell>
              <table:table-cell office:value-type="float" office:value="0.214547604475229">
                <text:p>0.214547604475229</text:p>
              </table:table-cell>
              <table:table-cell office:value-type="float" office:value="-6000">
                <text:p>-6000</text:p>
              </table:table-cell>
              <table:table-cell office:value-type="float" office:value="0.21456691484218">
                <text:p>0.21456691484218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</table:table-row>
            <table:table-row>
              <table:table-cell office:value-type="string"/>
              <table:table-cell office:value-type="float" office:value="-6500">
                <text:p>-6500</text:p>
              </table:table-cell>
              <table:table-cell office:value-type="float" office:value="0.25179470175226">
                <text:p>0.25179470175226</text:p>
              </table:table-cell>
              <table:table-cell office:value-type="float" office:value="-6500">
                <text:p>-6500</text:p>
              </table:table-cell>
              <table:table-cell office:value-type="float" office:value="0.251817364907765">
                <text:p>0.251817364907765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</table:table-row>
            <table:table-row>
              <table:table-cell office:value-type="string"/>
              <table:table-cell office:value-type="float" office:value="-7000">
                <text:p>-7000</text:p>
              </table:table-cell>
              <table:table-cell office:value-type="float" office:value="0.292021387830573">
                <text:p>0.292021387830573</text:p>
              </table:table-cell>
              <table:table-cell office:value-type="float" office:value="-7000">
                <text:p>-7000</text:p>
              </table:table-cell>
              <table:table-cell office:value-type="float" office:value="0.292047671072396">
                <text:p>0.292047671072396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</table:table-row>
            <table:table-row>
              <table:table-cell office:value-type="string"/>
              <table:table-cell office:value-type="float" office:value="-7500">
                <text:p>-7500</text:p>
              </table:table-cell>
              <table:table-cell office:value-type="float" office:value="0.335227634684998">
                <text:p>0.335227634684998</text:p>
              </table:table-cell>
              <table:table-cell office:value-type="float" office:value="-7500">
                <text:p>-7500</text:p>
              </table:table-cell>
              <table:table-cell office:value-type="float" office:value="0.335257806920708">
                <text:p>0.335257806920708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</table:table-row>
            <table:table-row>
              <table:table-cell office:value-type="string"/>
              <table:table-cell office:value-type="float" office:value="-8000">
                <text:p>-8000</text:p>
              </table:table-cell>
              <table:table-cell office:value-type="float" office:value="0.38141341701612">
                <text:p>0.38141341701612</text:p>
              </table:table-cell>
              <table:table-cell office:value-type="float" office:value="-8000">
                <text:p>-8000</text:p>
              </table:table-cell>
              <table:table-cell office:value-type="float" office:value="0.381447746296544">
                <text:p>0.381447746296544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</table:table-row>
            <table:table-row>
              <table:table-cell office:value-type="string"/>
              <table:table-cell office:value-type="float" office:value="-8500">
                <text:p>-8500</text:p>
              </table:table-cell>
              <table:table-cell office:value-type="float" office:value="0.430578706896995">
                <text:p>0.430578706896995</text:p>
              </table:table-cell>
              <table:table-cell office:value-type="float" office:value="-8500">
                <text:p>-8500</text:p>
              </table:table-cell>
              <table:table-cell office:value-type="float" office:value="0.430617461206566">
                <text:p>0.430617461206566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</table:table-row>
            <table:table-row>
              <table:table-cell office:value-type="string"/>
              <table:table-cell office:value-type="float" office:value="-9000">
                <text:p>-9000</text:p>
              </table:table-cell>
              <table:table-cell office:value-type="float" office:value="0.482723478358821">
                <text:p>0.482723478358821</text:p>
              </table:table-cell>
              <table:table-cell office:value-type="float" office:value="-9000">
                <text:p>-9000</text:p>
              </table:table-cell>
              <table:table-cell office:value-type="float" office:value="0.482766925719261">
                <text:p>0.482766925719261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</table:table-row>
            <table:table-row>
              <table:table-cell office:value-type="string"/>
              <table:table-cell office:value-type="float" office:value="-9500">
                <text:p>-9500</text:p>
              </table:table-cell>
              <table:table-cell office:value-type="float" office:value="0.537847705469176">
                <text:p>0.537847705469176</text:p>
              </table:table-cell>
              <table:table-cell office:value-type="float" office:value="-9500">
                <text:p>-9500</text:p>
              </table:table-cell>
              <table:table-cell office:value-type="float" office:value="0.537896113992247">
                <text:p>0.537896113992247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</table:table-row>
            <table:table-row>
              <table:table-cell office:value-type="string"/>
              <table:table-cell office:value-type="float" office:value="-10000">
                <text:p>-10000</text:p>
              </table:table-cell>
              <table:table-cell office:value-type="float" office:value="0.595951360841355">
                <text:p>0.595951360841355</text:p>
              </table:table-cell>
              <table:table-cell office:value-type="float" office:value="-10000">
                <text:p>-10000</text:p>
              </table:table-cell>
              <table:table-cell office:value-type="float" office:value="0.596004998482385">
                <text:p>0.59600499848238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</office:styles>
</office:document-styles>
</file>